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2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71cm"/>
    </style:style>
    <style:style style:name="co6" style:family="table-column">
      <style:table-column-properties fo:break-before="auto" style:column-width="2.468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2.671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0.99pt solid #000000" fo:background-color="#99ccff" style:text-align-source="fix" style:repeat-content="false" fo:border-left="none" fo:border-right="none" fo:border-top="0.99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/>
    </style:style>
    <style:style style:name="ce13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 style:text-position=""/>
    </style:style>
    <style:style style:name="ce14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15" style:family="table-cell" style:parent-style-name="Default" style:data-style-name="N1">
      <style:table-cell-properties fo:border="0.06pt solid #000000"/>
      <style:text-properties style:text-position=""/>
    </style:style>
    <style:style style:name="ce16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/>
    </style:style>
    <style:style style:name="ce17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 style:text-position=""/>
    </style:style>
    <style:style style:name="ce18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 style:text-position="" fo:font-weight="bold" style:font-weight-asian="bold" style:font-weight-complex="bold"/>
    </style:style>
    <style:style style:name="ce19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/>
    </style:style>
    <style:style style:name="ce2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 style:text-position=""/>
    </style:style>
    <style:style style:name="ce21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 style:text-position="" fo:font-weight="bold" style:font-weight-asian="bold" style:font-weight-complex="bold"/>
    </style:style>
    <style:style style:name="ce22" style:family="table-cell" style:parent-style-name="Default">
      <style:table-cell-properties fo:border-bottom="0.99pt solid #000000" fo:background-color="#99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/>
    </style:style>
    <style:style style:name="ce23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cc6633" style:text-position=""/>
    </style:style>
    <style:style style:name="ce24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cc6633" style:text-position=""/>
    </style:style>
    <style:style style:name="ce25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cc6633" style:text-position=""/>
    </style:style>
    <style:style style:name="ce26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cc6633" style:text-position="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none"/>
    </style:style>
    <style:style style:name="ce28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style:text-position="" style:font-name="Liberation Sans1" style:font-name-asian="Liberation Sans1" style:font-name-complex="Liberation Sans1"/>
    </style:style>
    <style:style style:name="ce3" style:family="table-cell" style:parent-style-name="Default">
      <style:table-cell-properties fo:border-bottom="0.26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style:text-position="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text-position="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ff" style:text-position="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8000" style:text-position="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8000" style:text-position="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c6633" style:text-position="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cm"/>
      <style:text-properties style:text-position=""/>
    </style:style>
    <style:style style:name="ce38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 style:text-position=""/>
    </style:style>
    <style:style style:name="ce4" style:family="table-cell" style:parent-style-name="Default">
      <style:table-cell-properties fo:border-bottom="0.26pt solid #000000" fo:background-color="#ffffff" style:text-align-source="fix" style:repeat-content="false" fo:border-left="0.99pt solid #000000" fo:border-right="0.99pt solid #000000" fo:border-top="0.26pt solid #000000"/>
      <style:paragraph-properties fo:text-align="center" fo:margin-left="0cm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/>
    </style:style>
    <style:style style:name="ce41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 style:text-position=""/>
    </style:style>
    <style:style style:name="ce43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 fo:font-weight="bold" style:font-weight-asian="bold" style:font-weight-complex="bold"/>
    </style:style>
    <style:style style:name="ce44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 style:text-position="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46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none" fo:border-top="none"/>
      <style:paragraph-properties fo:text-align="center" fo:margin-left="0cm"/>
      <style:text-properties fo:color="#cc6633" style:text-position="" fo:font-weight="bold" style:font-weight-asian="bold" style:font-weight-complex="bold"/>
    </style:style>
    <style:style style:name="ce47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 style:text-position="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49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51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 fo:font-weight="bold" style:font-weight-asian="bold" style:font-weight-complex="bold"/>
    </style:style>
    <style:style style:name="ce52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none" fo:border-top="none"/>
      <style:paragraph-properties fo:text-align="center" fo:margin-left="0cm"/>
      <style:text-properties fo:color="#cc6633" style:text-position="" fo:font-weight="bold" style:font-weight-asian="bold" style:font-weight-complex="bold"/>
    </style:style>
    <style:style style:name="ce54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 style:text-position="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style:text-position=""/>
    </style:style>
    <style:style style:name="ce56" style:family="table-cell" style:parent-style-name="Default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/>
    </style:style>
    <style:style style:name="ce57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58" style:family="table-cell" style:parent-style-name="Default">
      <style:table-cell-properties fo:border-bottom="0.99pt solid #000000" fo:background-color="#ffffff" style:text-align-source="fix" style:repeat-content="false" fo:border-left="none" fo:border-right="none" fo:border-top="0.99pt solid #000000"/>
      <style:paragraph-properties fo:text-align="center" fo:margin-left="0cm"/>
      <style:text-properties style:text-position=""/>
    </style:style>
    <style:style style:name="ce59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/>
    </style:style>
    <style:style style:name="ce6" style:family="table-cell" style:parent-style-name="Default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/>
    </style:style>
    <style:style style:name="ce60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 style:text-position="" fo:font-weight="bold" style:font-weight-asian="bold" style:font-weight-complex="bold"/>
    </style:style>
    <style:style style:name="ce61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/>
    </style:style>
    <style:style style:name="ce62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 style:text-position="" fo:font-weight="bold" style:font-weight-asian="bold" style:font-weight-complex="bold"/>
    </style:style>
    <style:style style:name="ce63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/>
    </style:style>
    <style:style style:name="ce64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 style:text-position="" fo:font-weight="bold" style:font-weight-asian="bold" style:font-weight-complex="bold"/>
    </style:style>
    <style:style style:name="ce65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style:text-position=""/>
    </style:style>
    <style:style style:name="ce66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 style:text-position="" fo:font-weight="bold" style:font-weight-asian="bold" style:font-weight-complex="bold"/>
    </style:style>
    <style:style style:name="ce67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 style:text-position=""/>
    </style:style>
    <style:style style:name="ce68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style:text-position=""/>
    </style:style>
    <style:style style:name="ce69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style:text-position=""/>
    </style:style>
    <style:style style:name="ce70" style:family="table-cell" style:parent-style-name="Default">
      <style:table-cell-properties fo:border-bottom="0.26pt solid #000000" fo:background-color="#99ccff" style:text-align-source="fix" style:repeat-content="false" fo:border-left="none" fo:border-right="0.26pt solid #000000" fo:border-top="0.26pt solid #000000"/>
      <style:paragraph-properties fo:text-align="center" fo:margin-left="0cm"/>
      <style:text-properties fo:color="#ff0000" style:text-position=""/>
    </style:style>
    <style:style style:name="ce71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ff0000" style:text-position=""/>
    </style:style>
    <style:style style:name="ce72" style:family="table-cell" style:parent-style-name="Default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style:text-position=""/>
    </style:style>
    <style:style style:name="ce73" style:family="table-cell" style:parent-style-name="Default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cc6633" style:text-position="" fo:font-weight="bold" style:font-weight-asian="bold" style:font-weight-complex="bold"/>
    </style:style>
    <style:style style:name="ce74" style:family="table-cell" style:parent-style-name="Default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style:text-position=""/>
    </style:style>
    <style:style style:name="ce75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ff0000" style:text-position="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78" style:family="table-cell" style:parent-style-name="Default">
      <style:text-properties fo:color="#cc6633" style:text-position=""/>
    </style:style>
    <style:style style:name="ce79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none"/>
    </style:style>
    <style:style style:name="ce8" style:family="table-cell" style:parent-style-name="Default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style:text-position="" fo:font-weight="bold" style:font-weight-asian="bold" style:font-weight-complex="bold"/>
    </style:style>
    <style:style style:name="ce80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0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808000" style:text-position="" fo:font-weight="normal" style:font-weight-asian="normal" style:font-weight-complex="normal"/>
    </style:style>
    <style:style style:name="ce101" style:family="table-cell" style:parent-style-name="Default" style:data-style-name="N41">
      <style:text-properties style:text-position=""/>
    </style:style>
    <style:style style:name="ce102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none" fo:border-top="none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103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104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none" fo:border-top="none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105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106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107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108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109" style:family="table-cell" style:parent-style-name="Default">
      <style:text-properties style:text-position="" fo:font-weight="normal" style:font-weight-asian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99ccff"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81" style:family="table-cell" style:parent-style-name="Default" style:data-style-name="N41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82" style:family="table-cell" style:parent-style-name="Default" style:data-style-name="N41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style:text-position="" style:font-name="Liberation Sans1" fo:font-weight="normal" style:font-name-asian="Liberation Sans1" style:font-weight-asian="normal" style:font-name-complex="Liberation Sans1" style:font-weight-complex="normal"/>
    </style:style>
    <style:style style:name="ce83" style:family="table-cell" style:parent-style-name="Default" style:data-style-name="N41">
      <style:table-cell-properties fo:background-color="#99ccff" style:text-align-source="fix" style:repeat-content="false" fo:border="0.99pt solid #000000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84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 fo:font-weight="normal" style:font-weight-asian="normal" style:font-weight-complex="normal"/>
    </style:style>
    <style:style style:name="ce85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00ff" style:text-position="" fo:font-weight="normal" style:font-weight-asian="normal" style:font-weight-complex="normal"/>
    </style:style>
    <style:style style:name="ce86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 fo:font-weight="normal" style:font-weight-asian="normal" style:font-weight-complex="normal"/>
    </style:style>
    <style:style style:name="ce87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008000" style:text-position="" fo:font-weight="normal" style:font-weight-asian="normal" style:font-weight-complex="normal"/>
    </style:style>
    <style:style style:name="ce88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 fo:font-weight="normal" style:font-weight-asian="normal" style:font-weight-complex="normal"/>
    </style:style>
    <style:style style:name="ce89" style:family="table-cell" style:parent-style-name="Default" style:data-style-name="N41">
      <style:table-cell-properties fo:background-color="#99ccff" style:text-align-source="fix" style:repeat-content="false" fo:border="0.26pt solid #000000"/>
      <style:paragraph-properties fo:text-align="center" fo:margin-left="0cm"/>
      <style:text-properties fo:color="#808000" style:text-position="" fo:font-weight="normal" style:font-weight-asian="normal" style:font-weight-complex="normal"/>
    </style:style>
    <style:style style:name="ce90" style:family="table-cell" style:parent-style-name="Default" style:data-style-name="N41">
      <style:table-cell-properties fo:border-bottom="0.99pt solid #000000" fo:background-color="#99cc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91" style:family="table-cell" style:parent-style-name="Default" style:data-style-name="N41">
      <style:table-cell-properties fo:border-bottom="0.26pt solid #000000" fo:background-color="#99ccff" style:text-align-source="fix" style:repeat-content="false" fo:border-left="0.26pt solid #000000" fo:border-right="none" fo:border-top="0.26pt solid #000000"/>
      <style:paragraph-properties fo:text-align="center" fo:margin-left="0cm"/>
      <style:text-properties fo:color="#cc6633" style:text-position="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text-position="" style:text-underline-style="solid" style:text-underline-width="auto" style:text-underline-color="font-color"/>
    </style:style>
    <style:style style:name="ce93" style:family="table-cell" style:parent-style-name="Default" style:data-style-name="N41">
      <style:table-cell-properties fo:border-bottom="0.99pt solid #000000" fo:background-color="#ffff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94" style:family="table-cell" style:parent-style-name="Default" style:data-style-name="N41">
      <style:table-cell-properties fo:background-color="#ffffff" style:text-align-source="fix" style:repeat-content="false" fo:border="0.99pt solid #000000"/>
      <style:paragraph-properties fo:text-align="center" fo:margin-left="0cm"/>
      <style:text-properties fo:color="#ff0000" style:text-position="" fo:font-weight="normal" style:font-weight-asian="normal" style:font-weight-complex="normal"/>
    </style:style>
    <style:style style:name="ce95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00ff" style:text-position="" fo:font-weight="normal" style:font-weight-asian="normal" style:font-weight-complex="normal"/>
    </style:style>
    <style:style style:name="ce96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00ff" style:text-position="" fo:font-weight="normal" style:font-weight-asian="normal" style:font-weight-complex="normal"/>
    </style:style>
    <style:style style:name="ce97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008000" style:text-position="" fo:font-weight="normal" style:font-weight-asian="normal" style:font-weight-complex="normal"/>
    </style:style>
    <style:style style:name="ce98" style:family="table-cell" style:parent-style-name="Default" style:data-style-name="N41">
      <style:table-cell-properties fo:background-color="#ffffff" style:text-align-source="fix" style:repeat-content="false" fo:border="0.26pt solid #000000"/>
      <style:paragraph-properties fo:text-align="center" fo:margin-left="0cm"/>
      <style:text-properties fo:color="#008000" style:text-position="" fo:font-weight="normal" style:font-weight-asian="normal" style:font-weight-complex="normal"/>
    </style:style>
    <style:style style:name="ce99" style:family="table-cell" style:parent-style-name="Default" style:data-style-name="N41">
      <style:table-cell-properties fo:border-bottom="0.26pt solid #000000" fo:background-color="#ffffff" style:text-align-source="fix" style:repeat-content="false" fo:border-left="0.26pt solid #000000" fo:border-right="0.26pt solid #000000" fo:border-top="none"/>
      <style:paragraph-properties fo:text-align="center" fo:margin-left="0cm"/>
      <style:text-properties fo:color="#808000" style:text-position="" fo:font-weight="normal" style:font-weight-asian="normal" style:font-weight-complex="normal"/>
    </style:style>
    <style:style style:name="ce1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17" style:family="table-cell" style:parent-style-name="Default" style:data-style-name="N41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8" style:family="table-cell" style:parent-style-name="Default" style:data-style-name="N41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0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2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2" style:family="table-cell" style:parent-style-name="Default">
      <style:table-cell-properties style:diagonal-tl-br="0.26pt solid #000000" fo:border="0.26pt solid #000000" style:vertical-align="middle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diagonal-tl-br="none" style:text-align-source="fix" style:repeat-content="false" fo:border="0.2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4" style:family="table-cell" style:parent-style-name="Default">
      <style:table-cell-properties style:diagonal-tl-br="none" style:text-align-source="fix" style:repeat-content="false" fo:border="0.2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25" style:family="table-cell" style:parent-style-name="Default">
      <style:table-cell-properties style:diagonal-tl-br="none" style:text-align-source="fix" style:repeat-content="false" fo:border="0.26pt solid #000000"/>
      <style:paragraph-properties fo:text-align="center" fo:margin-left="0cm"/>
      <style:text-properties style:text-position=""/>
    </style:style>
    <style:style style:name="ce126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7" style:family="table-cell" style:parent-style-name="Default" style:data-style-name="N0">
      <style:text-properties style:text-position=""/>
    </style:style>
    <style:style style:name="ce128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30" style:family="table-cell" style:parent-style-name="Default" style:data-style-name="N110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</office:automatic-styles>
  <office:body>
    <office:spreadsheet>
      <table:table table:name="Distances" table:style-name="ta1">
        <table:table-column table:style-name="co1" table:default-cell-style-name="ce1"/>
        <table:table-column table:style-name="co2" table:number-columns-repeated="55" table:default-cell-style-name="Default"/>
        <table:table-row table:style-name="ro1">
          <table:table-cell table:number-columns-repeated="56"/>
        </table:table-row>
        <table:table-row table:style-name="ro2">
          <table:table-cell table:style-name="ce2" office:value-type="string">
            <text:p>Node ID</text:p>
          </table:table-cell>
          <table:table-cell table:style-name="ce5" office:value-type="string" table:number-columns-spanned="5" table:number-rows-spanned="1">
            <text:p>DEPOT</text:p>
          </table:table-cell>
          <table:covered-table-cell table:number-columns-repeated="3" table:style-name="ce11"/>
          <table:covered-table-cell table:style-name="ce22"/>
          <table:table-cell table:style-name="ce27" office:value-type="string" table:number-columns-spanned="5" table:number-rows-spanned="1">
            <text:p>stockMission_A[0]</text:p>
          </table:table-cell>
          <table:covered-table-cell table:number-columns-repeated="4" table:style-name="ce37"/>
          <table:table-cell table:style-name="ce5" office:value-type="string" table:number-columns-spanned="5" table:number-rows-spanned="1">
            <text:p>stockMission_A[1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2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3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4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5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6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7]</text:p>
          </table:table-cell>
          <table:covered-table-cell table:number-columns-repeated="4" table:style-name="ce37"/>
          <table:table-cell table:style-name="ce79" office:value-type="string" table:number-columns-spanned="5" table:number-rows-spanned="1">
            <text:p>stockMission_A[8]</text:p>
          </table:table-cell>
          <table:covered-table-cell table:number-columns-repeated="4" table:style-name="ce58"/>
          <table:table-cell table:style-name="ce80" office:value-type="string" table:number-columns-spanned="5" table:number-rows-spanned="1">
            <text:p>stockMission_A[9]</text:p>
          </table:table-cell>
          <table:covered-table-cell table:number-columns-repeated="3" table:style-name="ce11"/>
          <table:covered-table-cell table:style-name="ce22"/>
        </table:table-row>
        <table:table-row table:style-name="ro2">
          <table:table-cell table:style-name="ce3" office:value-type="string">
            <text:p>DEPOT</text:p>
          </table:table-cell>
          <table:table-cell table:style-name="ce6" office:value-type="string">
            <text:p>∞</text:p>
          </table:table-cell>
          <table:table-cell table:style-name="ce12" office:value-type="string">
            <text:p>∞</text:p>
          </table:table-cell>
          <table:table-cell table:style-name="ce16" office:value-type="string">
            <text:p>∞</text:p>
          </table:table-cell>
          <table:table-cell table:style-name="ce19" office:value-type="string">
            <text:p>∞</text:p>
          </table:table-cell>
          <table:table-cell table:style-name="ce23" office:value-type="string">
            <text:p>∞</text:p>
          </table:table-cell>
          <table:table-cell table:style-name="ce28" office:value-type="float" office:value="172.709394136433">
            <text:p>172,7093941364</text:p>
          </table:table-cell>
          <table:table-cell table:style-name="ce38" office:value-type="float" office:value="179.604382283692">
            <text:p>179,6043822837</text:p>
          </table:table-cell>
          <table:table-cell table:style-name="ce41" office:value-type="float" office:value="186.497510448137">
            <text:p>186,4975104481</text:p>
          </table:table-cell>
          <table:table-cell table:style-name="ce43" office:value-type="float" office:value="188.127277065884">
            <text:p>188,1272770659</text:p>
          </table:table-cell>
          <table:table-cell table:style-name="ce46" office:value-type="float" office:value="181.126049819665">
            <text:p>181,1260498197</text:p>
          </table:table-cell>
          <table:table-cell table:style-name="ce49" office:value-type="float" office:value="334.485655657198">
            <text:p>334,4856556572</text:p>
          </table:table-cell>
          <table:table-cell table:style-name="ce50" office:value-type="float" office:value="341.380643804457">
            <text:p>341,3806438045</text:p>
          </table:table-cell>
          <table:table-cell table:style-name="ce51" office:value-type="float" office:value="348.273771968901">
            <text:p>348,2737719689</text:p>
          </table:table-cell>
          <table:table-cell table:style-name="ce52" office:value-type="float" office:value="355.181105817963">
            <text:p>355,181105818</text:p>
          </table:table-cell>
          <table:table-cell table:style-name="ce53" office:value-type="float" office:value="362.074094707488">
            <text:p>362,0740947075</text:p>
          </table:table-cell>
          <table:table-cell table:style-name="ce56" office:value-type="float" office:value="328.351898961487">
            <text:p>328,3518989615</text:p>
          </table:table-cell>
          <table:table-cell table:style-name="ce59" office:value-type="float" office:value="335.246887108747">
            <text:p>335,2468871087</text:p>
          </table:table-cell>
          <table:table-cell table:style-name="ce61" office:value-type="float" office:value="342.140015273191">
            <text:p>342,1400152732</text:p>
          </table:table-cell>
          <table:table-cell table:style-name="ce63" office:value-type="float" office:value="349.047349122252">
            <text:p>349,0473491223</text:p>
          </table:table-cell>
          <table:table-cell table:style-name="ce65" office:value-type="float" office:value="355.940338011777">
            <text:p>355,9403380118</text:p>
          </table:table-cell>
          <table:table-cell table:style-name="ce68" office:value-type="float" office:value="296.87889999874">
            <text:p>296,8788999987</text:p>
          </table:table-cell>
          <table:table-cell table:style-name="ce12" office:value-type="float" office:value="289.882276372418">
            <text:p>289,8822763724</text:p>
          </table:table-cell>
          <table:table-cell table:style-name="ce16" office:value-type="float" office:value="282.881072651225">
            <text:p>282,8810726512</text:p>
          </table:table-cell>
          <table:table-cell table:style-name="ce19" office:value-type="float" office:value="275.885588078371">
            <text:p>275,8855880784</text:p>
          </table:table-cell>
          <table:table-cell table:style-name="ce72" office:value-type="float" office:value="268.884360832152">
            <text:p>268,8843608322</text:p>
          </table:table-cell>
          <table:table-cell table:style-name="ce74" office:value-type="float" office:value="531.147242579923">
            <text:p>531,1472425799</text:p>
          </table:table-cell>
          <table:table-cell table:style-name="ce59" office:value-type="float" office:value="524.150618953602">
            <text:p>524,1506189536</text:p>
          </table:table-cell>
          <table:table-cell table:style-name="ce61" office:value-type="float" office:value="517.149415232409">
            <text:p>517,1494152324</text:p>
          </table:table-cell>
          <table:table-cell table:style-name="ce63" office:value-type="float" office:value="510.153930659555">
            <text:p>510,1539306596</text:p>
          </table:table-cell>
          <table:table-cell table:style-name="ce65" office:value-type="float" office:value="503.152703413336">
            <text:p>503,1527034133</text:p>
          </table:table-cell>
          <table:table-cell table:style-name="ce68" office:value-type="float" office:value="274.060950628073">
            <text:p>274,0609506281</text:p>
          </table:table-cell>
          <table:table-cell table:style-name="ce12" office:value-type="float" office:value="280.955938775332">
            <text:p>280,9559387753</text:p>
          </table:table-cell>
          <table:table-cell table:style-name="ce16" office:value-type="float" office:value="287.849066939776">
            <text:p>287,8490669398</text:p>
          </table:table-cell>
          <table:table-cell table:style-name="ce19" office:value-type="float" office:value="294.756400788838">
            <text:p>294,7564007888</text:p>
          </table:table-cell>
          <table:table-cell table:style-name="ce72" office:value-type="float" office:value="301.649389678363">
            <text:p>301,6493896784</text:p>
          </table:table-cell>
          <table:table-cell table:style-name="ce56" office:value-type="float" office:value="351.88398715599">
            <text:p>351,883987156</text:p>
          </table:table-cell>
          <table:table-cell table:style-name="ce59" office:value-type="float" office:value="358.778975303249">
            <text:p>358,7789753032</text:p>
          </table:table-cell>
          <table:table-cell table:style-name="ce61" office:value-type="float" office:value="365.672103467694">
            <text:p>365,6721034677</text:p>
          </table:table-cell>
          <table:table-cell table:style-name="ce63" office:value-type="float" office:value="372.579437316755">
            <text:p>372,5794373168</text:p>
          </table:table-cell>
          <table:table-cell table:style-name="ce65" office:value-type="float" office:value="379.47242620628">
            <text:p>379,4724262063</text:p>
          </table:table-cell>
          <table:table-cell table:style-name="ce6" office:value-type="float" office:value="540.13983537886">
            <text:p>540,1398353789</text:p>
          </table:table-cell>
          <table:table-cell table:style-name="ce12" office:value-type="float" office:value="533.143211752539">
            <text:p>533,1432117525</text:p>
          </table:table-cell>
          <table:table-cell table:style-name="ce16" office:value-type="float" office:value="526.142008031346">
            <text:p>526,1420080313</text:p>
          </table:table-cell>
          <table:table-cell table:style-name="ce19" office:value-type="float" office:value="519.146523458492">
            <text:p>519,1465234585</text:p>
          </table:table-cell>
          <table:table-cell table:style-name="ce72" office:value-type="float" office:value="512.145296212273">
            <text:p>512,1452962123</text:p>
          </table:table-cell>
          <table:table-cell table:style-name="ce56" office:value-type="float" office:value="401.998223784356">
            <text:p>401,9982237844</text:p>
          </table:table-cell>
          <table:table-cell table:style-name="ce59" office:value-type="float" office:value="408.893211931615">
            <text:p>408,8932119316</text:p>
          </table:table-cell>
          <table:table-cell table:style-name="ce61" office:value-type="float" office:value="415.78634009606">
            <text:p>415,7863400961</text:p>
          </table:table-cell>
          <table:table-cell table:style-name="ce63" office:value-type="float" office:value="422.693673945121">
            <text:p>422,6936739451</text:p>
          </table:table-cell>
          <table:table-cell table:style-name="ce65" office:value-type="float" office:value="429.586662834646">
            <text:p>429,5866628346</text:p>
          </table:table-cell>
          <table:table-cell table:style-name="ce6" office:value-type="float" office:value="317.35439132561">
            <text:p>317,3543913256</text:p>
          </table:table-cell>
          <table:table-cell table:style-name="ce12" office:value-type="float" office:value="310.357767699289">
            <text:p>310,3577676993</text:p>
          </table:table-cell>
          <table:table-cell table:style-name="ce16" office:value-type="float" office:value="303.356563978096">
            <text:p>303,3565639781</text:p>
          </table:table-cell>
          <table:table-cell table:style-name="ce19" office:value-type="float" office:value="296.361079405242">
            <text:p>296,3610794052</text:p>
          </table:table-cell>
          <table:table-cell table:style-name="ce72" office:value-type="float" office:value="289.359852159023">
            <text:p>289,359852159</text:p>
          </table:table-cell>
        </table:table-row>
        <table:table-row table:style-name="ro2">
          <table:table-cell table:style-name="ce4" office:value-type="string">
            <text:p>stockMission_A[0]</text:p>
          </table:table-cell>
          <table:table-cell table:style-name="ce7" office:value-type="float" office:value="346.580305753273">
            <text:p>346,5803057533</text:p>
          </table:table-cell>
          <table:table-cell table:style-name="ce13" office:value-type="float" office:value="339.583682126951">
            <text:p>339,583682127</text:p>
          </table:table-cell>
          <table:table-cell table:style-name="ce17" office:value-type="float" office:value="332.582478405759">
            <text:p>332,5824784058</text:p>
          </table:table-cell>
          <table:table-cell table:style-name="ce20" office:value-type="float" office:value="325.586993832905">
            <text:p>325,5869938329</text:p>
          </table:table-cell>
          <table:table-cell table:style-name="ce24" office:value-type="float" office:value="318.585766586686">
            <text:p>318,5857665867</text:p>
          </table:table-cell>
          <table:table-cell table:style-name="ce29" office:value-type="string">
            <text:p>∞</text:p>
          </table:table-cell>
          <table:table-cell table:style-name="ce39" office:value-type="string">
            <text:p>∞</text:p>
          </table:table-cell>
          <table:table-cell table:style-name="ce42" office:value-type="string">
            <text:p>∞</text:p>
          </table:table-cell>
          <table:table-cell table:style-name="ce44" office:value-type="string">
            <text:p>∞</text:p>
          </table:table-cell>
          <table:table-cell table:style-name="ce47" office:value-type="string">
            <text:p>∞</text:p>
          </table:table-cell>
          <table:table-cell table:style-name="ce7" office:value-type="float" office:value="642.102868223325">
            <text:p>642,1028682233</text:p>
          </table:table-cell>
          <table:table-cell table:style-name="ce13" office:value-type="float" office:value="642.102868223325">
            <text:p>642,1028682233</text:p>
          </table:table-cell>
          <table:table-cell table:style-name="ce17" office:value-type="float" office:value="642.102868223325">
            <text:p>642,1028682233</text:p>
          </table:table-cell>
          <table:table-cell table:style-name="ce20" office:value-type="float" office:value="642.102868223325">
            <text:p>642,1028682233</text:p>
          </table:table-cell>
          <table:table-cell table:style-name="ce54" office:value-type="float" office:value="642.102868223325">
            <text:p>642,1028682233</text:p>
          </table:table-cell>
          <table:table-cell table:style-name="ce57" office:value-type="float" office:value="635.969111527614">
            <text:p>635,9691115276</text:p>
          </table:table-cell>
          <table:table-cell table:style-name="ce60" office:value-type="float" office:value="635.969111527614">
            <text:p>635,9691115276</text:p>
          </table:table-cell>
          <table:table-cell table:style-name="ce62" office:value-type="float" office:value="635.969111527614">
            <text:p>635,9691115276</text:p>
          </table:table-cell>
          <table:table-cell table:style-name="ce64" office:value-type="float" office:value="635.969111527614">
            <text:p>635,9691115276</text:p>
          </table:table-cell>
          <table:table-cell table:style-name="ce66" office:value-type="float" office:value="635.969111527614">
            <text:p>635,9691115276</text:p>
          </table:table-cell>
          <table:table-cell table:style-name="ce69" office:value-type="float" office:value="97.9105654956051">
            <text:p>97,9105654956</text:p>
          </table:table-cell>
          <table:table-cell table:style-name="ce14" office:value-type="float" office:value="97.9105654956051">
            <text:p>97,9105654956</text:p>
          </table:table-cell>
          <table:table-cell table:style-name="ce18" office:value-type="float" office:value="97.9105654956051">
            <text:p>97,9105654956</text:p>
          </table:table-cell>
          <table:table-cell table:style-name="ce21" office:value-type="float" office:value="97.9105654956051">
            <text:p>97,9105654956</text:p>
          </table:table-cell>
          <table:table-cell table:style-name="ce73" office:value-type="float" office:value="97.9105654956051">
            <text:p>97,9105654956</text:p>
          </table:table-cell>
          <table:table-cell table:style-name="ce75" office:value-type="float" office:value="184.963409015781">
            <text:p>184,9634090158</text:p>
          </table:table-cell>
          <table:table-cell table:style-name="ce60" office:value-type="float" office:value="184.963409015781">
            <text:p>184,9634090158</text:p>
          </table:table-cell>
          <table:table-cell table:style-name="ce62" office:value-type="float" office:value="184.963409015781">
            <text:p>184,9634090158</text:p>
          </table:table-cell>
          <table:table-cell table:style-name="ce64" office:value-type="float" office:value="184.963409015781">
            <text:p>184,9634090158</text:p>
          </table:table-cell>
          <table:table-cell table:style-name="ce66" office:value-type="float" office:value="184.963409015781">
            <text:p>184,9634090158</text:p>
          </table:table-cell>
          <table:table-cell table:style-name="ce69" office:value-type="float" office:value="574.5505262001">
            <text:p>574,5505262001</text:p>
          </table:table-cell>
          <table:table-cell table:style-name="ce14" office:value-type="float" office:value="574.5505262001">
            <text:p>574,5505262001</text:p>
          </table:table-cell>
          <table:table-cell table:style-name="ce18" office:value-type="float" office:value="574.5505262001">
            <text:p>574,5505262001</text:p>
          </table:table-cell>
          <table:table-cell table:style-name="ce21" office:value-type="float" office:value="574.5505262001">
            <text:p>574,5505262001</text:p>
          </table:table-cell>
          <table:table-cell table:style-name="ce73" office:value-type="float" office:value="574.5505262001">
            <text:p>574,5505262001</text:p>
          </table:table-cell>
          <table:table-cell table:style-name="ce57" office:value-type="float" office:value="399.133506597407">
            <text:p>399,1335065974</text:p>
          </table:table-cell>
          <table:table-cell table:style-name="ce60" office:value-type="float" office:value="399.133506597407">
            <text:p>399,1335065974</text:p>
          </table:table-cell>
          <table:table-cell table:style-name="ce62" office:value-type="float" office:value="399.133506597407">
            <text:p>399,1335065974</text:p>
          </table:table-cell>
          <table:table-cell table:style-name="ce64" office:value-type="float" office:value="399.133506597407">
            <text:p>399,1335065974</text:p>
          </table:table-cell>
          <table:table-cell table:style-name="ce66" office:value-type="float" office:value="399.133506597407">
            <text:p>399,1335065974</text:p>
          </table:table-cell>
          <table:table-cell table:style-name="ce8" office:value-type="float" office:value="193.956001814718">
            <text:p>193,9560018147</text:p>
          </table:table-cell>
          <table:table-cell table:style-name="ce14" office:value-type="float" office:value="193.956001814718">
            <text:p>193,9560018147</text:p>
          </table:table-cell>
          <table:table-cell table:style-name="ce18" office:value-type="float" office:value="193.956001814718">
            <text:p>193,9560018147</text:p>
          </table:table-cell>
          <table:table-cell table:style-name="ce21" office:value-type="float" office:value="193.956001814718">
            <text:p>193,9560018147</text:p>
          </table:table-cell>
          <table:table-cell table:style-name="ce73" office:value-type="float" office:value="193.956001814718">
            <text:p>193,9560018147</text:p>
          </table:table-cell>
          <table:table-cell table:style-name="ce57" office:value-type="float" office:value="709.615436350483">
            <text:p>709,6154363505</text:p>
          </table:table-cell>
          <table:table-cell table:style-name="ce60" office:value-type="float" office:value="709.615436350483">
            <text:p>709,6154363505</text:p>
          </table:table-cell>
          <table:table-cell table:style-name="ce62" office:value-type="float" office:value="709.615436350483">
            <text:p>709,6154363505</text:p>
          </table:table-cell>
          <table:table-cell table:style-name="ce64" office:value-type="float" office:value="709.615436350483">
            <text:p>709,6154363505</text:p>
          </table:table-cell>
          <table:table-cell table:style-name="ce66" office:value-type="float" office:value="709.615436350483">
            <text:p>709,6154363505</text:p>
          </table:table-cell>
          <table:table-cell table:style-name="ce8" office:value-type="float" office:value="139.24253539944">
            <text:p>139,2425353994</text:p>
          </table:table-cell>
          <table:table-cell table:style-name="ce14" office:value-type="float" office:value="139.24253539944">
            <text:p>139,2425353994</text:p>
          </table:table-cell>
          <table:table-cell table:style-name="ce18" office:value-type="float" office:value="139.24253539944">
            <text:p>139,2425353994</text:p>
          </table:table-cell>
          <table:table-cell table:style-name="ce21" office:value-type="float" office:value="139.24253539944">
            <text:p>139,2425353994</text:p>
          </table:table-cell>
          <table:table-cell table:style-name="ce73" office:value-type="float" office:value="139.24253539944">
            <text:p>139,2425353994</text:p>
          </table:table-cell>
        </table:table-row>
        <table:table-row table:style-name="ro2">
          <table:table-cell table:style-name="ce4" office:value-type="string">
            <text:p>stockMission_A[1]</text:p>
          </table:table-cell>
          <table:table-cell table:style-name="ce7" office:value-type="float" office:value="344.413901427495">
            <text:p>344,4139014275</text:p>
          </table:table-cell>
          <table:table-cell table:style-name="ce13" office:value-type="float" office:value="351.308889574755">
            <text:p>351,3088895748</text:p>
          </table:table-cell>
          <table:table-cell table:style-name="ce17" office:value-type="float" office:value="358.202017739199">
            <text:p>358,2020177392</text:p>
          </table:table-cell>
          <table:table-cell table:style-name="ce20" office:value-type="float" office:value="365.109351588261">
            <text:p>365,1093515883</text:p>
          </table:table-cell>
          <table:table-cell table:style-name="ce24" office:value-type="float" office:value="372.002340477785">
            <text:p>372,0023404778</text:p>
          </table:table-cell>
          <table:table-cell table:style-name="ce30" office:value-type="float" office:value="317.16588171657">
            <text:p>317,1658817166</text:p>
          </table:table-cell>
          <table:table-cell table:style-name="ce39" office:value-type="float" office:value="317.16588171657">
            <text:p>317,1658817166</text:p>
          </table:table-cell>
          <table:table-cell table:style-name="ce42" office:value-type="float" office:value="317.16588171657">
            <text:p>317,1658817166</text:p>
          </table:table-cell>
          <table:table-cell table:style-name="ce44" office:value-type="float" office:value="317.16588171657">
            <text:p>317,1658817166</text:p>
          </table:table-cell>
          <table:table-cell table:style-name="ce47" office:value-type="float" office:value="317.16588171657">
            <text:p>317,1658817166</text:p>
          </table:table-cell>
          <table:table-cell table:style-name="ce7" office:value-type="string">
            <text:p>∞</text:p>
          </table:table-cell>
          <table:table-cell table:style-name="ce13" office:value-type="string">
            <text:p>∞</text:p>
          </table:table-cell>
          <table:table-cell table:style-name="ce17" office:value-type="string">
            <text:p>∞</text:p>
          </table:table-cell>
          <table:table-cell table:style-name="ce20" office:value-type="string">
            <text:p>∞</text:p>
          </table:table-cell>
          <table:table-cell table:style-name="ce54" office:value-type="string">
            <text:p>∞</text:p>
          </table:table-cell>
          <table:table-cell table:style-name="ce57" office:value-type="float" office:value="406.615172429488">
            <text:p>406,6151724295</text:p>
          </table:table-cell>
          <table:table-cell table:style-name="ce60" office:value-type="float" office:value="406.615172429488">
            <text:p>406,6151724295</text:p>
          </table:table-cell>
          <table:table-cell table:style-name="ce62" office:value-type="float" office:value="406.615172429488">
            <text:p>406,6151724295</text:p>
          </table:table-cell>
          <table:table-cell table:style-name="ce64" office:value-type="float" office:value="406.615172429488">
            <text:p>406,6151724295</text:p>
          </table:table-cell>
          <table:table-cell table:style-name="ce66" office:value-type="float" office:value="406.615172429488">
            <text:p>406,6151724295</text:p>
          </table:table-cell>
          <table:table-cell table:style-name="ce69" office:value-type="float" office:value="471.395486541795">
            <text:p>471,3954865418</text:p>
          </table:table-cell>
          <table:table-cell table:style-name="ce14" office:value-type="float" office:value="471.395486541795">
            <text:p>471,3954865418</text:p>
          </table:table-cell>
          <table:table-cell table:style-name="ce18" office:value-type="float" office:value="471.395486541795">
            <text:p>471,3954865418</text:p>
          </table:table-cell>
          <table:table-cell table:style-name="ce21" office:value-type="float" office:value="471.395486541795">
            <text:p>471,3954865418</text:p>
          </table:table-cell>
          <table:table-cell table:style-name="ce73" office:value-type="float" office:value="471.395486541795">
            <text:p>471,3954865418</text:p>
          </table:table-cell>
          <table:table-cell table:style-name="ce75" office:value-type="float" office:value="623.171245733544">
            <text:p>623,1712457335</text:p>
          </table:table-cell>
          <table:table-cell table:style-name="ce60" office:value-type="float" office:value="623.171245733544">
            <text:p>623,1712457335</text:p>
          </table:table-cell>
          <table:table-cell table:style-name="ce62" office:value-type="float" office:value="623.171245733544">
            <text:p>623,1712457335</text:p>
          </table:table-cell>
          <table:table-cell table:style-name="ce64" office:value-type="float" office:value="623.171245733544">
            <text:p>623,1712457335</text:p>
          </table:table-cell>
          <table:table-cell table:style-name="ce66" office:value-type="float" office:value="623.171245733544">
            <text:p>623,1712457335</text:p>
          </table:table-cell>
          <table:table-cell table:style-name="ce69" office:value-type="float" office:value="181.134030204149">
            <text:p>181,1340302041</text:p>
          </table:table-cell>
          <table:table-cell table:style-name="ce14" office:value-type="float" office:value="181.134030204149">
            <text:p>181,1340302041</text:p>
          </table:table-cell>
          <table:table-cell table:style-name="ce18" office:value-type="float" office:value="181.134030204149">
            <text:p>181,1340302041</text:p>
          </table:table-cell>
          <table:table-cell table:style-name="ce21" office:value-type="float" office:value="181.134030204149">
            <text:p>181,1340302041</text:p>
          </table:table-cell>
          <table:table-cell table:style-name="ce73" office:value-type="float" office:value="181.134030204149">
            <text:p>181,1340302041</text:p>
          </table:table-cell>
          <table:table-cell table:style-name="ce57" office:value-type="float" office:value="132.427125015407">
            <text:p>132,4271250154</text:p>
          </table:table-cell>
          <table:table-cell table:style-name="ce60" office:value-type="float" office:value="132.427125015407">
            <text:p>132,4271250154</text:p>
          </table:table-cell>
          <table:table-cell table:style-name="ce62" office:value-type="float" office:value="132.427125015407">
            <text:p>132,4271250154</text:p>
          </table:table-cell>
          <table:table-cell table:style-name="ce64" office:value-type="float" office:value="132.427125015407">
            <text:p>132,4271250154</text:p>
          </table:table-cell>
          <table:table-cell table:style-name="ce66" office:value-type="float" office:value="132.427125015407">
            <text:p>132,4271250154</text:p>
          </table:table-cell>
          <table:table-cell table:style-name="ce8" office:value-type="float" office:value="632.163838532481">
            <text:p>632,1638385325</text:p>
          </table:table-cell>
          <table:table-cell table:style-name="ce14" office:value-type="float" office:value="632.163838532481">
            <text:p>632,1638385325</text:p>
          </table:table-cell>
          <table:table-cell table:style-name="ce18" office:value-type="float" office:value="632.163838532481">
            <text:p>632,1638385325</text:p>
          </table:table-cell>
          <table:table-cell table:style-name="ce21" office:value-type="float" office:value="632.163838532481">
            <text:p>632,1638385325</text:p>
          </table:table-cell>
          <table:table-cell table:style-name="ce73" office:value-type="float" office:value="632.163838532481">
            <text:p>632,1638385325</text:p>
          </table:table-cell>
          <table:table-cell table:style-name="ce57" office:value-type="float" office:value="480.261497252357">
            <text:p>480,2614972524</text:p>
          </table:table-cell>
          <table:table-cell table:style-name="ce60" office:value-type="float" office:value="480.261497252357">
            <text:p>480,2614972524</text:p>
          </table:table-cell>
          <table:table-cell table:style-name="ce62" office:value-type="float" office:value="480.261497252357">
            <text:p>480,2614972524</text:p>
          </table:table-cell>
          <table:table-cell table:style-name="ce64" office:value-type="float" office:value="480.261497252357">
            <text:p>480,2614972524</text:p>
          </table:table-cell>
          <table:table-cell table:style-name="ce66" office:value-type="float" office:value="480.261497252357">
            <text:p>480,2614972524</text:p>
          </table:table-cell>
          <table:table-cell table:style-name="ce8" office:value-type="float" office:value="377.989053820006">
            <text:p>377,98905382</text:p>
          </table:table-cell>
          <table:table-cell table:style-name="ce14" office:value-type="float" office:value="377.989053820006">
            <text:p>377,98905382</text:p>
          </table:table-cell>
          <table:table-cell table:style-name="ce18" office:value-type="float" office:value="377.989053820006">
            <text:p>377,98905382</text:p>
          </table:table-cell>
          <table:table-cell table:style-name="ce21" office:value-type="float" office:value="377.989053820006">
            <text:p>377,98905382</text:p>
          </table:table-cell>
          <table:table-cell table:style-name="ce73" office:value-type="float" office:value="377.989053820006">
            <text:p>377,98905382</text:p>
          </table:table-cell>
        </table:table-row>
        <table:table-row table:style-name="ro2">
          <table:table-cell table:style-name="ce4" office:value-type="string">
            <text:p>stockMission_A[2]</text:p>
          </table:table-cell>
          <table:table-cell table:style-name="ce7" office:value-type="float" office:value="347.713634908055">
            <text:p>347,7136349081</text:p>
          </table:table-cell>
          <table:table-cell table:style-name="ce13" office:value-type="float" office:value="354.608623055314">
            <text:p>354,6086230553</text:p>
          </table:table-cell>
          <table:table-cell table:style-name="ce17" office:value-type="float" office:value="361.501751219759">
            <text:p>361,5017512198</text:p>
          </table:table-cell>
          <table:table-cell table:style-name="ce20" office:value-type="float" office:value="368.40908506882">
            <text:p>368,4090850688</text:p>
          </table:table-cell>
          <table:table-cell table:style-name="ce24" office:value-type="float" office:value="375.302073958345">
            <text:p>375,3020739583</text:p>
          </table:table-cell>
          <table:table-cell table:style-name="ce30" office:value-type="float" office:value="398.635466279525">
            <text:p>398,6354662795</text:p>
          </table:table-cell>
          <table:table-cell table:style-name="ce39" office:value-type="float" office:value="398.635466279525">
            <text:p>398,6354662795</text:p>
          </table:table-cell>
          <table:table-cell table:style-name="ce42" office:value-type="float" office:value="398.635466279525">
            <text:p>398,6354662795</text:p>
          </table:table-cell>
          <table:table-cell table:style-name="ce44" office:value-type="float" office:value="398.635466279525">
            <text:p>398,6354662795</text:p>
          </table:table-cell>
          <table:table-cell table:style-name="ce47" office:value-type="float" office:value="398.635466279525">
            <text:p>398,6354662795</text:p>
          </table:table-cell>
          <table:table-cell table:style-name="ce7" office:value-type="float" office:value="399.441438857015">
            <text:p>399,441438857</text:p>
          </table:table-cell>
          <table:table-cell table:style-name="ce13" office:value-type="float" office:value="399.441438857015">
            <text:p>399,441438857</text:p>
          </table:table-cell>
          <table:table-cell table:style-name="ce17" office:value-type="float" office:value="399.441438857015">
            <text:p>399,441438857</text:p>
          </table:table-cell>
          <table:table-cell table:style-name="ce20" office:value-type="float" office:value="399.441438857015">
            <text:p>399,441438857</text:p>
          </table:table-cell>
          <table:table-cell table:style-name="ce54" office:value-type="float" office:value="399.441438857015">
            <text:p>399,441438857</text:p>
          </table:table-cell>
          <table:table-cell table:style-name="ce30" office:value-type="string">
            <text:p>∞</text:p>
          </table:table-cell>
          <table:table-cell table:style-name="ce39" office:value-type="string">
            <text:p>∞</text:p>
          </table:table-cell>
          <table:table-cell table:style-name="ce42" office:value-type="string">
            <text:p>∞</text:p>
          </table:table-cell>
          <table:table-cell table:style-name="ce44" office:value-type="string">
            <text:p>∞</text:p>
          </table:table-cell>
          <table:table-cell table:style-name="ce67" office:value-type="string">
            <text:p>∞</text:p>
          </table:table-cell>
          <table:table-cell table:style-name="ce70" office:value-type="float" office:value="612.167233547551">
            <text:p>612,1672335476</text:p>
          </table:table-cell>
          <table:table-cell table:style-name="ce13" office:value-type="float" office:value="612.167233547551">
            <text:p>612,1672335476</text:p>
          </table:table-cell>
          <table:table-cell table:style-name="ce17" office:value-type="float" office:value="612.167233547551">
            <text:p>612,1672335476</text:p>
          </table:table-cell>
          <table:table-cell table:style-name="ce20" office:value-type="float" office:value="612.167233547551">
            <text:p>612,1672335476</text:p>
          </table:table-cell>
          <table:table-cell table:style-name="ce54" office:value-type="float" office:value="612.167233547551">
            <text:p>612,1672335476</text:p>
          </table:table-cell>
          <table:table-cell table:style-name="ce76" office:value-type="float" office:value="789.808684988678">
            <text:p>789,8086849887</text:p>
          </table:table-cell>
          <table:table-cell table:style-name="ce39" office:value-type="float" office:value="789.808684988678">
            <text:p>789,8086849887</text:p>
          </table:table-cell>
          <table:table-cell table:style-name="ce42" office:value-type="float" office:value="789.808684988678">
            <text:p>789,8086849887</text:p>
          </table:table-cell>
          <table:table-cell table:style-name="ce44" office:value-type="float" office:value="789.808684988678">
            <text:p>789,8086849887</text:p>
          </table:table-cell>
          <table:table-cell table:style-name="ce67" office:value-type="float" office:value="789.808684988678">
            <text:p>789,8086849887</text:p>
          </table:table-cell>
          <table:table-cell table:style-name="ce69" office:value-type="float" office:value="103.993344078511">
            <text:p>103,9933440785</text:p>
          </table:table-cell>
          <table:table-cell table:style-name="ce14" office:value-type="float" office:value="103.993344078511">
            <text:p>103,9933440785</text:p>
          </table:table-cell>
          <table:table-cell table:style-name="ce18" office:value-type="float" office:value="103.993344078511">
            <text:p>103,9933440785</text:p>
          </table:table-cell>
          <table:table-cell table:style-name="ce21" office:value-type="float" office:value="103.993344078511">
            <text:p>103,9933440785</text:p>
          </table:table-cell>
          <table:table-cell table:style-name="ce73" office:value-type="float" office:value="103.993344078511">
            <text:p>103,9933440785</text:p>
          </table:table-cell>
          <table:table-cell table:style-name="ce57" office:value-type="float" office:value="296.049760147121">
            <text:p>296,0497601471</text:p>
          </table:table-cell>
          <table:table-cell table:style-name="ce60" office:value-type="float" office:value="296.049760147121">
            <text:p>296,0497601471</text:p>
          </table:table-cell>
          <table:table-cell table:style-name="ce62" office:value-type="float" office:value="296.049760147121">
            <text:p>296,0497601471</text:p>
          </table:table-cell>
          <table:table-cell table:style-name="ce64" office:value-type="float" office:value="296.049760147121">
            <text:p>296,0497601471</text:p>
          </table:table-cell>
          <table:table-cell table:style-name="ce66" office:value-type="float" office:value="296.049760147121">
            <text:p>296,0497601471</text:p>
          </table:table-cell>
          <table:table-cell table:style-name="ce8" office:value-type="float" office:value="798.801277787616">
            <text:p>798,8012777876</text:p>
          </table:table-cell>
          <table:table-cell table:style-name="ce14" office:value-type="float" office:value="798.801277787616">
            <text:p>798,8012777876</text:p>
          </table:table-cell>
          <table:table-cell table:style-name="ce18" office:value-type="float" office:value="798.801277787616">
            <text:p>798,8012777876</text:p>
          </table:table-cell>
          <table:table-cell table:style-name="ce21" office:value-type="float" office:value="798.801277787616">
            <text:p>798,8012777876</text:p>
          </table:table-cell>
          <table:table-cell table:style-name="ce73" office:value-type="float" office:value="798.801277787616">
            <text:p>798,8012777876</text:p>
          </table:table-cell>
          <table:table-cell table:style-name="ce57" office:value-type="float" office:value="466.954006984174">
            <text:p>466,9540069842</text:p>
          </table:table-cell>
          <table:table-cell table:style-name="ce60" office:value-type="float" office:value="466.954006984174">
            <text:p>466,9540069842</text:p>
          </table:table-cell>
          <table:table-cell table:style-name="ce62" office:value-type="float" office:value="466.954006984174">
            <text:p>466,9540069842</text:p>
          </table:table-cell>
          <table:table-cell table:style-name="ce64" office:value-type="float" office:value="466.954006984174">
            <text:p>466,9540069842</text:p>
          </table:table-cell>
          <table:table-cell table:style-name="ce66" office:value-type="float" office:value="466.954006984174">
            <text:p>466,9540069842</text:p>
          </table:table-cell>
          <table:table-cell table:style-name="ce8" office:value-type="float" office:value="544.626493075141">
            <text:p>544,6264930751</text:p>
          </table:table-cell>
          <table:table-cell table:style-name="ce14" office:value-type="float" office:value="544.626493075141">
            <text:p>544,6264930751</text:p>
          </table:table-cell>
          <table:table-cell table:style-name="ce18" office:value-type="float" office:value="544.626493075141">
            <text:p>544,6264930751</text:p>
          </table:table-cell>
          <table:table-cell table:style-name="ce21" office:value-type="float" office:value="544.626493075141">
            <text:p>544,6264930751</text:p>
          </table:table-cell>
          <table:table-cell table:style-name="ce73" office:value-type="float" office:value="544.626493075141">
            <text:p>544,6264930751</text:p>
          </table:table-cell>
        </table:table-row>
        <table:table-row table:style-name="ro2">
          <table:table-cell table:style-name="ce4" office:value-type="string">
            <text:p>stockMission_A[3]</text:p>
          </table:table-cell>
          <table:table-cell table:style-name="ce7" office:value-type="float" office:value="462.53486811523">
            <text:p>462,5348681152</text:p>
          </table:table-cell>
          <table:table-cell table:style-name="ce13" office:value-type="float" office:value="455.538244488909">
            <text:p>455,5382444889</text:p>
          </table:table-cell>
          <table:table-cell table:style-name="ce17" office:value-type="float" office:value="448.537040767716">
            <text:p>448,5370407677</text:p>
          </table:table-cell>
          <table:table-cell table:style-name="ce20" office:value-type="float" office:value="441.541556194862">
            <text:p>441,5415561949</text:p>
          </table:table-cell>
          <table:table-cell table:style-name="ce24" office:value-type="float" office:value="434.540328948643">
            <text:p>434,5403289486</text:p>
          </table:table-cell>
          <table:table-cell table:style-name="ce30" office:value-type="float" office:value="463.204261411287">
            <text:p>463,2042614113</text:p>
          </table:table-cell>
          <table:table-cell table:style-name="ce39" office:value-type="float" office:value="463.204261411287">
            <text:p>463,2042614113</text:p>
          </table:table-cell>
          <table:table-cell table:style-name="ce42" office:value-type="float" office:value="463.204261411287">
            <text:p>463,2042614113</text:p>
          </table:table-cell>
          <table:table-cell table:style-name="ce44" office:value-type="float" office:value="463.204261411287">
            <text:p>463,2042614113</text:p>
          </table:table-cell>
          <table:table-cell table:style-name="ce47" office:value-type="float" office:value="463.204261411287">
            <text:p>463,2042614113</text:p>
          </table:table-cell>
          <table:table-cell table:style-name="ce7" office:value-type="float" office:value="764.595222413184">
            <text:p>764,5952224132</text:p>
          </table:table-cell>
          <table:table-cell table:style-name="ce13" office:value-type="float" office:value="764.595222413184">
            <text:p>764,5952224132</text:p>
          </table:table-cell>
          <table:table-cell table:style-name="ce17" office:value-type="float" office:value="764.595222413184">
            <text:p>764,5952224132</text:p>
          </table:table-cell>
          <table:table-cell table:style-name="ce20" office:value-type="float" office:value="764.595222413184">
            <text:p>764,5952224132</text:p>
          </table:table-cell>
          <table:table-cell table:style-name="ce54" office:value-type="float" office:value="764.595222413184">
            <text:p>764,5952224132</text:p>
          </table:table-cell>
          <table:table-cell table:style-name="ce30" office:value-type="float" office:value="758.461465717474">
            <text:p>758,4614657175</text:p>
          </table:table-cell>
          <table:table-cell table:style-name="ce39" office:value-type="float" office:value="758.461465717474">
            <text:p>758,4614657175</text:p>
          </table:table-cell>
          <table:table-cell table:style-name="ce42" office:value-type="float" office:value="758.461465717474">
            <text:p>758,4614657175</text:p>
          </table:table-cell>
          <table:table-cell table:style-name="ce44" office:value-type="float" office:value="758.461465717474">
            <text:p>758,4614657175</text:p>
          </table:table-cell>
          <table:table-cell table:style-name="ce67" office:value-type="float" office:value="758.461465717474">
            <text:p>758,4614657175</text:p>
          </table:table-cell>
          <table:table-cell table:style-name="ce71" office:value-type="string">
            <text:p>∞</text:p>
          </table:table-cell>
          <table:table-cell table:style-name="ce13" office:value-type="string">
            <text:p>∞</text:p>
          </table:table-cell>
          <table:table-cell table:style-name="ce17" office:value-type="string">
            <text:p>∞</text:p>
          </table:table-cell>
          <table:table-cell table:style-name="ce20" office:value-type="string">
            <text:p>∞</text:p>
          </table:table-cell>
          <table:table-cell table:style-name="ce25" office:value-type="string">
            <text:p>∞</text:p>
          </table:table-cell>
          <table:table-cell table:style-name="ce76" office:value-type="float" office:value="85.5317736566412">
            <text:p>85,5317736566</text:p>
          </table:table-cell>
          <table:table-cell table:style-name="ce39" office:value-type="float" office:value="85.5317736566412">
            <text:p>85,5317736566</text:p>
          </table:table-cell>
          <table:table-cell table:style-name="ce42" office:value-type="float" office:value="85.5317736566412">
            <text:p>85,5317736566</text:p>
          </table:table-cell>
          <table:table-cell table:style-name="ce44" office:value-type="float" office:value="85.5317736566412">
            <text:p>85,5317736566</text:p>
          </table:table-cell>
          <table:table-cell table:style-name="ce67" office:value-type="float" office:value="85.5317736566412">
            <text:p>85,5317736566</text:p>
          </table:table-cell>
          <table:table-cell table:style-name="ce71" office:value-type="float" office:value="704.170517384059">
            <text:p>704,1705173841</text:p>
          </table:table-cell>
          <table:table-cell table:style-name="ce13" office:value-type="float" office:value="704.170517384059">
            <text:p>704,1705173841</text:p>
          </table:table-cell>
          <table:table-cell table:style-name="ce17" office:value-type="float" office:value="704.170517384059">
            <text:p>704,1705173841</text:p>
          </table:table-cell>
          <table:table-cell table:style-name="ce20" office:value-type="float" office:value="704.170517384059">
            <text:p>704,1705173841</text:p>
          </table:table-cell>
          <table:table-cell table:style-name="ce25" office:value-type="float" office:value="704.170517384059">
            <text:p>704,1705173841</text:p>
          </table:table-cell>
          <table:table-cell table:style-name="ce30" office:value-type="float" office:value="597.499432446187">
            <text:p>597,4994324462</text:p>
          </table:table-cell>
          <table:table-cell table:style-name="ce39" office:value-type="float" office:value="597.499432446187">
            <text:p>597,4994324462</text:p>
          </table:table-cell>
          <table:table-cell table:style-name="ce42" office:value-type="float" office:value="597.499432446187">
            <text:p>597,4994324462</text:p>
          </table:table-cell>
          <table:table-cell table:style-name="ce44" office:value-type="float" office:value="597.499432446187">
            <text:p>597,4994324462</text:p>
          </table:table-cell>
          <table:table-cell table:style-name="ce67" office:value-type="float" office:value="597.499432446187">
            <text:p>597,4994324462</text:p>
          </table:table-cell>
          <table:table-cell table:style-name="ce8" office:value-type="float" office:value="89.742054228163">
            <text:p>89,7420542282</text:p>
          </table:table-cell>
          <table:table-cell table:style-name="ce14" office:value-type="float" office:value="89.742054228163">
            <text:p>89,7420542282</text:p>
          </table:table-cell>
          <table:table-cell table:style-name="ce18" office:value-type="float" office:value="89.742054228163">
            <text:p>89,7420542282</text:p>
          </table:table-cell>
          <table:table-cell table:style-name="ce21" office:value-type="float" office:value="89.742054228163">
            <text:p>89,7420542282</text:p>
          </table:table-cell>
          <table:table-cell table:style-name="ce73" office:value-type="float" office:value="89.742054228163">
            <text:p>89,7420542282</text:p>
          </table:table-cell>
          <table:table-cell table:style-name="ce57" office:value-type="float" office:value="832.107790540342">
            <text:p>832,1077905403</text:p>
          </table:table-cell>
          <table:table-cell table:style-name="ce60" office:value-type="float" office:value="832.107790540342">
            <text:p>832,1077905403</text:p>
          </table:table-cell>
          <table:table-cell table:style-name="ce62" office:value-type="float" office:value="832.107790540342">
            <text:p>832,1077905403</text:p>
          </table:table-cell>
          <table:table-cell table:style-name="ce64" office:value-type="float" office:value="832.107790540342">
            <text:p>832,1077905403</text:p>
          </table:table-cell>
          <table:table-cell table:style-name="ce66" office:value-type="float" office:value="832.107790540342">
            <text:p>832,1077905403</text:p>
          </table:table-cell>
          <table:table-cell table:style-name="ce8" office:value-type="float" office:value="337.60846124822">
            <text:p>337,6084612482</text:p>
          </table:table-cell>
          <table:table-cell table:style-name="ce14" office:value-type="float" office:value="337.60846124822">
            <text:p>337,6084612482</text:p>
          </table:table-cell>
          <table:table-cell table:style-name="ce18" office:value-type="float" office:value="337.60846124822">
            <text:p>337,6084612482</text:p>
          </table:table-cell>
          <table:table-cell table:style-name="ce21" office:value-type="float" office:value="337.60846124822">
            <text:p>337,6084612482</text:p>
          </table:table-cell>
          <table:table-cell table:style-name="ce73" office:value-type="float" office:value="337.60846124822">
            <text:p>337,6084612482</text:p>
          </table:table-cell>
        </table:table-row>
        <table:table-row table:style-name="ro2">
          <table:table-cell table:style-name="ce4" office:value-type="string">
            <text:p>stockMission_A[4]</text:p>
          </table:table-cell>
          <table:table-cell table:style-name="ce7" office:value-type="float" office:value="168.53926743222">
            <text:p>168,5392674322</text:p>
          </table:table-cell>
          <table:table-cell table:style-name="ce13" office:value-type="float" office:value="175.43425557948">
            <text:p>175,4342555795</text:p>
          </table:table-cell>
          <table:table-cell table:style-name="ce17" office:value-type="float" office:value="182.327383743924">
            <text:p>182,3273837439</text:p>
          </table:table-cell>
          <table:table-cell table:style-name="ce20" office:value-type="float" office:value="189.234717592986">
            <text:p>189,234717593</text:p>
          </table:table-cell>
          <table:table-cell table:style-name="ce25" office:value-type="float" office:value="196.12770648251">
            <text:p>196,1277064825</text:p>
          </table:table-cell>
          <table:table-cell table:style-name="ce30" office:value-type="float" office:value="219.461098803691">
            <text:p>219,4610988037</text:p>
          </table:table-cell>
          <table:table-cell table:style-name="ce39" office:value-type="float" office:value="219.461098803691">
            <text:p>219,4610988037</text:p>
          </table:table-cell>
          <table:table-cell table:style-name="ce42" office:value-type="float" office:value="219.461098803691">
            <text:p>219,4610988037</text:p>
          </table:table-cell>
          <table:table-cell table:style-name="ce44" office:value-type="float" office:value="219.461098803691">
            <text:p>219,4610988037</text:p>
          </table:table-cell>
          <table:table-cell table:style-name="ce47" office:value-type="float" office:value="219.461098803691">
            <text:p>219,4610988037</text:p>
          </table:table-cell>
          <table:table-cell table:style-name="ce7" office:value-type="float" office:value="298.544605518079">
            <text:p>298,5446055181</text:p>
          </table:table-cell>
          <table:table-cell table:style-name="ce13" office:value-type="float" office:value="298.544605518079">
            <text:p>298,5446055181</text:p>
          </table:table-cell>
          <table:table-cell table:style-name="ce17" office:value-type="float" office:value="298.544605518079">
            <text:p>298,5446055181</text:p>
          </table:table-cell>
          <table:table-cell table:style-name="ce20" office:value-type="float" office:value="298.544605518079">
            <text:p>298,5446055181</text:p>
          </table:table-cell>
          <table:table-cell table:style-name="ce54" office:value-type="float" office:value="298.544605518079">
            <text:p>298,5446055181</text:p>
          </table:table-cell>
          <table:table-cell table:style-name="ce30" office:value-type="float" office:value="292.410848822368">
            <text:p>292,4108488224</text:p>
          </table:table-cell>
          <table:table-cell table:style-name="ce39" office:value-type="float" office:value="292.410848822368">
            <text:p>292,4108488224</text:p>
          </table:table-cell>
          <table:table-cell table:style-name="ce42" office:value-type="float" office:value="292.410848822368">
            <text:p>292,4108488224</text:p>
          </table:table-cell>
          <table:table-cell table:style-name="ce44" office:value-type="float" office:value="292.410848822368">
            <text:p>292,4108488224</text:p>
          </table:table-cell>
          <table:table-cell table:style-name="ce67" office:value-type="float" office:value="292.410848822368">
            <text:p>292,4108488224</text:p>
          </table:table-cell>
          <table:table-cell table:style-name="ce71" office:value-type="float" office:value="432.992866071716">
            <text:p>432,9928660717</text:p>
          </table:table-cell>
          <table:table-cell table:style-name="ce13" office:value-type="float" office:value="432.992866071716">
            <text:p>432,9928660717</text:p>
          </table:table-cell>
          <table:table-cell table:style-name="ce17" office:value-type="float" office:value="432.992866071716">
            <text:p>432,9928660717</text:p>
          </table:table-cell>
          <table:table-cell table:style-name="ce20" office:value-type="float" office:value="432.992866071716">
            <text:p>432,9928660717</text:p>
          </table:table-cell>
          <table:table-cell table:style-name="ce25" office:value-type="float" office:value="432.992866071716">
            <text:p>432,9928660717</text:p>
          </table:table-cell>
          <table:table-cell table:style-name="ce76" office:value-type="string">
            <text:p>∞</text:p>
          </table:table-cell>
          <table:table-cell table:style-name="ce39" office:value-type="string">
            <text:p>∞</text:p>
          </table:table-cell>
          <table:table-cell table:style-name="ce42" office:value-type="string">
            <text:p>∞</text:p>
          </table:table-cell>
          <table:table-cell table:style-name="ce44" office:value-type="string">
            <text:p>∞</text:p>
          </table:table-cell>
          <table:table-cell table:style-name="ce67" office:value-type="string">
            <text:p>∞</text:p>
          </table:table-cell>
          <table:table-cell table:style-name="ce71" office:value-type="float" office:value="99.9214102442671">
            <text:p>99,9214102443</text:p>
          </table:table-cell>
          <table:table-cell table:style-name="ce13" office:value-type="float" office:value="99.9214102442671">
            <text:p>99,9214102443</text:p>
          </table:table-cell>
          <table:table-cell table:style-name="ce17" office:value-type="float" office:value="99.9214102442671">
            <text:p>99,9214102443</text:p>
          </table:table-cell>
          <table:table-cell table:style-name="ce20" office:value-type="float" office:value="99.9214102442671">
            <text:p>99,9214102443</text:p>
          </table:table-cell>
          <table:table-cell table:style-name="ce25" office:value-type="float" office:value="99.9214102442671">
            <text:p>99,9214102443</text:p>
          </table:table-cell>
          <table:table-cell table:style-name="ce30" office:value-type="float" office:value="264.06687669537">
            <text:p>264,0668766954</text:p>
          </table:table-cell>
          <table:table-cell table:style-name="ce39" office:value-type="float" office:value="264.06687669537">
            <text:p>264,0668766954</text:p>
          </table:table-cell>
          <table:table-cell table:style-name="ce42" office:value-type="float" office:value="264.06687669537">
            <text:p>264,0668766954</text:p>
          </table:table-cell>
          <table:table-cell table:style-name="ce44" office:value-type="float" office:value="264.06687669537">
            <text:p>264,0668766954</text:p>
          </table:table-cell>
          <table:table-cell table:style-name="ce67" office:value-type="float" office:value="264.06687669537">
            <text:p>264,0668766954</text:p>
          </table:table-cell>
          <table:table-cell table:style-name="ce7" office:value-type="float" office:value="624.925362995879">
            <text:p>624,9253629959</text:p>
          </table:table-cell>
          <table:table-cell table:style-name="ce13" office:value-type="float" office:value="624.925362995879">
            <text:p>624,9253629959</text:p>
          </table:table-cell>
          <table:table-cell table:style-name="ce17" office:value-type="float" office:value="624.925362995879">
            <text:p>624,9253629959</text:p>
          </table:table-cell>
          <table:table-cell table:style-name="ce20" office:value-type="float" office:value="624.925362995879">
            <text:p>624,9253629959</text:p>
          </table:table-cell>
          <table:table-cell table:style-name="ce25" office:value-type="float" office:value="624.925362995879">
            <text:p>624,9253629959</text:p>
          </table:table-cell>
          <table:table-cell table:style-name="ce30" office:value-type="float" office:value="366.057173645237">
            <text:p>366,0571736452</text:p>
          </table:table-cell>
          <table:table-cell table:style-name="ce39" office:value-type="float" office:value="366.057173645237">
            <text:p>366,0571736452</text:p>
          </table:table-cell>
          <table:table-cell table:style-name="ce42" office:value-type="float" office:value="366.057173645237">
            <text:p>366,0571736452</text:p>
          </table:table-cell>
          <table:table-cell table:style-name="ce44" office:value-type="float" office:value="366.057173645237">
            <text:p>366,0571736452</text:p>
          </table:table-cell>
          <table:table-cell table:style-name="ce67" office:value-type="float" office:value="366.057173645237">
            <text:p>366,0571736452</text:p>
          </table:table-cell>
          <table:table-cell table:style-name="ce8" office:value-type="float" office:value="370.750578283404">
            <text:p>370,7505782834</text:p>
          </table:table-cell>
          <table:table-cell table:style-name="ce14" office:value-type="float" office:value="370.750578283404">
            <text:p>370,7505782834</text:p>
          </table:table-cell>
          <table:table-cell table:style-name="ce18" office:value-type="float" office:value="370.750578283404">
            <text:p>370,7505782834</text:p>
          </table:table-cell>
          <table:table-cell table:style-name="ce21" office:value-type="float" office:value="370.750578283404">
            <text:p>370,7505782834</text:p>
          </table:table-cell>
          <table:table-cell table:style-name="ce73" office:value-type="float" office:value="370.750578283404">
            <text:p>370,7505782834</text:p>
          </table:table-cell>
        </table:table-row>
        <table:table-row table:style-name="ro2">
          <table:table-cell table:style-name="ce4" office:value-type="string">
            <text:p>stockMission_A[5]</text:p>
          </table:table-cell>
          <table:table-cell table:style-name="ce8" office:value-type="float" office:value="532.835371026014">
            <text:p>532,835371026</text:p>
          </table:table-cell>
          <table:table-cell table:style-name="ce14" office:value-type="float" office:value="525.838747399693">
            <text:p>525,8387473997</text:p>
          </table:table-cell>
          <table:table-cell table:style-name="ce18" office:value-type="float" office:value="518.8375436785">
            <text:p>518,8375436785</text:p>
          </table:table-cell>
          <table:table-cell table:style-name="ce21" office:value-type="float" office:value="511.842059105646">
            <text:p>511,8420591056</text:p>
          </table:table-cell>
          <table:table-cell table:style-name="ce26" office:value-type="float" office:value="504.840831859427">
            <text:p>504,8408318594</text:p>
          </table:table-cell>
          <table:table-cell table:style-name="ce30" office:value-type="float" office:value="449.076521036062">
            <text:p>449,0765210361</text:p>
          </table:table-cell>
          <table:table-cell table:style-name="ce39" office:value-type="float" office:value="449.076521036062">
            <text:p>449,0765210361</text:p>
          </table:table-cell>
          <table:table-cell table:style-name="ce42" office:value-type="float" office:value="449.076521036062">
            <text:p>449,0765210361</text:p>
          </table:table-cell>
          <table:table-cell table:style-name="ce44" office:value-type="float" office:value="449.076521036062">
            <text:p>449,0765210361</text:p>
          </table:table-cell>
          <table:table-cell table:style-name="ce47" office:value-type="float" office:value="449.076521036062">
            <text:p>449,0765210361</text:p>
          </table:table-cell>
          <table:table-cell table:style-name="ce7" office:value-type="float" office:value="785.396471178013">
            <text:p>785,396471178</text:p>
          </table:table-cell>
          <table:table-cell table:style-name="ce13" office:value-type="float" office:value="785.396471178013">
            <text:p>785,396471178</text:p>
          </table:table-cell>
          <table:table-cell table:style-name="ce17" office:value-type="float" office:value="785.396471178013">
            <text:p>785,396471178</text:p>
          </table:table-cell>
          <table:table-cell table:style-name="ce20" office:value-type="float" office:value="785.396471178013">
            <text:p>785,396471178</text:p>
          </table:table-cell>
          <table:table-cell table:style-name="ce54" office:value-type="float" office:value="785.396471178013">
            <text:p>785,396471178</text:p>
          </table:table-cell>
          <table:table-cell table:style-name="ce30" office:value-type="float" office:value="779.262714482303">
            <text:p>779,2627144823</text:p>
          </table:table-cell>
          <table:table-cell table:style-name="ce39" office:value-type="float" office:value="779.262714482303">
            <text:p>779,2627144823</text:p>
          </table:table-cell>
          <table:table-cell table:style-name="ce42" office:value-type="float" office:value="779.262714482303">
            <text:p>779,2627144823</text:p>
          </table:table-cell>
          <table:table-cell table:style-name="ce44" office:value-type="float" office:value="779.262714482303">
            <text:p>779,2627144823</text:p>
          </table:table-cell>
          <table:table-cell table:style-name="ce67" office:value-type="float" office:value="779.262714482303">
            <text:p>779,2627144823</text:p>
          </table:table-cell>
          <table:table-cell table:style-name="ce71" office:value-type="float" office:value="236.40141672242">
            <text:p>236,4014167224</text:p>
          </table:table-cell>
          <table:table-cell table:style-name="ce13" office:value-type="float" office:value="236.40141672242">
            <text:p>236,4014167224</text:p>
          </table:table-cell>
          <table:table-cell table:style-name="ce17" office:value-type="float" office:value="236.40141672242">
            <text:p>236,4014167224</text:p>
          </table:table-cell>
          <table:table-cell table:style-name="ce20" office:value-type="float" office:value="236.40141672242">
            <text:p>236,4014167224</text:p>
          </table:table-cell>
          <table:table-cell table:style-name="ce25" office:value-type="float" office:value="236.40141672242">
            <text:p>236,4014167224</text:p>
          </table:table-cell>
          <table:table-cell table:style-name="ce76" office:value-type="float" office:value="34.08920965263">
            <text:p>34,0892096526</text:p>
          </table:table-cell>
          <table:table-cell table:style-name="ce39" office:value-type="float" office:value="34.08920965263">
            <text:p>34,0892096526</text:p>
          </table:table-cell>
          <table:table-cell table:style-name="ce42" office:value-type="float" office:value="34.08920965263">
            <text:p>34,0892096526</text:p>
          </table:table-cell>
          <table:table-cell table:style-name="ce44" office:value-type="float" office:value="34.08920965263">
            <text:p>34,0892096526</text:p>
          </table:table-cell>
          <table:table-cell table:style-name="ce67" office:value-type="float" office:value="34.08920965263">
            <text:p>34,0892096526</text:p>
          </table:table-cell>
          <table:table-cell table:style-name="ce71" office:value-type="string">
            <text:p>∞</text:p>
          </table:table-cell>
          <table:table-cell table:style-name="ce13" office:value-type="string">
            <text:p>∞</text:p>
          </table:table-cell>
          <table:table-cell table:style-name="ce17" office:value-type="string">
            <text:p>∞</text:p>
          </table:table-cell>
          <table:table-cell table:style-name="ce20" office:value-type="string">
            <text:p>∞</text:p>
          </table:table-cell>
          <table:table-cell table:style-name="ce25" office:value-type="string">
            <text:p>∞</text:p>
          </table:table-cell>
          <table:table-cell table:style-name="ce30" office:value-type="float" office:value="542.427109552095">
            <text:p>542,4271095521</text:p>
          </table:table-cell>
          <table:table-cell table:style-name="ce39" office:value-type="float" office:value="542.427109552095">
            <text:p>542,4271095521</text:p>
          </table:table-cell>
          <table:table-cell table:style-name="ce42" office:value-type="float" office:value="542.427109552095">
            <text:p>542,4271095521</text:p>
          </table:table-cell>
          <table:table-cell table:style-name="ce44" office:value-type="float" office:value="542.427109552095">
            <text:p>542,4271095521</text:p>
          </table:table-cell>
          <table:table-cell table:style-name="ce67" office:value-type="float" office:value="542.427109552095">
            <text:p>542,4271095521</text:p>
          </table:table-cell>
          <table:table-cell table:style-name="ce7" office:value-type="float" office:value="43.0818024515673">
            <text:p>43,0818024516</text:p>
          </table:table-cell>
          <table:table-cell table:style-name="ce13" office:value-type="float" office:value="43.0818024515673">
            <text:p>43,0818024516</text:p>
          </table:table-cell>
          <table:table-cell table:style-name="ce17" office:value-type="float" office:value="43.0818024515673">
            <text:p>43,0818024516</text:p>
          </table:table-cell>
          <table:table-cell table:style-name="ce20" office:value-type="float" office:value="43.0818024515673">
            <text:p>43,0818024516</text:p>
          </table:table-cell>
          <table:table-cell table:style-name="ce25" office:value-type="float" office:value="43.0818024515673">
            <text:p>43,0818024516</text:p>
          </table:table-cell>
          <table:table-cell table:style-name="ce30" office:value-type="float" office:value="852.909039305172">
            <text:p>852,9090393052</text:p>
          </table:table-cell>
          <table:table-cell table:style-name="ce39" office:value-type="float" office:value="852.909039305172">
            <text:p>852,9090393052</text:p>
          </table:table-cell>
          <table:table-cell table:style-name="ce42" office:value-type="float" office:value="852.909039305172">
            <text:p>852,9090393052</text:p>
          </table:table-cell>
          <table:table-cell table:style-name="ce44" office:value-type="float" office:value="852.909039305172">
            <text:p>852,9090393052</text:p>
          </table:table-cell>
          <table:table-cell table:style-name="ce67" office:value-type="float" office:value="852.909039305172">
            <text:p>852,9090393052</text:p>
          </table:table-cell>
          <table:table-cell table:style-name="ce7" office:value-type="float" office:value="282.536138354128">
            <text:p>282,5361383541</text:p>
          </table:table-cell>
          <table:table-cell table:style-name="ce13" office:value-type="float" office:value="282.536138354128">
            <text:p>282,5361383541</text:p>
          </table:table-cell>
          <table:table-cell table:style-name="ce17" office:value-type="float" office:value="282.536138354128">
            <text:p>282,5361383541</text:p>
          </table:table-cell>
          <table:table-cell table:style-name="ce20" office:value-type="float" office:value="282.536138354128">
            <text:p>282,5361383541</text:p>
          </table:table-cell>
          <table:table-cell table:style-name="ce25" office:value-type="float" office:value="282.536138354128">
            <text:p>282,5361383541</text:p>
          </table:table-cell>
        </table:table-row>
        <table:table-row table:style-name="ro2">
          <table:table-cell table:style-name="ce4" office:value-type="string">
            <text:p>stockMission_A[6]</text:p>
          </table:table-cell>
          <table:table-cell table:style-name="ce7" office:value-type="float" office:value="348.646858965959">
            <text:p>348,646858966</text:p>
          </table:table-cell>
          <table:table-cell table:style-name="ce13" office:value-type="float" office:value="355.541847113218">
            <text:p>355,5418471132</text:p>
          </table:table-cell>
          <table:table-cell table:style-name="ce17" office:value-type="float" office:value="362.434975277662">
            <text:p>362,4349752777</text:p>
          </table:table-cell>
          <table:table-cell table:style-name="ce20" office:value-type="float" office:value="369.342309126724">
            <text:p>369,3423091267</text:p>
          </table:table-cell>
          <table:table-cell table:style-name="ce25" office:value-type="float" office:value="376.235298016249">
            <text:p>376,2352980162</text:p>
          </table:table-cell>
          <table:table-cell table:style-name="ce30" office:value-type="float" office:value="288.192046406156">
            <text:p>288,1920464062</text:p>
          </table:table-cell>
          <table:table-cell table:style-name="ce39" office:value-type="float" office:value="288.192046406156">
            <text:p>288,1920464062</text:p>
          </table:table-cell>
          <table:table-cell table:style-name="ce42" office:value-type="float" office:value="288.192046406156">
            <text:p>288,1920464062</text:p>
          </table:table-cell>
          <table:table-cell table:style-name="ce44" office:value-type="float" office:value="288.192046406156">
            <text:p>288,1920464062</text:p>
          </table:table-cell>
          <table:table-cell table:style-name="ce47" office:value-type="float" office:value="288.192046406156">
            <text:p>288,1920464062</text:p>
          </table:table-cell>
          <table:table-cell table:style-name="ce7" office:value-type="float" office:value="416.981886663662">
            <text:p>416,9818866637</text:p>
          </table:table-cell>
          <table:table-cell table:style-name="ce13" office:value-type="float" office:value="416.981886663662">
            <text:p>416,9818866637</text:p>
          </table:table-cell>
          <table:table-cell table:style-name="ce17" office:value-type="float" office:value="416.981886663662">
            <text:p>416,9818866637</text:p>
          </table:table-cell>
          <table:table-cell table:style-name="ce20" office:value-type="float" office:value="416.981886663662">
            <text:p>416,9818866637</text:p>
          </table:table-cell>
          <table:table-cell table:style-name="ce54" office:value-type="float" office:value="416.981886663662">
            <text:p>416,9818866637</text:p>
          </table:table-cell>
          <table:table-cell table:style-name="ce30" office:value-type="float" office:value="410.848129967952">
            <text:p>410,848129968</text:p>
          </table:table-cell>
          <table:table-cell table:style-name="ce39" office:value-type="float" office:value="410.848129967952">
            <text:p>410,848129968</text:p>
          </table:table-cell>
          <table:table-cell table:style-name="ce42" office:value-type="float" office:value="410.848129967952">
            <text:p>410,848129968</text:p>
          </table:table-cell>
          <table:table-cell table:style-name="ce44" office:value-type="float" office:value="410.848129967952">
            <text:p>410,848129968</text:p>
          </table:table-cell>
          <table:table-cell table:style-name="ce67" office:value-type="float" office:value="410.848129967952">
            <text:p>410,848129968</text:p>
          </table:table-cell>
          <table:table-cell table:style-name="ce71" office:value-type="float" office:value="442.421651231382">
            <text:p>442,4216512314</text:p>
          </table:table-cell>
          <table:table-cell table:style-name="ce13" office:value-type="float" office:value="442.421651231382">
            <text:p>442,4216512314</text:p>
          </table:table-cell>
          <table:table-cell table:style-name="ce17" office:value-type="float" office:value="442.421651231382">
            <text:p>442,4216512314</text:p>
          </table:table-cell>
          <table:table-cell table:style-name="ce20" office:value-type="float" office:value="442.421651231382">
            <text:p>442,4216512314</text:p>
          </table:table-cell>
          <table:table-cell table:style-name="ce25" office:value-type="float" office:value="442.421651231382">
            <text:p>442,4216512314</text:p>
          </table:table-cell>
          <table:table-cell table:style-name="ce76" office:value-type="float" office:value="594.197410423131">
            <text:p>594,1974104231</text:p>
          </table:table-cell>
          <table:table-cell table:style-name="ce39" office:value-type="float" office:value="594.197410423131">
            <text:p>594,1974104231</text:p>
          </table:table-cell>
          <table:table-cell table:style-name="ce42" office:value-type="float" office:value="594.197410423131">
            <text:p>594,1974104231</text:p>
          </table:table-cell>
          <table:table-cell table:style-name="ce44" office:value-type="float" office:value="594.197410423131">
            <text:p>594,1974104231</text:p>
          </table:table-cell>
          <table:table-cell table:style-name="ce67" office:value-type="float" office:value="594.197410423131">
            <text:p>594,1974104231</text:p>
          </table:table-cell>
          <table:table-cell table:style-name="ce71" office:value-type="float" office:value="185.366987742612">
            <text:p>185,3669877426</text:p>
          </table:table-cell>
          <table:table-cell table:style-name="ce13" office:value-type="float" office:value="185.366987742612">
            <text:p>185,3669877426</text:p>
          </table:table-cell>
          <table:table-cell table:style-name="ce17" office:value-type="float" office:value="185.366987742612">
            <text:p>185,3669877426</text:p>
          </table:table-cell>
          <table:table-cell table:style-name="ce20" office:value-type="float" office:value="185.366987742612">
            <text:p>185,3669877426</text:p>
          </table:table-cell>
          <table:table-cell table:style-name="ce25" office:value-type="float" office:value="185.366987742612">
            <text:p>185,3669877426</text:p>
          </table:table-cell>
          <table:table-cell table:style-name="ce30" office:value-type="string">
            <text:p>∞</text:p>
          </table:table-cell>
          <table:table-cell table:style-name="ce39" office:value-type="string">
            <text:p>∞</text:p>
          </table:table-cell>
          <table:table-cell table:style-name="ce42" office:value-type="string">
            <text:p>∞</text:p>
          </table:table-cell>
          <table:table-cell table:style-name="ce44" office:value-type="string">
            <text:p>∞</text:p>
          </table:table-cell>
          <table:table-cell table:style-name="ce67" office:value-type="string">
            <text:p>∞</text:p>
          </table:table-cell>
          <table:table-cell table:style-name="ce7" office:value-type="float" office:value="603.190003222068">
            <text:p>603,1900032221</text:p>
          </table:table-cell>
          <table:table-cell table:style-name="ce13" office:value-type="float" office:value="603.190003222068">
            <text:p>603,1900032221</text:p>
          </table:table-cell>
          <table:table-cell table:style-name="ce17" office:value-type="float" office:value="603.190003222068">
            <text:p>603,1900032221</text:p>
          </table:table-cell>
          <table:table-cell table:style-name="ce20" office:value-type="float" office:value="603.190003222068">
            <text:p>603,1900032221</text:p>
          </table:table-cell>
          <table:table-cell table:style-name="ce25" office:value-type="float" office:value="603.190003222068">
            <text:p>603,1900032221</text:p>
          </table:table-cell>
          <table:table-cell table:style-name="ce30" office:value-type="float" office:value="484.49445479082">
            <text:p>484,4944547908</text:p>
          </table:table-cell>
          <table:table-cell table:style-name="ce39" office:value-type="float" office:value="484.49445479082">
            <text:p>484,4944547908</text:p>
          </table:table-cell>
          <table:table-cell table:style-name="ce42" office:value-type="float" office:value="484.49445479082">
            <text:p>484,4944547908</text:p>
          </table:table-cell>
          <table:table-cell table:style-name="ce44" office:value-type="float" office:value="484.49445479082">
            <text:p>484,4944547908</text:p>
          </table:table-cell>
          <table:table-cell table:style-name="ce67" office:value-type="float" office:value="484.49445479082">
            <text:p>484,4944547908</text:p>
          </table:table-cell>
          <table:table-cell table:style-name="ce8" office:value-type="float" office:value="349.015218509592">
            <text:p>349,0152185096</text:p>
          </table:table-cell>
          <table:table-cell table:style-name="ce14" office:value-type="float" office:value="349.015218509592">
            <text:p>349,0152185096</text:p>
          </table:table-cell>
          <table:table-cell table:style-name="ce18" office:value-type="float" office:value="349.015218509592">
            <text:p>349,0152185096</text:p>
          </table:table-cell>
          <table:table-cell table:style-name="ce21" office:value-type="float" office:value="349.015218509592">
            <text:p>349,0152185096</text:p>
          </table:table-cell>
          <table:table-cell table:style-name="ce73" office:value-type="float" office:value="349.015218509592">
            <text:p>349,0152185096</text:p>
          </table:table-cell>
        </table:table-row>
        <table:table-row table:style-name="ro2">
          <table:table-cell table:style-name="ce4" office:value-type="string">
            <text:p>stockMission_A[7]</text:p>
          </table:table-cell>
          <table:table-cell table:style-name="ce8" office:value-type="float" office:value="474.384430129166">
            <text:p>474,3844301292</text:p>
          </table:table-cell>
          <table:table-cell table:style-name="ce14" office:value-type="float" office:value="481.279418276425">
            <text:p>481,2794182764</text:p>
          </table:table-cell>
          <table:table-cell table:style-name="ce18" office:value-type="float" office:value="488.17254644087">
            <text:p>488,1725464409</text:p>
          </table:table-cell>
          <table:table-cell table:style-name="ce21" office:value-type="float" office:value="495.079880289931">
            <text:p>495,0798802899</text:p>
          </table:table-cell>
          <table:table-cell table:style-name="ce26" office:value-type="float" office:value="501.972869179456">
            <text:p>501,9728691795</text:p>
          </table:table-cell>
          <table:table-cell table:style-name="ce30" office:value-type="float" office:value="381.226648350944">
            <text:p>381,2266483509</text:p>
          </table:table-cell>
          <table:table-cell table:style-name="ce39" office:value-type="float" office:value="381.226648350944">
            <text:p>381,2266483509</text:p>
          </table:table-cell>
          <table:table-cell table:style-name="ce42" office:value-type="float" office:value="381.226648350944">
            <text:p>381,2266483509</text:p>
          </table:table-cell>
          <table:table-cell table:style-name="ce44" office:value-type="float" office:value="381.226648350944">
            <text:p>381,2266483509</text:p>
          </table:table-cell>
          <table:table-cell table:style-name="ce47" office:value-type="float" office:value="381.226648350944">
            <text:p>381,2266483509</text:p>
          </table:table-cell>
          <table:table-cell table:style-name="ce7" office:value-type="float" office:value="540.324302888764">
            <text:p>540,3243028888</text:p>
          </table:table-cell>
          <table:table-cell table:style-name="ce13" office:value-type="float" office:value="540.324302888764">
            <text:p>540,3243028888</text:p>
          </table:table-cell>
          <table:table-cell table:style-name="ce17" office:value-type="float" office:value="540.324302888764">
            <text:p>540,3243028888</text:p>
          </table:table-cell>
          <table:table-cell table:style-name="ce20" office:value-type="float" office:value="540.324302888764">
            <text:p>540,3243028888</text:p>
          </table:table-cell>
          <table:table-cell table:style-name="ce54" office:value-type="float" office:value="540.324302888764">
            <text:p>540,3243028888</text:p>
          </table:table-cell>
          <table:table-cell table:style-name="ce30" office:value-type="float" office:value="534.190546193053">
            <text:p>534,1905461931</text:p>
          </table:table-cell>
          <table:table-cell table:style-name="ce39" office:value-type="float" office:value="534.190546193053">
            <text:p>534,1905461931</text:p>
          </table:table-cell>
          <table:table-cell table:style-name="ce42" office:value-type="float" office:value="534.190546193053">
            <text:p>534,1905461931</text:p>
          </table:table-cell>
          <table:table-cell table:style-name="ce44" office:value-type="float" office:value="534.190546193053">
            <text:p>534,1905461931</text:p>
          </table:table-cell>
          <table:table-cell table:style-name="ce67" office:value-type="float" office:value="534.190546193053">
            <text:p>534,1905461931</text:p>
          </table:table-cell>
          <table:table-cell table:style-name="ce71" office:value-type="float" office:value="535.456253176169">
            <text:p>535,4562531762</text:p>
          </table:table-cell>
          <table:table-cell table:style-name="ce13" office:value-type="float" office:value="535.456253176169">
            <text:p>535,4562531762</text:p>
          </table:table-cell>
          <table:table-cell table:style-name="ce17" office:value-type="float" office:value="535.456253176169">
            <text:p>535,4562531762</text:p>
          </table:table-cell>
          <table:table-cell table:style-name="ce20" office:value-type="float" office:value="535.456253176169">
            <text:p>535,4562531762</text:p>
          </table:table-cell>
          <table:table-cell table:style-name="ce25" office:value-type="float" office:value="535.456253176169">
            <text:p>535,4562531762</text:p>
          </table:table-cell>
          <table:table-cell table:style-name="ce76" office:value-type="float" office:value="687.232012367918">
            <text:p>687,2320123679</text:p>
          </table:table-cell>
          <table:table-cell table:style-name="ce39" office:value-type="float" office:value="687.232012367918">
            <text:p>687,2320123679</text:p>
          </table:table-cell>
          <table:table-cell table:style-name="ce42" office:value-type="float" office:value="687.232012367918">
            <text:p>687,2320123679</text:p>
          </table:table-cell>
          <table:table-cell table:style-name="ce44" office:value-type="float" office:value="687.232012367918">
            <text:p>687,2320123679</text:p>
          </table:table-cell>
          <table:table-cell table:style-name="ce67" office:value-type="float" office:value="687.232012367918">
            <text:p>687,2320123679</text:p>
          </table:table-cell>
          <table:table-cell table:style-name="ce71" office:value-type="float" office:value="244.87620811026">
            <text:p>244,8762081103</text:p>
          </table:table-cell>
          <table:table-cell table:style-name="ce13" office:value-type="float" office:value="244.87620811026">
            <text:p>244,8762081103</text:p>
          </table:table-cell>
          <table:table-cell table:style-name="ce17" office:value-type="float" office:value="244.87620811026">
            <text:p>244,8762081103</text:p>
          </table:table-cell>
          <table:table-cell table:style-name="ce20" office:value-type="float" office:value="244.87620811026">
            <text:p>244,8762081103</text:p>
          </table:table-cell>
          <table:table-cell table:style-name="ce25" office:value-type="float" office:value="244.87620811026">
            <text:p>244,8762081103</text:p>
          </table:table-cell>
          <table:table-cell table:style-name="ce30" office:value-type="float" office:value="176.642441710269">
            <text:p>176,6424417103</text:p>
          </table:table-cell>
          <table:table-cell table:style-name="ce39" office:value-type="float" office:value="176.642441710269">
            <text:p>176,6424417103</text:p>
          </table:table-cell>
          <table:table-cell table:style-name="ce42" office:value-type="float" office:value="176.642441710269">
            <text:p>176,6424417103</text:p>
          </table:table-cell>
          <table:table-cell table:style-name="ce44" office:value-type="float" office:value="176.642441710269">
            <text:p>176,6424417103</text:p>
          </table:table-cell>
          <table:table-cell table:style-name="ce67" office:value-type="float" office:value="176.642441710269">
            <text:p>176,6424417103</text:p>
          </table:table-cell>
          <table:table-cell table:style-name="ce7" office:value-type="string">
            <text:p>∞</text:p>
          </table:table-cell>
          <table:table-cell table:style-name="ce13" office:value-type="string">
            <text:p>∞</text:p>
          </table:table-cell>
          <table:table-cell table:style-name="ce17" office:value-type="string">
            <text:p>∞</text:p>
          </table:table-cell>
          <table:table-cell table:style-name="ce20" office:value-type="string">
            <text:p>∞</text:p>
          </table:table-cell>
          <table:table-cell table:style-name="ce25" office:value-type="string">
            <text:p>∞</text:p>
          </table:table-cell>
          <table:table-cell table:style-name="ce30" office:value-type="float" office:value="607.836871015922">
            <text:p>607,8368710159</text:p>
          </table:table-cell>
          <table:table-cell table:style-name="ce39" office:value-type="float" office:value="607.836871015922">
            <text:p>607,8368710159</text:p>
          </table:table-cell>
          <table:table-cell table:style-name="ce42" office:value-type="float" office:value="607.836871015922">
            <text:p>607,8368710159</text:p>
          </table:table-cell>
          <table:table-cell table:style-name="ce44" office:value-type="float" office:value="607.836871015922">
            <text:p>607,8368710159</text:p>
          </table:table-cell>
          <table:table-cell table:style-name="ce67" office:value-type="float" office:value="607.836871015922">
            <text:p>607,8368710159</text:p>
          </table:table-cell>
          <table:table-cell table:style-name="ce7" office:value-type="float" office:value="442.04982045438">
            <text:p>442,0498204544</text:p>
          </table:table-cell>
          <table:table-cell table:style-name="ce13" office:value-type="float" office:value="442.04982045438">
            <text:p>442,0498204544</text:p>
          </table:table-cell>
          <table:table-cell table:style-name="ce17" office:value-type="float" office:value="442.04982045438">
            <text:p>442,0498204544</text:p>
          </table:table-cell>
          <table:table-cell table:style-name="ce20" office:value-type="float" office:value="442.04982045438">
            <text:p>442,0498204544</text:p>
          </table:table-cell>
          <table:table-cell table:style-name="ce25" office:value-type="float" office:value="442.04982045438">
            <text:p>442,0498204544</text:p>
          </table:table-cell>
        </table:table-row>
        <table:table-row table:style-name="ro2">
          <table:table-cell table:style-name="ce4" office:value-type="string">
            <text:p>stockMission_A[8]</text:p>
          </table:table-cell>
          <table:table-cell table:style-name="ce8" office:value-type="float" office:value="479.380405761562">
            <text:p>479,3804057616</text:p>
          </table:table-cell>
          <table:table-cell table:style-name="ce14" office:value-type="float" office:value="472.38378213524">
            <text:p>472,3837821352</text:p>
          </table:table-cell>
          <table:table-cell table:style-name="ce18" office:value-type="float" office:value="465.382578414047">
            <text:p>465,382578414</text:p>
          </table:table-cell>
          <table:table-cell table:style-name="ce21" office:value-type="float" office:value="458.387093841193">
            <text:p>458,3870938412</text:p>
          </table:table-cell>
          <table:table-cell table:style-name="ce26" office:value-type="float" office:value="451.385866594974">
            <text:p>451,385866595</text:p>
          </table:table-cell>
          <table:table-cell table:style-name="ce30" office:value-type="float" office:value="395.621555771609">
            <text:p>395,6215557716</text:p>
          </table:table-cell>
          <table:table-cell table:style-name="ce39" office:value-type="float" office:value="395.621555771609">
            <text:p>395,6215557716</text:p>
          </table:table-cell>
          <table:table-cell table:style-name="ce42" office:value-type="float" office:value="395.621555771609">
            <text:p>395,6215557716</text:p>
          </table:table-cell>
          <table:table-cell table:style-name="ce44" office:value-type="float" office:value="395.621555771609">
            <text:p>395,6215557716</text:p>
          </table:table-cell>
          <table:table-cell table:style-name="ce47" office:value-type="float" office:value="395.621555771609">
            <text:p>395,6215557716</text:p>
          </table:table-cell>
          <table:table-cell table:style-name="ce7" office:value-type="float" office:value="731.94150591356">
            <text:p>731,9415059136</text:p>
          </table:table-cell>
          <table:table-cell table:style-name="ce13" office:value-type="float" office:value="731.94150591356">
            <text:p>731,9415059136</text:p>
          </table:table-cell>
          <table:table-cell table:style-name="ce17" office:value-type="float" office:value="731.94150591356">
            <text:p>731,9415059136</text:p>
          </table:table-cell>
          <table:table-cell table:style-name="ce20" office:value-type="float" office:value="731.94150591356">
            <text:p>731,9415059136</text:p>
          </table:table-cell>
          <table:table-cell table:style-name="ce54" office:value-type="float" office:value="731.94150591356">
            <text:p>731,9415059136</text:p>
          </table:table-cell>
          <table:table-cell table:style-name="ce30" office:value-type="float" office:value="725.807749217849">
            <text:p>725,8077492178</text:p>
          </table:table-cell>
          <table:table-cell table:style-name="ce39" office:value-type="float" office:value="725.807749217849">
            <text:p>725,8077492178</text:p>
          </table:table-cell>
          <table:table-cell table:style-name="ce42" office:value-type="float" office:value="725.807749217849">
            <text:p>725,8077492178</text:p>
          </table:table-cell>
          <table:table-cell table:style-name="ce44" office:value-type="float" office:value="725.807749217849">
            <text:p>725,8077492178</text:p>
          </table:table-cell>
          <table:table-cell table:style-name="ce67" office:value-type="float" office:value="725.807749217849">
            <text:p>725,8077492178</text:p>
          </table:table-cell>
          <table:table-cell table:style-name="ce71" office:value-type="float" office:value="182.946451457967">
            <text:p>182,946451458</text:p>
          </table:table-cell>
          <table:table-cell table:style-name="ce13" office:value-type="float" office:value="182.946451457967">
            <text:p>182,946451458</text:p>
          </table:table-cell>
          <table:table-cell table:style-name="ce17" office:value-type="float" office:value="182.946451457967">
            <text:p>182,946451458</text:p>
          </table:table-cell>
          <table:table-cell table:style-name="ce20" office:value-type="float" office:value="182.946451457967">
            <text:p>182,946451458</text:p>
          </table:table-cell>
          <table:table-cell table:style-name="ce25" office:value-type="float" office:value="182.946451457967">
            <text:p>182,946451458</text:p>
          </table:table-cell>
          <table:table-cell table:style-name="ce76" office:value-type="float" office:value="101.751837410316">
            <text:p>101,7518374103</text:p>
          </table:table-cell>
          <table:table-cell table:style-name="ce39" office:value-type="float" office:value="101.751837410316">
            <text:p>101,7518374103</text:p>
          </table:table-cell>
          <table:table-cell table:style-name="ce42" office:value-type="float" office:value="101.751837410316">
            <text:p>101,7518374103</text:p>
          </table:table-cell>
          <table:table-cell table:style-name="ce44" office:value-type="float" office:value="101.751837410316">
            <text:p>101,7518374103</text:p>
          </table:table-cell>
          <table:table-cell table:style-name="ce67" office:value-type="float" office:value="101.751837410316">
            <text:p>101,7518374103</text:p>
          </table:table-cell>
          <table:table-cell table:style-name="ce71" office:value-type="float" office:value="664.389163890335">
            <text:p>664,3891638903</text:p>
          </table:table-cell>
          <table:table-cell table:style-name="ce13" office:value-type="float" office:value="664.389163890335">
            <text:p>664,3891638903</text:p>
          </table:table-cell>
          <table:table-cell table:style-name="ce17" office:value-type="float" office:value="664.389163890335">
            <text:p>664,3891638903</text:p>
          </table:table-cell>
          <table:table-cell table:style-name="ce20" office:value-type="float" office:value="664.389163890335">
            <text:p>664,3891638903</text:p>
          </table:table-cell>
          <table:table-cell table:style-name="ce25" office:value-type="float" office:value="664.389163890335">
            <text:p>664,3891638903</text:p>
          </table:table-cell>
          <table:table-cell table:style-name="ce30" office:value-type="float" office:value="488.972144287642">
            <text:p>488,9721442876</text:p>
          </table:table-cell>
          <table:table-cell table:style-name="ce39" office:value-type="float" office:value="488.972144287642">
            <text:p>488,9721442876</text:p>
          </table:table-cell>
          <table:table-cell table:style-name="ce42" office:value-type="float" office:value="488.972144287642">
            <text:p>488,9721442876</text:p>
          </table:table-cell>
          <table:table-cell table:style-name="ce44" office:value-type="float" office:value="488.972144287642">
            <text:p>488,9721442876</text:p>
          </table:table-cell>
          <table:table-cell table:style-name="ce67" office:value-type="float" office:value="488.972144287642">
            <text:p>488,9721442876</text:p>
          </table:table-cell>
          <table:table-cell table:style-name="ce7" office:value-type="float" office:value="110.744430209253">
            <text:p>110,7444302093</text:p>
          </table:table-cell>
          <table:table-cell table:style-name="ce13" office:value-type="float" office:value="110.744430209253">
            <text:p>110,7444302093</text:p>
          </table:table-cell>
          <table:table-cell table:style-name="ce17" office:value-type="float" office:value="110.744430209253">
            <text:p>110,7444302093</text:p>
          </table:table-cell>
          <table:table-cell table:style-name="ce20" office:value-type="float" office:value="110.744430209253">
            <text:p>110,7444302093</text:p>
          </table:table-cell>
          <table:table-cell table:style-name="ce25" office:value-type="float" office:value="110.744430209253">
            <text:p>110,7444302093</text:p>
          </table:table-cell>
          <table:table-cell table:style-name="ce30" office:value-type="string">
            <text:p>∞</text:p>
          </table:table-cell>
          <table:table-cell table:style-name="ce39" office:value-type="string">
            <text:p>∞</text:p>
          </table:table-cell>
          <table:table-cell table:style-name="ce42" office:value-type="string">
            <text:p>∞</text:p>
          </table:table-cell>
          <table:table-cell table:style-name="ce44" office:value-type="string">
            <text:p>∞</text:p>
          </table:table-cell>
          <table:table-cell table:style-name="ce67" office:value-type="string">
            <text:p>∞</text:p>
          </table:table-cell>
          <table:table-cell table:style-name="ce7" office:value-type="float" office:value="229.081173089675">
            <text:p>229,0811730897</text:p>
          </table:table-cell>
          <table:table-cell table:style-name="ce13" office:value-type="float" office:value="229.081173089675">
            <text:p>229,0811730897</text:p>
          </table:table-cell>
          <table:table-cell table:style-name="ce17" office:value-type="float" office:value="229.081173089675">
            <text:p>229,0811730897</text:p>
          </table:table-cell>
          <table:table-cell table:style-name="ce20" office:value-type="float" office:value="229.081173089675">
            <text:p>229,0811730897</text:p>
          </table:table-cell>
          <table:table-cell table:style-name="ce25" office:value-type="float" office:value="229.081173089675">
            <text:p>229,0811730897</text:p>
          </table:table-cell>
        </table:table-row>
        <table:table-row table:style-name="ro2">
          <table:table-cell table:style-name="ce4" office:value-type="string">
            <text:p>stockMission_A[9]</text:p>
          </table:table-cell>
          <table:table-cell table:style-name="ce8" office:value-type="float" office:value="177.853686674824">
            <text:p>177,8536866748</text:p>
          </table:table-cell>
          <table:table-cell table:style-name="ce14" office:value-type="float" office:value="184.748674822084">
            <text:p>184,7486748221</text:p>
          </table:table-cell>
          <table:table-cell table:style-name="ce18" office:value-type="float" office:value="191.641802986528">
            <text:p>191,6418029865</text:p>
          </table:table-cell>
          <table:table-cell table:style-name="ce21" office:value-type="float" office:value="198.549136835589">
            <text:p>198,5491368356</text:p>
          </table:table-cell>
          <table:table-cell table:style-name="ce26" office:value-type="float" office:value="205.442125725114">
            <text:p>205,4421257251</text:p>
          </table:table-cell>
          <table:table-cell table:style-name="ce30" office:value-type="float" office:value="228.775518046294">
            <text:p>228,7755180463</text:p>
          </table:table-cell>
          <table:table-cell table:style-name="ce39" office:value-type="float" office:value="228.775518046294">
            <text:p>228,7755180463</text:p>
          </table:table-cell>
          <table:table-cell table:style-name="ce42" office:value-type="float" office:value="228.775518046294">
            <text:p>228,7755180463</text:p>
          </table:table-cell>
          <table:table-cell table:style-name="ce44" office:value-type="float" office:value="228.775518046294">
            <text:p>228,7755180463</text:p>
          </table:table-cell>
          <table:table-cell table:style-name="ce47" office:value-type="float" office:value="228.775518046294">
            <text:p>228,7755180463</text:p>
          </table:table-cell>
          <table:table-cell table:style-name="ce7" office:value-type="float" office:value="244.137447780328">
            <text:p>244,1374477803</text:p>
          </table:table-cell>
          <table:table-cell table:style-name="ce13" office:value-type="float" office:value="244.137447780328">
            <text:p>244,1374477803</text:p>
          </table:table-cell>
          <table:table-cell table:style-name="ce17" office:value-type="float" office:value="244.137447780328">
            <text:p>244,1374477803</text:p>
          </table:table-cell>
          <table:table-cell table:style-name="ce20" office:value-type="float" office:value="244.137447780328">
            <text:p>244,1374477803</text:p>
          </table:table-cell>
          <table:table-cell table:style-name="ce54" office:value-type="float" office:value="244.137447780328">
            <text:p>244,1374477803</text:p>
          </table:table-cell>
          <table:table-cell table:style-name="ce30" office:value-type="float" office:value="238.003691084618">
            <text:p>238,0036910846</text:p>
          </table:table-cell>
          <table:table-cell table:style-name="ce39" office:value-type="float" office:value="238.003691084618">
            <text:p>238,0036910846</text:p>
          </table:table-cell>
          <table:table-cell table:style-name="ce42" office:value-type="float" office:value="238.003691084618">
            <text:p>238,0036910846</text:p>
          </table:table-cell>
          <table:table-cell table:style-name="ce44" office:value-type="float" office:value="238.003691084618">
            <text:p>238,0036910846</text:p>
          </table:table-cell>
          <table:table-cell table:style-name="ce67" office:value-type="float" office:value="238.003691084618">
            <text:p>238,0036910846</text:p>
          </table:table-cell>
          <table:table-cell table:style-name="ce71" office:value-type="float" office:value="442.30728531432">
            <text:p>442,3072853143</text:p>
          </table:table-cell>
          <table:table-cell table:style-name="ce13" office:value-type="float" office:value="442.30728531432">
            <text:p>442,3072853143</text:p>
          </table:table-cell>
          <table:table-cell table:style-name="ce17" office:value-type="float" office:value="442.30728531432">
            <text:p>442,3072853143</text:p>
          </table:table-cell>
          <table:table-cell table:style-name="ce20" office:value-type="float" office:value="442.30728531432">
            <text:p>442,3072853143</text:p>
          </table:table-cell>
          <table:table-cell table:style-name="ce25" office:value-type="float" office:value="442.30728531432">
            <text:p>442,3072853143</text:p>
          </table:table-cell>
          <table:table-cell table:style-name="ce76" office:value-type="float" office:value="627.076373749548">
            <text:p>627,0763737495</text:p>
          </table:table-cell>
          <table:table-cell table:style-name="ce39" office:value-type="float" office:value="627.076373749548">
            <text:p>627,0763737495</text:p>
          </table:table-cell>
          <table:table-cell table:style-name="ce42" office:value-type="float" office:value="627.076373749548">
            <text:p>627,0763737495</text:p>
          </table:table-cell>
          <table:table-cell table:style-name="ce44" office:value-type="float" office:value="627.076373749548">
            <text:p>627,0763737495</text:p>
          </table:table-cell>
          <table:table-cell table:style-name="ce67" office:value-type="float" office:value="627.076373749548">
            <text:p>627,0763737495</text:p>
          </table:table-cell>
          <table:table-cell table:style-name="ce71" office:value-type="float" office:value="134.174982046358">
            <text:p>134,1749820464</text:p>
          </table:table-cell>
          <table:table-cell table:style-name="ce13" office:value-type="float" office:value="134.174982046358">
            <text:p>134,1749820464</text:p>
          </table:table-cell>
          <table:table-cell table:style-name="ce17" office:value-type="float" office:value="134.174982046358">
            <text:p>134,1749820464</text:p>
          </table:table-cell>
          <table:table-cell table:style-name="ce20" office:value-type="float" office:value="134.174982046358">
            <text:p>134,1749820464</text:p>
          </table:table-cell>
          <table:table-cell table:style-name="ce25" office:value-type="float" office:value="134.174982046358">
            <text:p>134,1749820464</text:p>
          </table:table-cell>
          <table:table-cell table:style-name="ce30" office:value-type="float" office:value="380.065733102221">
            <text:p>380,0657331022</text:p>
          </table:table-cell>
          <table:table-cell table:style-name="ce39" office:value-type="float" office:value="380.065733102221">
            <text:p>380,0657331022</text:p>
          </table:table-cell>
          <table:table-cell table:style-name="ce42" office:value-type="float" office:value="380.065733102221">
            <text:p>380,0657331022</text:p>
          </table:table-cell>
          <table:table-cell table:style-name="ce44" office:value-type="float" office:value="380.065733102221">
            <text:p>380,0657331022</text:p>
          </table:table-cell>
          <table:table-cell table:style-name="ce67" office:value-type="float" office:value="380.065733102221">
            <text:p>380,0657331022</text:p>
          </table:table-cell>
          <table:table-cell table:style-name="ce7" office:value-type="float" office:value="636.068966548485">
            <text:p>636,0689665485</text:p>
          </table:table-cell>
          <table:table-cell table:style-name="ce13" office:value-type="float" office:value="636.068966548485">
            <text:p>636,0689665485</text:p>
          </table:table-cell>
          <table:table-cell table:style-name="ce17" office:value-type="float" office:value="636.068966548485">
            <text:p>636,0689665485</text:p>
          </table:table-cell>
          <table:table-cell table:style-name="ce20" office:value-type="float" office:value="636.068966548485">
            <text:p>636,0689665485</text:p>
          </table:table-cell>
          <table:table-cell table:style-name="ce25" office:value-type="float" office:value="636.068966548485">
            <text:p>636,0689665485</text:p>
          </table:table-cell>
          <table:table-cell table:style-name="ce30" office:value-type="float" office:value="311.650015907487">
            <text:p>311,6500159075</text:p>
          </table:table-cell>
          <table:table-cell table:style-name="ce39" office:value-type="float" office:value="311.650015907487">
            <text:p>311,6500159075</text:p>
          </table:table-cell>
          <table:table-cell table:style-name="ce42" office:value-type="float" office:value="311.650015907487">
            <text:p>311,6500159075</text:p>
          </table:table-cell>
          <table:table-cell table:style-name="ce44" office:value-type="float" office:value="311.650015907487">
            <text:p>311,6500159075</text:p>
          </table:table-cell>
          <table:table-cell table:style-name="ce67" office:value-type="float" office:value="311.650015907487">
            <text:p>311,6500159075</text:p>
          </table:table-cell>
          <table:table-cell table:style-name="ce7" office:value-type="string">
            <text:p>∞</text:p>
          </table:table-cell>
          <table:table-cell table:style-name="ce13" office:value-type="string">
            <text:p>∞</text:p>
          </table:table-cell>
          <table:table-cell table:style-name="ce17" office:value-type="string">
            <text:p>∞</text:p>
          </table:table-cell>
          <table:table-cell table:style-name="ce20" office:value-type="string">
            <text:p>∞</text:p>
          </table:table-cell>
          <table:table-cell table:style-name="ce25" office:value-type="string">
            <text:p>∞</text:p>
          </table:table-cell>
        </table:table-row>
        <table:table-row table:style-name="ro1">
          <table:table-cell table:number-columns-repeated="30"/>
          <table:table-cell table:style-name="ce78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4"/>
          <table:table-cell table:style-name="ce78"/>
          <table:table-cell table:number-columns-repeated="4"/>
          <table:table-cell table:style-name="ce78"/>
        </table:table-row>
        <table:table-row table:style-name="ro1">
          <table:table-cell office:value-type="string">
            <text:p>Lecture : </text:p>
          </table:table-cell>
          <table:table-cell table:style-name="ce9" office:value-type="string" table:number-columns-spanned="25" table:number-rows-spanned="1">
            <text:p>distance (m) entre le point de livraison de la mission 0 et le point de collecte de la mission 1 pour le chariot vert : </text:p>
          </table:table-cell>
          <table:covered-table-cell table:number-columns-repeated="24"/>
          <table:table-cell table:style-name="ce9" table:formula="of:=[.N4]" office:value-type="float" office:value="642.102868223325" table:number-columns-spanned="5" table:number-rows-spanned="1">
            <text:p>642,1028682233</text:p>
          </table:table-cell>
          <table:covered-table-cell table:number-columns-repeated="4"/>
          <table:table-cell office:value-type="string">
            <text:p>m</text:p>
          </table:table-cell>
          <table:table-cell table:number-columns-repeated="3"/>
          <table:table-cell table:style-name="ce78"/>
          <table:table-cell table:number-columns-repeated="9"/>
          <table:table-cell table:style-name="ce78"/>
          <table:table-cell table:number-columns-repeated="4"/>
          <table:table-cell table:style-name="ce78"/>
          <table:table-cell table:number-columns-repeated="5"/>
        </table:table-row>
        <table:table-row table:style-name="ro1">
          <table:table-cell table:style-name="Default"/>
          <table:table-cell table:number-columns-repeated="44"/>
          <table:table-cell table:style-name="ce78"/>
          <table:table-cell table:number-columns-repeated="10"/>
        </table:table-row>
        <table:table-row table:style-name="ro1">
          <table:table-cell table:style-name="ce2" office:value-type="string">
            <text:p>Node ID</text:p>
          </table:table-cell>
          <table:table-cell table:style-name="ce5" office:value-type="string" table:number-columns-spanned="5" table:number-rows-spanned="1">
            <text:p>Pickup → Delivery</text:p>
          </table:table-cell>
          <table:covered-table-cell table:number-columns-repeated="4"/>
          <table:table-cell table:number-columns-repeated="20"/>
          <table:table-cell table:style-name="ce1" table:number-columns-repeated="26"/>
          <table:table-cell table:number-columns-repeated="4"/>
        </table:table-row>
        <table:table-row table:style-name="ro1">
          <table:table-cell table:style-name="ce4" office:value-type="string">
            <text:p>stockMission_A[0]</text:p>
          </table:table-cell>
          <table:table-cell table:style-name="ce10" office:value-type="float" office:value="305.782918081373" table:number-columns-spanned="5" table:number-rows-spanned="1">
            <text:p>306</text:p>
          </table:table-cell>
          <table:covered-table-cell table:number-columns-repeated="4" table:style-name="ce15"/>
          <table:table-cell table:number-columns-repeated="20"/>
          <table:table-cell table:style-name="ce1" table:number-columns-repeated="26"/>
          <table:table-cell table:number-columns-repeated="4"/>
        </table:table-row>
        <table:table-row table:style-name="ro1">
          <table:table-cell table:style-name="ce4" office:value-type="string">
            <text:p>stockMission_A[1]</text:p>
          </table:table-cell>
          <table:table-cell table:style-name="ce10" office:value-type="float" office:value="412.748929125199" table:number-columns-spanned="5" table:number-rows-spanned="1">
            <text:p>413</text:p>
          </table:table-cell>
          <table:covered-table-cell table:number-columns-repeated="4" table:style-name="ce15"/>
          <table:table-cell table:number-columns-repeated="20"/>
          <table:table-cell table:style-name="ce77"/>
          <table:table-cell table:style-name="ce1" table:number-columns-repeated="24"/>
          <table:table-cell table:number-columns-repeated="5"/>
        </table:table-row>
        <table:table-row table:style-name="ro1">
          <table:table-cell table:style-name="ce4" office:value-type="string">
            <text:p>stockMission_A[2]</text:p>
          </table:table-cell>
          <table:table-cell table:style-name="ce10" office:value-type="float" office:value="393.307682161305" table:number-columns-spanned="5" table:number-rows-spanned="1">
            <text:p>393</text:p>
          </table:table-cell>
          <table:covered-table-cell table:number-columns-repeated="4" table:style-name="ce15"/>
          <table:table-cell table:number-columns-repeated="20"/>
          <table:table-cell table:style-name="ce77"/>
          <table:table-cell table:style-name="ce1" table:number-columns-repeated="4"/>
          <table:table-cell table:style-name="ce77"/>
          <table:table-cell table:style-name="ce1" table:number-columns-repeated="19"/>
          <table:table-cell table:number-columns-repeated="5"/>
        </table:table-row>
        <table:table-row table:style-name="ro1">
          <table:table-cell table:style-name="ce4" office:value-type="string">
            <text:p>stockMission_A[3]</text:p>
          </table:table-cell>
          <table:table-cell table:style-name="ce10" office:value-type="float" office:value="301.234632955678" table:number-columns-spanned="5" table:number-rows-spanned="1">
            <text:p>301</text:p>
          </table:table-cell>
          <table:covered-table-cell table:number-columns-repeated="4" table:style-name="ce15"/>
          <table:table-cell table:number-columns-repeated="20"/>
          <table:table-cell table:style-name="ce77"/>
          <table:table-cell table:style-name="ce1" table:number-columns-repeated="4"/>
          <table:table-cell table:style-name="ce77"/>
          <table:table-cell table:style-name="ce1" table:number-columns-repeated="19"/>
          <table:table-cell table:number-columns-repeated="5"/>
        </table:table-row>
        <table:table-row table:style-name="ro1">
          <table:table-cell table:style-name="ce4" office:value-type="string">
            <text:p>stockMission_A[4]</text:p>
          </table:table-cell>
          <table:table-cell table:style-name="ce10" office:value-type="float" office:value="615.932770196942" table:number-columns-spanned="5" table:number-rows-spanned="1">
            <text:p>616</text:p>
          </table:table-cell>
          <table:covered-table-cell table:number-columns-repeated="4" table:style-name="ce15"/>
          <table:table-cell table:style-name="ce1" table:number-columns-repeated="15"/>
          <table:table-cell table:number-columns-repeated="5"/>
          <table:table-cell table:style-name="ce1" table:number-columns-repeated="25"/>
          <table:table-cell table:number-columns-repeated="5"/>
        </table:table-row>
        <table:table-row table:style-name="ro1">
          <table:table-cell table:style-name="ce4" office:value-type="string">
            <text:p>stockMission_A[5]</text:p>
          </table:table-cell>
          <table:table-cell table:style-name="ce10" office:value-type="float" office:value="717.844129154788" table:number-columns-spanned="5" table:number-rows-spanned="1">
            <text:p>718</text:p>
          </table:table-cell>
          <table:covered-table-cell table:number-columns-repeated="4" table:style-name="ce15"/>
          <table:table-cell table:number-columns-repeated="50"/>
        </table:table-row>
        <table:table-row table:style-name="ro1">
          <table:table-cell table:style-name="ce4" office:value-type="string">
            <text:p>stockMission_A[6]</text:p>
          </table:table-cell>
          <table:table-cell table:style-name="ce10" office:value-type="float" office:value="103.453289704994" table:number-columns-spanned="5" table:number-rows-spanned="1">
            <text:p>103</text:p>
          </table:table-cell>
          <table:covered-table-cell table:number-columns-repeated="4" table:style-name="ce15"/>
          <table:table-cell table:number-columns-repeated="50"/>
        </table:table-row>
        <table:table-row table:style-name="ro1">
          <table:table-cell table:style-name="ce4" office:value-type="string">
            <text:p>stockMission_A[7]</text:p>
          </table:table-cell>
          <table:table-cell table:style-name="ce10" office:value-type="float" office:value="696.224605166855" table:number-columns-spanned="5" table:number-rows-spanned="1">
            <text:p>696</text:p>
          </table:table-cell>
          <table:covered-table-cell table:number-columns-repeated="4" table:style-name="ce15"/>
          <table:table-cell table:number-columns-repeated="50"/>
        </table:table-row>
        <table:table-row table:style-name="ro1">
          <table:table-cell table:style-name="ce4" office:value-type="string">
            <text:p>stockMission_A[8]</text:p>
          </table:table-cell>
          <table:table-cell table:style-name="ce10" office:value-type="float" office:value="799.454074040719" table:number-columns-spanned="5" table:number-rows-spanned="1">
            <text:p>799</text:p>
          </table:table-cell>
          <table:covered-table-cell table:number-columns-repeated="4" table:style-name="ce15"/>
          <table:table-cell table:number-columns-repeated="50"/>
        </table:table-row>
        <table:table-row table:style-name="ro1">
          <table:table-cell table:style-name="ce4" office:value-type="string">
            <text:p>stockMission_A[9]</text:p>
          </table:table-cell>
          <table:table-cell table:style-name="ce10" office:value-type="float" office:value="381.89418183601" table:number-columns-spanned="5" table:number-rows-spanned="1">
            <text:p>382</text:p>
          </table:table-cell>
          <table:covered-table-cell table:number-columns-repeated="4" table:style-name="ce15"/>
          <table:table-cell table:number-columns-repeated="50"/>
        </table:table-row>
        <table:table-row table:style-name="ro1">
          <table:table-cell table:style-name="Default"/>
          <table:table-cell table:number-columns-repeated="55"/>
        </table:table-row>
        <table:table-row table:style-name="ro1">
          <table:table-cell office:value-type="string">
            <text:p>Lecture : </text:p>
          </table:table-cell>
          <table:table-cell table:style-name="ce9" office:value-type="string" table:number-columns-spanned="17" table:number-rows-spanned="1">
            <text:p>distance (m) entre le point de collecte et le point de livraison de la mission 0 : </text:p>
          </table:table-cell>
          <table:covered-table-cell table:number-columns-repeated="16"/>
          <table:table-cell table:formula="of:=[.B18]" office:value-type="float" office:value="305.782918081373">
            <text:p>305,7829180814</text:p>
          </table:table-cell>
          <table:table-cell table:number-columns-repeated="37"/>
        </table:table-row>
        <table:table-row table:style-name="ro1" table:number-rows-repeated="4">
          <table:table-cell table:style-name="Default"/>
          <table:table-cell table:number-columns-repeated="55"/>
        </table:table-row>
        <table:table-row table:style-name="ro1">
          <table:table-cell table:style-name="Default"/>
          <table:table-cell table:number-columns-repeated="5"/>
          <table:table-cell table:style-name="ce31" office:value-type="string" table:number-columns-spanned="4" table:number-rows-spanned="1">
            <text:p>Vehicle</text:p>
          </table:table-cell>
          <table:covered-table-cell table:number-columns-repeated="2" table:style-name="ce40"/>
          <table:covered-table-cell table:style-name="ce45"/>
          <table:table-cell table:style-name="ce31" office:value-type="string" table:number-columns-spanned="20" table:number-rows-spanned="1">
            <text:p>Workload</text:p>
          </table:table-cell>
          <table:covered-table-cell table:number-columns-repeated="19" table:style-name="ce40"/>
          <table:table-cell table:number-columns-repeated="26"/>
        </table:table-row>
        <table:table-row table:style-name="ro1">
          <table:table-cell table:number-columns-repeated="6"/>
          <table:table-cell table:style-name="ce32" office:value-type="string" table:number-columns-spanned="4" table:number-rows-spanned="1">
            <text:p>StraddleCarrier_1</text:p>
          </table:table-cell>
          <table:covered-table-cell table:number-columns-repeated="3" table:style-name="ce40"/>
          <table:table-cell table:style-name="ce48" office:value-type="float" office:value="0" table:number-columns-spanned="5" table:number-rows-spanned="1">
            <text:p>0</text:p>
          </table:table-cell>
          <table:covered-table-cell table:number-columns-repeated="4" table:style-name="ce45"/>
          <table:table-cell table:style-name="ce45" office:value-type="float" office:value="3" table:number-columns-spanned="5" table:number-rows-spanned="1">
            <text:p>3</text:p>
          </table:table-cell>
          <table:covered-table-cell table:number-columns-repeated="4" table:style-name="ce45"/>
          <table:table-cell table:style-name="ce48" office:value-type="float" office:value="7" table:number-columns-spanned="5" table:number-rows-spanned="1">
            <text:p>7</text:p>
          </table:table-cell>
          <table:covered-table-cell table:number-columns-repeated="4" table:style-name="ce45"/>
          <table:table-cell table:style-name="ce48" office:value-type="string" table:number-columns-spanned="5" table:number-rows-spanned="1">
            <text:p>END</text:p>
          </table:table-cell>
          <table:covered-table-cell table:number-columns-repeated="4" table:style-name="ce45"/>
          <table:table-cell table:number-columns-repeated="26"/>
        </table:table-row>
        <table:table-row table:style-name="ro1">
          <table:table-cell table:number-columns-repeated="6"/>
          <table:table-cell table:style-name="ce33" office:value-type="string" table:number-columns-spanned="4" table:number-rows-spanned="1">
            <text:p>StraddleCarrier_2</text:p>
          </table:table-cell>
          <table:covered-table-cell table:number-columns-repeated="3" table:style-name="ce40"/>
          <table:table-cell table:style-name="ce45" office:value-type="float" office:value="1" table:number-columns-spanned="5" table:number-rows-spanned="1">
            <text:p>1</text:p>
          </table:table-cell>
          <table:covered-table-cell table:number-columns-repeated="4" table:style-name="ce45"/>
          <table:table-cell table:style-name="ce48" office:value-type="float" office:value="6" table:number-columns-spanned="5" table:number-rows-spanned="1">
            <text:p>6</text:p>
          </table:table-cell>
          <table:covered-table-cell table:number-columns-repeated="4" table:style-name="ce45"/>
          <table:table-cell table:style-name="ce48" office:value-type="float" office:value="9" table:number-columns-spanned="5" table:number-rows-spanned="1">
            <text:p>9</text:p>
          </table:table-cell>
          <table:covered-table-cell table:number-columns-repeated="4" table:style-name="ce45"/>
          <table:table-cell table:style-name="ce48" office:value-type="string" table:number-columns-spanned="5" table:number-rows-spanned="1">
            <text:p>END</text:p>
          </table:table-cell>
          <table:covered-table-cell table:number-columns-repeated="4" table:style-name="ce45"/>
          <table:table-cell table:number-columns-repeated="26"/>
        </table:table-row>
        <table:table-row table:style-name="ro1">
          <table:table-cell table:number-columns-repeated="6"/>
          <table:table-cell table:style-name="ce34" office:value-type="string" table:number-columns-spanned="4" table:number-rows-spanned="1">
            <text:p>StraddleCarrier_3</text:p>
          </table:table-cell>
          <table:covered-table-cell table:number-columns-repeated="3" table:style-name="ce40"/>
          <table:table-cell table:style-name="ce45" office:value-type="float" office:value="2" table:number-columns-spanned="5" table:number-rows-spanned="1">
            <text:p>2</text:p>
          </table:table-cell>
          <table:covered-table-cell table:number-columns-repeated="4" table:style-name="ce45"/>
          <table:table-cell table:style-name="ce48" office:value-type="float" office:value="5" table:number-columns-spanned="5" table:number-rows-spanned="1">
            <text:p>5</text:p>
          </table:table-cell>
          <table:covered-table-cell table:number-columns-repeated="4" table:style-name="ce45"/>
          <table:table-cell table:style-name="ce48" office:value-type="string" table:number-columns-spanned="5" table:number-rows-spanned="1">
            <text:p>END</text:p>
          </table:table-cell>
          <table:covered-table-cell table:number-columns-repeated="4" table:style-name="ce45"/>
          <table:table-cell table:style-name="ce48" table:number-columns-spanned="5" table:number-rows-spanned="1"/>
          <table:covered-table-cell table:number-columns-repeated="4" table:style-name="ce45"/>
          <table:table-cell table:number-columns-repeated="26"/>
        </table:table-row>
        <table:table-row table:style-name="ro1">
          <table:table-cell table:number-columns-repeated="6"/>
          <table:table-cell table:style-name="ce35" office:value-type="string" table:number-columns-spanned="4" table:number-rows-spanned="1">
            <text:p>StraddleCarrier_4</text:p>
          </table:table-cell>
          <table:covered-table-cell table:number-columns-repeated="3" table:style-name="ce40"/>
          <table:table-cell table:style-name="ce45" office:value-type="float" office:value="4" table:number-columns-spanned="5" table:number-rows-spanned="1">
            <text:p>4</text:p>
          </table:table-cell>
          <table:covered-table-cell table:number-columns-repeated="4" table:style-name="ce45"/>
          <table:table-cell table:style-name="ce48" office:value-type="string" table:number-columns-spanned="5" table:number-rows-spanned="1">
            <text:p>END</text:p>
          </table:table-cell>
          <table:covered-table-cell table:number-columns-repeated="4" table:style-name="ce45"/>
          <table:table-cell table:style-name="ce48" table:number-columns-spanned="5" table:number-rows-spanned="1"/>
          <table:covered-table-cell table:number-columns-repeated="4" table:style-name="ce45"/>
          <table:table-cell table:style-name="ce48" table:number-columns-spanned="5" table:number-rows-spanned="1"/>
          <table:covered-table-cell table:number-columns-repeated="4" table:style-name="ce45"/>
          <table:table-cell table:number-columns-repeated="26"/>
        </table:table-row>
        <table:table-row table:style-name="ro1">
          <table:table-cell table:number-columns-repeated="6"/>
          <table:table-cell table:style-name="ce36" office:value-type="string" table:number-columns-spanned="4" table:number-rows-spanned="1">
            <text:p>StraddleCarrier_5</text:p>
          </table:table-cell>
          <table:covered-table-cell table:number-columns-repeated="3" table:style-name="ce40"/>
          <table:table-cell table:style-name="ce45" office:value-type="float" office:value="8" table:number-columns-spanned="5" table:number-rows-spanned="1">
            <text:p>8</text:p>
          </table:table-cell>
          <table:covered-table-cell table:number-columns-repeated="4" table:style-name="ce45"/>
          <table:table-cell table:style-name="ce48" office:value-type="string" table:number-columns-spanned="5" table:number-rows-spanned="1">
            <text:p>END</text:p>
          </table:table-cell>
          <table:covered-table-cell table:number-columns-repeated="4" table:style-name="ce45"/>
          <table:table-cell table:style-name="ce48" table:number-columns-spanned="5" table:number-rows-spanned="1"/>
          <table:covered-table-cell table:number-columns-repeated="4" table:style-name="ce45"/>
          <table:table-cell table:style-name="ce48" table:number-columns-spanned="5" table:number-rows-spanned="1"/>
          <table:covered-table-cell table:number-columns-repeated="4" table:style-name="ce45"/>
          <table:table-cell table:number-columns-repeated="26"/>
        </table:table-row>
        <table:table-row table:style-name="ro1" table:number-rows-repeated="1048536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Time" table:style-name="ta1">
        <table:table-column table:style-name="co4" table:default-cell-style-name="ce4"/>
        <table:table-column table:style-name="co3" table:default-cell-style-name="ce81"/>
        <table:table-column table:style-name="co3" table:default-cell-style-name="ce84"/>
        <table:table-column table:style-name="co3" table:default-cell-style-name="ce86"/>
        <table:table-column table:style-name="co3" table:default-cell-style-name="ce88"/>
        <table:table-column table:style-name="co3" table:default-cell-style-name="ce90"/>
        <table:table-column table:style-name="co3" table:number-columns-repeated="50" table:default-cell-style-name="Default"/>
        <table:table-row table:style-name="ro1" table:number-rows-repeated="2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2" office:value-type="string">
            <text:p>Node ID</text:p>
          </table:table-cell>
          <table:table-cell table:style-name="ce5" office:value-type="string" table:number-columns-spanned="5" table:number-rows-spanned="1">
            <text:p>DEPOT</text:p>
          </table:table-cell>
          <table:covered-table-cell table:number-columns-repeated="3" table:style-name="ce11"/>
          <table:covered-table-cell table:style-name="ce22"/>
          <table:table-cell table:style-name="ce92" office:value-type="string" table:number-columns-spanned="5" table:number-rows-spanned="1">
            <text:p>stockMission_A[0]</text:p>
          </table:table-cell>
          <table:covered-table-cell table:number-columns-repeated="4" table:style-name="ce37"/>
          <table:table-cell table:style-name="ce5" office:value-type="string" table:number-columns-spanned="5" table:number-rows-spanned="1">
            <text:p>stockMission_A[1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2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3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4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5]</text:p>
          </table:table-cell>
          <table:covered-table-cell table:number-columns-repeated="4" table:style-name="ce37"/>
          <table:table-cell table:style-name="ce55" office:value-type="string" table:number-columns-spanned="5" table:number-rows-spanned="1">
            <text:p>stockMission_A[6]</text:p>
          </table:table-cell>
          <table:covered-table-cell table:number-columns-repeated="4" table:style-name="ce58"/>
          <table:table-cell table:style-name="ce5" office:value-type="string" table:number-columns-spanned="5" table:number-rows-spanned="1">
            <text:p>stockMission_A[7]</text:p>
          </table:table-cell>
          <table:covered-table-cell table:number-columns-repeated="4" table:style-name="ce37"/>
          <table:table-cell table:style-name="ce110" office:value-type="string" table:number-columns-spanned="5" table:number-rows-spanned="1">
            <text:p>stockMission_A[8]</text:p>
          </table:table-cell>
          <table:covered-table-cell table:number-columns-repeated="4" table:style-name="ce58"/>
          <table:table-cell table:style-name="ce111" office:value-type="string" table:number-columns-spanned="5" table:number-rows-spanned="1">
            <text:p>stockMission_A[9]</text:p>
          </table:table-cell>
          <table:covered-table-cell table:number-columns-repeated="3" table:style-name="ce11"/>
          <table:covered-table-cell table:style-name="ce22"/>
        </table:table-row>
        <table:table-row table:style-name="ro1">
          <table:table-cell table:style-name="ce3" office:value-type="string">
            <text:p>DEPOT</text:p>
          </table:table-cell>
          <table:table-cell table:number-columns-repeated="5" office:value-type="time" office:time-value="PT00H00M00S">
            <text:p>00:00:00</text:p>
          </table:table-cell>
          <table:table-cell table:style-name="ce93" office:value-type="time" office:time-value="PT00H00M53.9S">
            <text:p>00:00:54</text:p>
          </table:table-cell>
          <table:table-cell table:style-name="ce95" office:value-type="time" office:time-value="PT00H00M55.43S">
            <text:p>00:00:55</text:p>
          </table:table-cell>
          <table:table-cell table:style-name="ce97" office:value-type="time" office:time-value="PT00H00M56.97S">
            <text:p>00:00:57</text:p>
          </table:table-cell>
          <table:table-cell table:style-name="ce99" office:value-type="time" office:time-value="PT00H00M57.32S">
            <text:p>00:00:57</text:p>
          </table:table-cell>
          <table:table-cell table:style-name="ce102" office:value-type="time" office:time-value="PT00H00M55.73S">
            <text:p>00:00:56</text:p>
          </table:table-cell>
          <table:table-cell table:style-name="ce81" office:value-type="time" office:time-value="PT00H01M25.32S">
            <text:p>00:01:25</text:p>
          </table:table-cell>
          <table:table-cell table:style-name="ce84" office:value-type="time" office:time-value="PT00H01M26.86S">
            <text:p>00:01:27</text:p>
          </table:table-cell>
          <table:table-cell table:style-name="ce86" office:value-type="time" office:time-value="PT00H01M28.39S">
            <text:p>00:01:28</text:p>
          </table:table-cell>
          <table:table-cell table:style-name="ce88" office:value-type="time" office:time-value="PT00H01M29.94S">
            <text:p>00:01:30</text:p>
          </table:table-cell>
          <table:table-cell table:style-name="ce104" office:value-type="time" office:time-value="PT00H01M31.47S">
            <text:p>00:01:31</text:p>
          </table:table-cell>
          <table:table-cell table:style-name="ce93" office:value-type="time" office:time-value="PT00H01M22.17S">
            <text:p>00:01:22</text:p>
          </table:table-cell>
          <table:table-cell table:style-name="ce95" office:value-type="time" office:time-value="PT00H01M23.7S">
            <text:p>00:01:24</text:p>
          </table:table-cell>
          <table:table-cell table:style-name="ce97" office:value-type="time" office:time-value="PT00H01M25.24S">
            <text:p>00:01:25</text:p>
          </table:table-cell>
          <table:table-cell table:style-name="ce99" office:value-type="time" office:time-value="PT00H01M26.78S">
            <text:p>00:01:27</text:p>
          </table:table-cell>
          <table:table-cell table:style-name="ce105" office:value-type="time" office:time-value="PT00H01M28.32S">
            <text:p>00:01:28</text:p>
          </table:table-cell>
          <table:table-cell table:style-name="ce106" office:value-type="time" office:time-value="PT00H01M16.66S">
            <text:p>00:01:17</text:p>
          </table:table-cell>
          <table:table-cell table:style-name="ce84" office:value-type="time" office:time-value="PT00H01M15.07S">
            <text:p>00:01:15</text:p>
          </table:table-cell>
          <table:table-cell table:style-name="ce86" office:value-type="time" office:time-value="PT00H01M13.48S">
            <text:p>00:01:13</text:p>
          </table:table-cell>
          <table:table-cell table:style-name="ce88" office:value-type="time" office:time-value="PT00H01M11.89S">
            <text:p>00:01:12</text:p>
          </table:table-cell>
          <table:table-cell table:style-name="ce107" office:value-type="time" office:time-value="PT00H01M10.3S">
            <text:p>00:01:10</text:p>
          </table:table-cell>
          <table:table-cell table:style-name="ce108" office:value-type="time" office:time-value="PT00H02M06.56S">
            <text:p>00:02:07</text:p>
          </table:table-cell>
          <table:table-cell table:style-name="ce95" office:value-type="time" office:time-value="PT00H02M04.97S">
            <text:p>00:02:05</text:p>
          </table:table-cell>
          <table:table-cell table:style-name="ce97" office:value-type="time" office:time-value="PT00H02M03.38S">
            <text:p>00:02:03</text:p>
          </table:table-cell>
          <table:table-cell table:style-name="ce99" office:value-type="time" office:time-value="PT00H02M01.79S">
            <text:p>00:02:02</text:p>
          </table:table-cell>
          <table:table-cell table:style-name="ce105" office:value-type="time" office:time-value="PT00H02M00.2S">
            <text:p>00:02:00</text:p>
          </table:table-cell>
          <table:table-cell table:style-name="ce106" office:value-type="time" office:time-value="PT00H01M14.13S">
            <text:p>00:01:14</text:p>
          </table:table-cell>
          <table:table-cell table:style-name="ce84" office:value-type="time" office:time-value="PT00H01M15.67S">
            <text:p>00:01:16</text:p>
          </table:table-cell>
          <table:table-cell table:style-name="ce86" office:value-type="time" office:time-value="PT00H01M17.21S">
            <text:p>00:01:17</text:p>
          </table:table-cell>
          <table:table-cell table:style-name="ce88" office:value-type="time" office:time-value="PT00H01M18.75S">
            <text:p>00:01:19</text:p>
          </table:table-cell>
          <table:table-cell table:style-name="ce107" office:value-type="time" office:time-value="PT00H01M20.28S">
            <text:p>00:01:20</text:p>
          </table:table-cell>
          <table:table-cell table:style-name="ce93" office:value-type="time" office:time-value="PT00H01M29.29S">
            <text:p>00:01:29</text:p>
          </table:table-cell>
          <table:table-cell table:style-name="ce95" office:value-type="time" office:time-value="PT00H01M30.83S">
            <text:p>00:01:31</text:p>
          </table:table-cell>
          <table:table-cell table:style-name="ce97" office:value-type="time" office:time-value="PT00H01M32.37S">
            <text:p>00:01:32</text:p>
          </table:table-cell>
          <table:table-cell table:style-name="ce99" office:value-type="time" office:time-value="PT00H01M33.91S">
            <text:p>00:01:34</text:p>
          </table:table-cell>
          <table:table-cell table:style-name="ce105" office:value-type="time" office:time-value="PT00H01M35.44S">
            <text:p>00:01:35</text:p>
          </table:table-cell>
          <table:table-cell table:style-name="ce81" office:value-type="time" office:time-value="PT00H02M10.49S">
            <text:p>00:02:10</text:p>
          </table:table-cell>
          <table:table-cell table:style-name="ce84" office:value-type="time" office:time-value="PT00H02M08.91S">
            <text:p>00:02:09</text:p>
          </table:table-cell>
          <table:table-cell table:style-name="ce86" office:value-type="time" office:time-value="PT00H02M07.31S">
            <text:p>00:02:07</text:p>
          </table:table-cell>
          <table:table-cell table:style-name="ce88" office:value-type="time" office:time-value="PT00H02M05.73S">
            <text:p>00:02:06</text:p>
          </table:table-cell>
          <table:table-cell table:style-name="ce107" office:value-type="time" office:time-value="PT00H02M04.14S">
            <text:p>00:02:04</text:p>
          </table:table-cell>
          <table:table-cell table:style-name="ce93" office:value-type="time" office:time-value="PT00H01M39.62S">
            <text:p>00:01:40</text:p>
          </table:table-cell>
          <table:table-cell table:style-name="ce95" office:value-type="time" office:time-value="PT00H01M41.16S">
            <text:p>00:01:41</text:p>
          </table:table-cell>
          <table:table-cell table:style-name="ce97" office:value-type="time" office:time-value="PT00H01M42.69S">
            <text:p>00:01:43</text:p>
          </table:table-cell>
          <table:table-cell table:style-name="ce99" office:value-type="time" office:time-value="PT00H01M44.23S">
            <text:p>00:01:44</text:p>
          </table:table-cell>
          <table:table-cell table:style-name="ce105" office:value-type="time" office:time-value="PT00H01M45.77S">
            <text:p>00:01:46</text:p>
          </table:table-cell>
          <table:table-cell table:style-name="ce81" office:value-type="time" office:time-value="PT00H01M19.45S">
            <text:p>00:01:19</text:p>
          </table:table-cell>
          <table:table-cell table:style-name="ce84" office:value-type="time" office:time-value="PT00H01M17.86S">
            <text:p>00:01:18</text:p>
          </table:table-cell>
          <table:table-cell table:style-name="ce86" office:value-type="time" office:time-value="PT00H01M16.27S">
            <text:p>00:01:16</text:p>
          </table:table-cell>
          <table:table-cell table:style-name="ce88" office:value-type="time" office:time-value="PT00H01M14.68S">
            <text:p>00:01:15</text:p>
          </table:table-cell>
          <table:table-cell table:style-name="ce107" office:value-type="time" office:time-value="PT00H01M13.09S">
            <text:p>00:01:13</text:p>
          </table:table-cell>
        </table:table-row>
        <table:table-row table:style-name="ro1">
          <table:table-cell office:value-type="string">
            <text:p>stockMission_A[0]</text:p>
          </table:table-cell>
          <table:table-cell table:style-name="ce82" office:value-type="time" office:time-value="PT00H01M33.56S">
            <text:p>00:01:34</text:p>
          </table:table-cell>
          <table:table-cell table:style-name="ce85" office:value-type="time" office:time-value="PT00H01M31.97S">
            <text:p>00:01:32</text:p>
          </table:table-cell>
          <table:table-cell table:style-name="ce87" office:value-type="time" office:time-value="PT00H01M30.38S">
            <text:p>00:01:30</text:p>
          </table:table-cell>
          <table:table-cell table:style-name="ce89" office:value-type="time" office:time-value="PT00H01M28.8S">
            <text:p>00:01:29</text:p>
          </table:table-cell>
          <table:table-cell table:style-name="ce91" office:value-type="time" office:time-value="PT00H01M27.2S">
            <text:p>00:01:27</text:p>
          </table:table-cell>
          <table:table-cell table:style-name="ce94" office:value-type="time" office:time-value="PT00H00M00S">
            <text:p>00:00:00</text:p>
          </table:table-cell>
          <table:table-cell table:style-name="ce96" office:value-type="time" office:time-value="PT00H00M00S">
            <text:p>00:00:00</text:p>
          </table:table-cell>
          <table:table-cell table:style-name="ce98" office:value-type="time" office:time-value="PT00H00M00S">
            <text:p>00:00:00</text:p>
          </table:table-cell>
          <table:table-cell table:style-name="ce100" office:value-type="time" office:time-value="PT00H00M00S">
            <text:p>00:00:00</text:p>
          </table:table-cell>
          <table:table-cell table:style-name="ce103" office:value-type="time" office:time-value="PT00H00M00S">
            <text:p>00:00:00</text:p>
          </table:table-cell>
          <table:table-cell table:style-name="ce82" office:value-type="time" office:time-value="PT00H02M41.94S">
            <text:p>00:02:42</text:p>
          </table:table-cell>
          <table:table-cell table:style-name="ce85" office:value-type="time" office:time-value="PT00H02M41.94S">
            <text:p>00:02:42</text:p>
          </table:table-cell>
          <table:table-cell table:style-name="ce87" office:value-type="time" office:time-value="PT00H02M41.94S">
            <text:p>00:02:42</text:p>
          </table:table-cell>
          <table:table-cell table:style-name="ce89" office:value-type="time" office:time-value="PT00H02M41.94S">
            <text:p>00:02:42</text:p>
          </table:table-cell>
          <table:table-cell table:style-name="ce91" office:value-type="time" office:time-value="PT00H02M41.94S">
            <text:p>00:02:42</text:p>
          </table:table-cell>
          <table:table-cell table:style-name="ce94" office:value-type="time" office:time-value="PT00H02M38.78S">
            <text:p>00:02:39</text:p>
          </table:table-cell>
          <table:table-cell table:style-name="ce96" office:value-type="time" office:time-value="PT00H02M38.78S">
            <text:p>00:02:39</text:p>
          </table:table-cell>
          <table:table-cell table:style-name="ce98" office:value-type="time" office:time-value="PT00H02M38.78S">
            <text:p>00:02:39</text:p>
          </table:table-cell>
          <table:table-cell table:style-name="ce100" office:value-type="time" office:time-value="PT00H02M38.78S">
            <text:p>00:02:39</text:p>
          </table:table-cell>
          <table:table-cell table:style-name="ce103" office:value-type="time" office:time-value="PT00H02M38.78S">
            <text:p>00:02:39</text:p>
          </table:table-cell>
          <table:table-cell table:style-name="ce82" office:value-type="time" office:time-value="PT00H00M41.7S">
            <text:p>00:00:42</text:p>
          </table:table-cell>
          <table:table-cell table:style-name="ce85" office:value-type="time" office:time-value="PT00H00M41.7S">
            <text:p>00:00:42</text:p>
          </table:table-cell>
          <table:table-cell table:style-name="ce87" office:value-type="time" office:time-value="PT00H00M41.7S">
            <text:p>00:00:42</text:p>
          </table:table-cell>
          <table:table-cell table:style-name="ce89" office:value-type="time" office:time-value="PT00H00M41.7S">
            <text:p>00:00:42</text:p>
          </table:table-cell>
          <table:table-cell table:style-name="ce91" office:value-type="time" office:time-value="PT00H00M41.7S">
            <text:p>00:00:42</text:p>
          </table:table-cell>
          <table:table-cell table:style-name="ce94" office:value-type="time" office:time-value="PT00H00M56.06S">
            <text:p>00:00:56</text:p>
          </table:table-cell>
          <table:table-cell table:style-name="ce96" office:value-type="time" office:time-value="PT00H00M56.06S">
            <text:p>00:00:56</text:p>
          </table:table-cell>
          <table:table-cell table:style-name="ce98" office:value-type="time" office:time-value="PT00H00M56.06S">
            <text:p>00:00:56</text:p>
          </table:table-cell>
          <table:table-cell table:style-name="ce100" office:value-type="time" office:time-value="PT00H00M56.06S">
            <text:p>00:00:56</text:p>
          </table:table-cell>
          <table:table-cell table:style-name="ce103" office:value-type="time" office:time-value="PT00H00M56.06S">
            <text:p>00:00:56</text:p>
          </table:table-cell>
          <table:table-cell table:style-name="ce82" office:value-type="time" office:time-value="PT00H02M29.15S">
            <text:p>00:02:29</text:p>
          </table:table-cell>
          <table:table-cell table:style-name="ce85" office:value-type="time" office:time-value="PT00H02M29.15S">
            <text:p>00:02:29</text:p>
          </table:table-cell>
          <table:table-cell table:style-name="ce87" office:value-type="time" office:time-value="PT00H02M29.15S">
            <text:p>00:02:29</text:p>
          </table:table-cell>
          <table:table-cell table:style-name="ce89" office:value-type="time" office:time-value="PT00H02M29.15S">
            <text:p>00:02:29</text:p>
          </table:table-cell>
          <table:table-cell table:style-name="ce91" office:value-type="time" office:time-value="PT00H02M29.15S">
            <text:p>00:02:29</text:p>
          </table:table-cell>
          <table:table-cell table:style-name="ce94" office:value-type="time" office:time-value="PT00H01M47.32S">
            <text:p>00:01:47</text:p>
          </table:table-cell>
          <table:table-cell table:style-name="ce96" office:value-type="time" office:time-value="PT00H01M47.32S">
            <text:p>00:01:47</text:p>
          </table:table-cell>
          <table:table-cell table:style-name="ce98" office:value-type="time" office:time-value="PT00H01M47.32S">
            <text:p>00:01:47</text:p>
          </table:table-cell>
          <table:table-cell table:style-name="ce100" office:value-type="time" office:time-value="PT00H01M47.32S">
            <text:p>00:01:47</text:p>
          </table:table-cell>
          <table:table-cell table:style-name="ce103" office:value-type="time" office:time-value="PT00H01M47.32S">
            <text:p>00:01:47</text:p>
          </table:table-cell>
          <table:table-cell table:style-name="ce82" office:value-type="time" office:time-value="PT00H00M59.99S">
            <text:p>00:01:00</text:p>
          </table:table-cell>
          <table:table-cell table:style-name="ce85" office:value-type="time" office:time-value="PT00H00M59.99S">
            <text:p>00:01:00</text:p>
          </table:table-cell>
          <table:table-cell table:style-name="ce87" office:value-type="time" office:time-value="PT00H00M59.99S">
            <text:p>00:01:00</text:p>
          </table:table-cell>
          <table:table-cell table:style-name="ce89" office:value-type="time" office:time-value="PT00H00M59.99S">
            <text:p>00:01:00</text:p>
          </table:table-cell>
          <table:table-cell table:style-name="ce91" office:value-type="time" office:time-value="PT00H00M59.99S">
            <text:p>00:01:00</text:p>
          </table:table-cell>
          <table:table-cell table:style-name="ce94" office:value-type="time" office:time-value="PT00H02M56.24S">
            <text:p>00:02:56</text:p>
          </table:table-cell>
          <table:table-cell table:style-name="ce96" office:value-type="time" office:time-value="PT00H02M56.24S">
            <text:p>00:02:56</text:p>
          </table:table-cell>
          <table:table-cell table:style-name="ce98" office:value-type="time" office:time-value="PT00H02M56.24S">
            <text:p>00:02:56</text:p>
          </table:table-cell>
          <table:table-cell table:style-name="ce100" office:value-type="time" office:time-value="PT00H02M56.24S">
            <text:p>00:02:56</text:p>
          </table:table-cell>
          <table:table-cell table:style-name="ce103" office:value-type="time" office:time-value="PT00H02M56.24S">
            <text:p>00:02:56</text:p>
          </table:table-cell>
          <table:table-cell table:style-name="ce82" office:value-type="time" office:time-value="PT00H00M46.77S">
            <text:p>00:00:47</text:p>
          </table:table-cell>
          <table:table-cell table:style-name="ce85" office:value-type="time" office:time-value="PT00H00M46.77S">
            <text:p>00:00:47</text:p>
          </table:table-cell>
          <table:table-cell table:style-name="ce87" office:value-type="time" office:time-value="PT00H00M46.77S">
            <text:p>00:00:47</text:p>
          </table:table-cell>
          <table:table-cell table:style-name="ce89" office:value-type="time" office:time-value="PT00H00M46.77S">
            <text:p>00:00:47</text:p>
          </table:table-cell>
          <table:table-cell table:style-name="ce91" office:value-type="time" office:time-value="PT00H00M46.77S">
            <text:p>00:00:47</text:p>
          </table:table-cell>
        </table:table-row>
        <table:table-row table:style-name="ro1">
          <table:table-cell office:value-type="string">
            <text:p>stockMission_A[1]</text:p>
          </table:table-cell>
          <table:table-cell table:style-name="ce83" office:value-type="time" office:time-value="PT00H01M29.35S">
            <text:p>00:01:29</text:p>
          </table:table-cell>
          <table:table-cell table:style-name="ce85" office:value-type="time" office:time-value="PT00H01M30.89S">
            <text:p>00:01:31</text:p>
          </table:table-cell>
          <table:table-cell table:style-name="ce87" office:value-type="time" office:time-value="PT00H01M32.42S">
            <text:p>00:01:32</text:p>
          </table:table-cell>
          <table:table-cell table:style-name="ce89" office:value-type="time" office:time-value="PT00H01M33.96S">
            <text:p>00:01:34</text:p>
          </table:table-cell>
          <table:table-cell table:style-name="ce91" office:value-type="time" office:time-value="PT00H01M35.5S">
            <text:p>00:01:36</text:p>
          </table:table-cell>
          <table:table-cell table:style-name="ce94" office:value-type="time" office:time-value="PT00H01M39.58S">
            <text:p>00:01:40</text:p>
          </table:table-cell>
          <table:table-cell table:style-name="ce96" office:value-type="time" office:time-value="PT00H01M39.58S">
            <text:p>00:01:40</text:p>
          </table:table-cell>
          <table:table-cell table:style-name="ce98" office:value-type="time" office:time-value="PT00H01M39.58S">
            <text:p>00:01:40</text:p>
          </table:table-cell>
          <table:table-cell table:style-name="ce100" office:value-type="time" office:time-value="PT00H01M39.58S">
            <text:p>00:01:40</text:p>
          </table:table-cell>
          <table:table-cell table:style-name="ce103" office:value-type="time" office:time-value="PT00H01M39.58S">
            <text:p>00:01:40</text:p>
          </table:table-cell>
          <table:table-cell table:style-name="ce81" office:value-type="time" office:time-value="PT00H00M00S">
            <text:p>00:00:00</text:p>
          </table:table-cell>
          <table:table-cell table:style-name="ce84" office:value-type="time" office:time-value="PT00H00M00S">
            <text:p>00:00:00</text:p>
          </table:table-cell>
          <table:table-cell table:style-name="ce86" office:value-type="time" office:time-value="PT00H00M00S">
            <text:p>00:00:00</text:p>
          </table:table-cell>
          <table:table-cell table:style-name="ce88" office:value-type="time" office:time-value="PT00H00M00S">
            <text:p>00:00:00</text:p>
          </table:table-cell>
          <table:table-cell table:style-name="ce90" office:value-type="time" office:time-value="PT00H00M00S">
            <text:p>00:00:00</text:p>
          </table:table-cell>
          <table:table-cell table:style-name="ce94" office:value-type="time" office:time-value="PT00H01M45.87S">
            <text:p>00:01:46</text:p>
          </table:table-cell>
          <table:table-cell table:style-name="ce96" office:value-type="time" office:time-value="PT00H01M45.87S">
            <text:p>00:01:46</text:p>
          </table:table-cell>
          <table:table-cell table:style-name="ce98" office:value-type="time" office:time-value="PT00H01M45.87S">
            <text:p>00:01:46</text:p>
          </table:table-cell>
          <table:table-cell table:style-name="ce100" office:value-type="time" office:time-value="PT00H01M45.87S">
            <text:p>00:01:46</text:p>
          </table:table-cell>
          <table:table-cell table:style-name="ce103" office:value-type="time" office:time-value="PT00H01M45.87S">
            <text:p>00:01:46</text:p>
          </table:table-cell>
          <table:table-cell table:style-name="ce83" office:value-type="time" office:time-value="PT00H02M07.05S">
            <text:p>00:02:07</text:p>
          </table:table-cell>
          <table:table-cell table:style-name="ce85" office:value-type="time" office:time-value="PT00H02M07.05S">
            <text:p>00:02:07</text:p>
          </table:table-cell>
          <table:table-cell table:style-name="ce87" office:value-type="time" office:time-value="PT00H02M07.05S">
            <text:p>00:02:07</text:p>
          </table:table-cell>
          <table:table-cell table:style-name="ce89" office:value-type="time" office:time-value="PT00H02M07.05S">
            <text:p>00:02:07</text:p>
          </table:table-cell>
          <table:table-cell table:style-name="ce91" office:value-type="time" office:time-value="PT00H02M07.05S">
            <text:p>00:02:07</text:p>
          </table:table-cell>
          <table:table-cell table:style-name="ce94" office:value-type="time" office:time-value="PT00H02M33.36S">
            <text:p>00:02:33</text:p>
          </table:table-cell>
          <table:table-cell table:style-name="ce96" office:value-type="time" office:time-value="PT00H02M33.36S">
            <text:p>00:02:33</text:p>
          </table:table-cell>
          <table:table-cell table:style-name="ce98" office:value-type="time" office:time-value="PT00H02M33.36S">
            <text:p>00:02:33</text:p>
          </table:table-cell>
          <table:table-cell table:style-name="ce100" office:value-type="time" office:time-value="PT00H02M33.36S">
            <text:p>00:02:33</text:p>
          </table:table-cell>
          <table:table-cell table:style-name="ce103" office:value-type="time" office:time-value="PT00H02M33.36S">
            <text:p>00:02:33</text:p>
          </table:table-cell>
          <table:table-cell table:style-name="ce83" office:value-type="time" office:time-value="PT00H00M59.32S">
            <text:p>00:00:59</text:p>
          </table:table-cell>
          <table:table-cell table:style-name="ce85" office:value-type="time" office:time-value="PT00H00M59.32S">
            <text:p>00:00:59</text:p>
          </table:table-cell>
          <table:table-cell table:style-name="ce87" office:value-type="time" office:time-value="PT00H00M59.32S">
            <text:p>00:00:59</text:p>
          </table:table-cell>
          <table:table-cell table:style-name="ce89" office:value-type="time" office:time-value="PT00H00M59.32S">
            <text:p>00:00:59</text:p>
          </table:table-cell>
          <table:table-cell table:style-name="ce91" office:value-type="time" office:time-value="PT00H00M59.32S">
            <text:p>00:00:59</text:p>
          </table:table-cell>
          <table:table-cell table:style-name="ce94" office:value-type="time" office:time-value="PT00H00M46S">
            <text:p>00:00:46</text:p>
          </table:table-cell>
          <table:table-cell table:style-name="ce96" office:value-type="time" office:time-value="PT00H00M46S">
            <text:p>00:00:46</text:p>
          </table:table-cell>
          <table:table-cell table:style-name="ce98" office:value-type="time" office:time-value="PT00H00M46S">
            <text:p>00:00:46</text:p>
          </table:table-cell>
          <table:table-cell table:style-name="ce100" office:value-type="time" office:time-value="PT00H00M46S">
            <text:p>00:00:46</text:p>
          </table:table-cell>
          <table:table-cell table:style-name="ce103" office:value-type="time" office:time-value="PT00H00M46S">
            <text:p>00:00:46</text:p>
          </table:table-cell>
          <table:table-cell table:style-name="ce83" office:value-type="time" office:time-value="PT00H02M37.29S">
            <text:p>00:02:37</text:p>
          </table:table-cell>
          <table:table-cell table:style-name="ce85" office:value-type="time" office:time-value="PT00H02M37.29S">
            <text:p>00:02:37</text:p>
          </table:table-cell>
          <table:table-cell table:style-name="ce87" office:value-type="time" office:time-value="PT00H02M37.29S">
            <text:p>00:02:37</text:p>
          </table:table-cell>
          <table:table-cell table:style-name="ce89" office:value-type="time" office:time-value="PT00H02M37.29S">
            <text:p>00:02:37</text:p>
          </table:table-cell>
          <table:table-cell table:style-name="ce91" office:value-type="time" office:time-value="PT00H02M37.29S">
            <text:p>00:02:37</text:p>
          </table:table-cell>
          <table:table-cell table:style-name="ce94" office:value-type="time" office:time-value="PT00H02M03.32S">
            <text:p>00:02:03</text:p>
          </table:table-cell>
          <table:table-cell table:style-name="ce96" office:value-type="time" office:time-value="PT00H02M03.32S">
            <text:p>00:02:03</text:p>
          </table:table-cell>
          <table:table-cell table:style-name="ce98" office:value-type="time" office:time-value="PT00H02M03.32S">
            <text:p>00:02:03</text:p>
          </table:table-cell>
          <table:table-cell table:style-name="ce100" office:value-type="time" office:time-value="PT00H02M03.32S">
            <text:p>00:02:03</text:p>
          </table:table-cell>
          <table:table-cell table:style-name="ce103" office:value-type="time" office:time-value="PT00H02M03.32S">
            <text:p>00:02:03</text:p>
          </table:table-cell>
          <table:table-cell table:style-name="ce83" office:value-type="time" office:time-value="PT00H01M39.19S">
            <text:p>00:01:39</text:p>
          </table:table-cell>
          <table:table-cell table:style-name="ce85" office:value-type="time" office:time-value="PT00H01M39.19S">
            <text:p>00:01:39</text:p>
          </table:table-cell>
          <table:table-cell table:style-name="ce87" office:value-type="time" office:time-value="PT00H01M39.19S">
            <text:p>00:01:39</text:p>
          </table:table-cell>
          <table:table-cell table:style-name="ce89" office:value-type="time" office:time-value="PT00H01M39.19S">
            <text:p>00:01:39</text:p>
          </table:table-cell>
          <table:table-cell table:style-name="ce91" office:value-type="time" office:time-value="PT00H01M39.19S">
            <text:p>00:01:39</text:p>
          </table:table-cell>
        </table:table-row>
        <table:table-row table:style-name="ro1">
          <table:table-cell office:value-type="string">
            <text:p>stockMission_A[2]</text:p>
          </table:table-cell>
          <table:table-cell table:style-name="ce83" office:value-type="time" office:time-value="PT00H01M29.58S">
            <text:p>00:01:30</text:p>
          </table:table-cell>
          <table:table-cell table:style-name="ce85" office:value-type="time" office:time-value="PT00H01M31.12S">
            <text:p>00:01:31</text:p>
          </table:table-cell>
          <table:table-cell table:style-name="ce87" office:value-type="time" office:time-value="PT00H01M32.65S">
            <text:p>00:01:33</text:p>
          </table:table-cell>
          <table:table-cell table:style-name="ce89" office:value-type="time" office:time-value="PT00H01M34.19S">
            <text:p>00:01:34</text:p>
          </table:table-cell>
          <table:table-cell table:style-name="ce91" office:value-type="time" office:time-value="PT00H01M35.73S">
            <text:p>00:01:36</text:p>
          </table:table-cell>
          <table:table-cell table:style-name="ce94" office:value-type="time" office:time-value="PT00H01M50.32S">
            <text:p>00:01:50</text:p>
          </table:table-cell>
          <table:table-cell table:style-name="ce96" office:value-type="time" office:time-value="PT00H01M50.32S">
            <text:p>00:01:50</text:p>
          </table:table-cell>
          <table:table-cell table:style-name="ce98" office:value-type="time" office:time-value="PT00H01M50.32S">
            <text:p>00:01:50</text:p>
          </table:table-cell>
          <table:table-cell table:style-name="ce100" office:value-type="time" office:time-value="PT00H01M50.32S">
            <text:p>00:01:50</text:p>
          </table:table-cell>
          <table:table-cell table:style-name="ce103" office:value-type="time" office:time-value="PT00H01M50.32S">
            <text:p>00:01:50</text:p>
          </table:table-cell>
          <table:table-cell table:style-name="ce83" office:value-type="time" office:time-value="PT00H01M45.52S">
            <text:p>00:01:46</text:p>
          </table:table-cell>
          <table:table-cell table:style-name="ce85" office:value-type="time" office:time-value="PT00H01M45.52S">
            <text:p>00:01:46</text:p>
          </table:table-cell>
          <table:table-cell table:style-name="ce87" office:value-type="time" office:time-value="PT00H01M45.52S">
            <text:p>00:01:46</text:p>
          </table:table-cell>
          <table:table-cell table:style-name="ce89" office:value-type="time" office:time-value="PT00H01M45.52S">
            <text:p>00:01:46</text:p>
          </table:table-cell>
          <table:table-cell table:style-name="ce91" office:value-type="time" office:time-value="PT00H01M45.52S">
            <text:p>00:01:46</text:p>
          </table:table-cell>
          <table:table-cell table:style-name="ce94" office:value-type="time" office:time-value="PT00H00M00S">
            <text:p>00:00:00</text:p>
          </table:table-cell>
          <table:table-cell table:style-name="ce96" office:value-type="time" office:time-value="PT00H00M00S">
            <text:p>00:00:00</text:p>
          </table:table-cell>
          <table:table-cell table:style-name="ce98" office:value-type="time" office:time-value="PT00H00M00S">
            <text:p>00:00:00</text:p>
          </table:table-cell>
          <table:table-cell table:style-name="ce100" office:value-type="time" office:time-value="PT00H00M00S">
            <text:p>00:00:00</text:p>
          </table:table-cell>
          <table:table-cell table:style-name="ce103" office:value-type="time" office:time-value="PT00H00M00S">
            <text:p>00:00:00</text:p>
          </table:table-cell>
          <table:table-cell table:style-name="ce83" office:value-type="time" office:time-value="PT00H02M33.18S">
            <text:p>00:02:33</text:p>
          </table:table-cell>
          <table:table-cell table:style-name="ce85" office:value-type="time" office:time-value="PT00H02M33.18S">
            <text:p>00:02:33</text:p>
          </table:table-cell>
          <table:table-cell table:style-name="ce87" office:value-type="time" office:time-value="PT00H02M33.18S">
            <text:p>00:02:33</text:p>
          </table:table-cell>
          <table:table-cell table:style-name="ce89" office:value-type="time" office:time-value="PT00H02M33.18S">
            <text:p>00:02:33</text:p>
          </table:table-cell>
          <table:table-cell table:style-name="ce91" office:value-type="time" office:time-value="PT00H02M33.18S">
            <text:p>00:02:33</text:p>
          </table:table-cell>
          <table:table-cell table:style-name="ce94" office:value-type="time" office:time-value="PT00H03M10.34S">
            <text:p>00:03:10</text:p>
          </table:table-cell>
          <table:table-cell table:style-name="ce96" office:value-type="time" office:time-value="PT00H03M10.34S">
            <text:p>00:03:10</text:p>
          </table:table-cell>
          <table:table-cell table:style-name="ce98" office:value-type="time" office:time-value="PT00H03M10.34S">
            <text:p>00:03:10</text:p>
          </table:table-cell>
          <table:table-cell table:style-name="ce100" office:value-type="time" office:time-value="PT00H03M10.34S">
            <text:p>00:03:10</text:p>
          </table:table-cell>
          <table:table-cell table:style-name="ce103" office:value-type="time" office:time-value="PT00H03M10.34S">
            <text:p>00:03:10</text:p>
          </table:table-cell>
          <table:table-cell table:style-name="ce83" office:value-type="time" office:time-value="PT00H00M52.86S">
            <text:p>00:00:53</text:p>
          </table:table-cell>
          <table:table-cell table:style-name="ce85" office:value-type="time" office:time-value="PT00H00M52.86S">
            <text:p>00:00:53</text:p>
          </table:table-cell>
          <table:table-cell table:style-name="ce87" office:value-type="time" office:time-value="PT00H00M52.86S">
            <text:p>00:00:53</text:p>
          </table:table-cell>
          <table:table-cell table:style-name="ce89" office:value-type="time" office:time-value="PT00H00M52.86S">
            <text:p>00:00:53</text:p>
          </table:table-cell>
          <table:table-cell table:style-name="ce91" office:value-type="time" office:time-value="PT00H00M52.86S">
            <text:p>00:00:53</text:p>
          </table:table-cell>
          <table:table-cell table:style-name="ce94" office:value-type="time" office:time-value="PT00H01M19.96S">
            <text:p>00:01:20</text:p>
          </table:table-cell>
          <table:table-cell table:style-name="ce96" office:value-type="time" office:time-value="PT00H01M19.96S">
            <text:p>00:01:20</text:p>
          </table:table-cell>
          <table:table-cell table:style-name="ce98" office:value-type="time" office:time-value="PT00H01M19.96S">
            <text:p>00:01:20</text:p>
          </table:table-cell>
          <table:table-cell table:style-name="ce100" office:value-type="time" office:time-value="PT00H01M19.96S">
            <text:p>00:01:20</text:p>
          </table:table-cell>
          <table:table-cell table:style-name="ce103" office:value-type="time" office:time-value="PT00H01M19.96S">
            <text:p>00:01:20</text:p>
          </table:table-cell>
          <table:table-cell table:style-name="ce83" office:value-type="time" office:time-value="PT00H03M14.28S">
            <text:p>00:03:14</text:p>
          </table:table-cell>
          <table:table-cell table:style-name="ce85" office:value-type="time" office:time-value="PT00H03M14.28S">
            <text:p>00:03:14</text:p>
          </table:table-cell>
          <table:table-cell table:style-name="ce87" office:value-type="time" office:time-value="PT00H03M14.28S">
            <text:p>00:03:14</text:p>
          </table:table-cell>
          <table:table-cell table:style-name="ce89" office:value-type="time" office:time-value="PT00H03M14.28S">
            <text:p>00:03:14</text:p>
          </table:table-cell>
          <table:table-cell table:style-name="ce91" office:value-type="time" office:time-value="PT00H03M14.28S">
            <text:p>00:03:14</text:p>
          </table:table-cell>
          <table:table-cell table:style-name="ce94" office:value-type="time" office:time-value="PT00H01M59.81S">
            <text:p>00:02:00</text:p>
          </table:table-cell>
          <table:table-cell table:style-name="ce96" office:value-type="time" office:time-value="PT00H01M59.81S">
            <text:p>00:02:00</text:p>
          </table:table-cell>
          <table:table-cell table:style-name="ce98" office:value-type="time" office:time-value="PT00H01M59.81S">
            <text:p>00:02:00</text:p>
          </table:table-cell>
          <table:table-cell table:style-name="ce100" office:value-type="time" office:time-value="PT00H01M59.81S">
            <text:p>00:02:00</text:p>
          </table:table-cell>
          <table:table-cell table:style-name="ce103" office:value-type="time" office:time-value="PT00H01M59.81S">
            <text:p>00:02:00</text:p>
          </table:table-cell>
          <table:table-cell table:style-name="ce83" office:value-type="time" office:time-value="PT00H02M16.17S">
            <text:p>00:02:16</text:p>
          </table:table-cell>
          <table:table-cell table:style-name="ce85" office:value-type="time" office:time-value="PT00H02M16.17S">
            <text:p>00:02:16</text:p>
          </table:table-cell>
          <table:table-cell table:style-name="ce87" office:value-type="time" office:time-value="PT00H02M16.17S">
            <text:p>00:02:16</text:p>
          </table:table-cell>
          <table:table-cell table:style-name="ce89" office:value-type="time" office:time-value="PT00H02M16.17S">
            <text:p>00:02:16</text:p>
          </table:table-cell>
          <table:table-cell table:style-name="ce91" office:value-type="time" office:time-value="PT00H02M16.17S">
            <text:p>00:02:16</text:p>
          </table:table-cell>
        </table:table-row>
        <table:table-row table:style-name="ro1">
          <table:table-cell office:value-type="string">
            <text:p>stockMission_A[3]</text:p>
          </table:table-cell>
          <table:table-cell table:style-name="ce83" office:value-type="time" office:time-value="PT00H01M57.2S">
            <text:p>00:01:57</text:p>
          </table:table-cell>
          <table:table-cell table:style-name="ce85" office:value-type="time" office:time-value="PT00H01M55.61S">
            <text:p>00:01:56</text:p>
          </table:table-cell>
          <table:table-cell table:style-name="ce87" office:value-type="time" office:time-value="PT00H01M54.02S">
            <text:p>00:01:54</text:p>
          </table:table-cell>
          <table:table-cell table:style-name="ce89" office:value-type="time" office:time-value="PT00H01M52.43S">
            <text:p>00:01:52</text:p>
          </table:table-cell>
          <table:table-cell table:style-name="ce91" office:value-type="time" office:time-value="PT00H01M50.84S">
            <text:p>00:01:51</text:p>
          </table:table-cell>
          <table:table-cell table:style-name="ce94" office:value-type="time" office:time-value="PT00H02M06.63S">
            <text:p>00:02:07</text:p>
          </table:table-cell>
          <table:table-cell table:style-name="ce96" office:value-type="time" office:time-value="PT00H02M06.63S">
            <text:p>00:02:07</text:p>
          </table:table-cell>
          <table:table-cell table:style-name="ce98" office:value-type="time" office:time-value="PT00H02M06.63S">
            <text:p>00:02:07</text:p>
          </table:table-cell>
          <table:table-cell table:style-name="ce100" office:value-type="time" office:time-value="PT00H02M06.63S">
            <text:p>00:02:07</text:p>
          </table:table-cell>
          <table:table-cell table:style-name="ce103" office:value-type="time" office:time-value="PT00H02M06.63S">
            <text:p>00:02:07</text:p>
          </table:table-cell>
          <table:table-cell table:style-name="ce83" office:value-type="time" office:time-value="PT00H03M09.47S">
            <text:p>00:03:09</text:p>
          </table:table-cell>
          <table:table-cell table:style-name="ce85" office:value-type="time" office:time-value="PT00H03M09.47S">
            <text:p>00:03:09</text:p>
          </table:table-cell>
          <table:table-cell table:style-name="ce87" office:value-type="time" office:time-value="PT00H03M09.47S">
            <text:p>00:03:09</text:p>
          </table:table-cell>
          <table:table-cell table:style-name="ce89" office:value-type="time" office:time-value="PT00H03M09.47S">
            <text:p>00:03:09</text:p>
          </table:table-cell>
          <table:table-cell table:style-name="ce91" office:value-type="time" office:time-value="PT00H03M09.47S">
            <text:p>00:03:09</text:p>
          </table:table-cell>
          <table:table-cell table:style-name="ce94" office:value-type="time" office:time-value="PT00H03M06.31S">
            <text:p>00:03:06</text:p>
          </table:table-cell>
          <table:table-cell table:style-name="ce96" office:value-type="time" office:time-value="PT00H03M06.31S">
            <text:p>00:03:06</text:p>
          </table:table-cell>
          <table:table-cell table:style-name="ce98" office:value-type="time" office:time-value="PT00H03M06.31S">
            <text:p>00:03:06</text:p>
          </table:table-cell>
          <table:table-cell table:style-name="ce100" office:value-type="time" office:time-value="PT00H03M06.31S">
            <text:p>00:03:06</text:p>
          </table:table-cell>
          <table:table-cell table:style-name="ce103" office:value-type="time" office:time-value="PT00H03M06.31S">
            <text:p>00:03:06</text:p>
          </table:table-cell>
          <table:table-cell table:style-name="ce81" office:value-type="time" office:time-value="PT00H00M00S">
            <text:p>00:00:00</text:p>
          </table:table-cell>
          <table:table-cell table:style-name="ce84" office:value-type="time" office:time-value="PT00H00M00S">
            <text:p>00:00:00</text:p>
          </table:table-cell>
          <table:table-cell table:style-name="ce86" office:value-type="time" office:time-value="PT00H00M00S">
            <text:p>00:00:00</text:p>
          </table:table-cell>
          <table:table-cell table:style-name="ce88" office:value-type="time" office:time-value="PT00H00M00S">
            <text:p>00:00:00</text:p>
          </table:table-cell>
          <table:table-cell table:style-name="ce90" office:value-type="time" office:time-value="PT00H00M00S">
            <text:p>00:00:00</text:p>
          </table:table-cell>
          <table:table-cell table:style-name="ce94" office:value-type="time" office:time-value="PT00H00M43.65S">
            <text:p>00:00:44</text:p>
          </table:table-cell>
          <table:table-cell table:style-name="ce96" office:value-type="time" office:time-value="PT00H00M43.65S">
            <text:p>00:00:44</text:p>
          </table:table-cell>
          <table:table-cell table:style-name="ce98" office:value-type="time" office:time-value="PT00H00M43.65S">
            <text:p>00:00:44</text:p>
          </table:table-cell>
          <table:table-cell table:style-name="ce100" office:value-type="time" office:time-value="PT00H00M43.65S">
            <text:p>00:00:44</text:p>
          </table:table-cell>
          <table:table-cell table:style-name="ce103" office:value-type="time" office:time-value="PT00H00M43.65S">
            <text:p>00:00:44</text:p>
          </table:table-cell>
          <table:table-cell table:style-name="ce83" office:value-type="time" office:time-value="PT00H02M58.28S">
            <text:p>00:02:58</text:p>
          </table:table-cell>
          <table:table-cell table:style-name="ce85" office:value-type="time" office:time-value="PT00H02M58.28S">
            <text:p>00:02:58</text:p>
          </table:table-cell>
          <table:table-cell table:style-name="ce87" office:value-type="time" office:time-value="PT00H02M58.28S">
            <text:p>00:02:58</text:p>
          </table:table-cell>
          <table:table-cell table:style-name="ce89" office:value-type="time" office:time-value="PT00H02M58.28S">
            <text:p>00:02:58</text:p>
          </table:table-cell>
          <table:table-cell table:style-name="ce91" office:value-type="time" office:time-value="PT00H02M58.28S">
            <text:p>00:02:58</text:p>
          </table:table-cell>
          <table:table-cell table:style-name="ce94" office:value-type="time" office:time-value="PT00H02M41.93S">
            <text:p>00:02:42</text:p>
          </table:table-cell>
          <table:table-cell table:style-name="ce96" office:value-type="time" office:time-value="PT00H02M41.93S">
            <text:p>00:02:42</text:p>
          </table:table-cell>
          <table:table-cell table:style-name="ce98" office:value-type="time" office:time-value="PT00H02M41.93S">
            <text:p>00:02:42</text:p>
          </table:table-cell>
          <table:table-cell table:style-name="ce100" office:value-type="time" office:time-value="PT00H02M41.93S">
            <text:p>00:02:42</text:p>
          </table:table-cell>
          <table:table-cell table:style-name="ce103" office:value-type="time" office:time-value="PT00H02M41.93S">
            <text:p>00:02:42</text:p>
          </table:table-cell>
          <table:table-cell table:style-name="ce83" office:value-type="time" office:time-value="PT00H00M46.51S">
            <text:p>00:00:47</text:p>
          </table:table-cell>
          <table:table-cell table:style-name="ce85" office:value-type="time" office:time-value="PT00H00M46.51S">
            <text:p>00:00:47</text:p>
          </table:table-cell>
          <table:table-cell table:style-name="ce87" office:value-type="time" office:time-value="PT00H00M46.51S">
            <text:p>00:00:47</text:p>
          </table:table-cell>
          <table:table-cell table:style-name="ce89" office:value-type="time" office:time-value="PT00H00M46.51S">
            <text:p>00:00:47</text:p>
          </table:table-cell>
          <table:table-cell table:style-name="ce91" office:value-type="time" office:time-value="PT00H00M46.51S">
            <text:p>00:00:47</text:p>
          </table:table-cell>
          <table:table-cell table:style-name="ce94" office:value-type="time" office:time-value="PT00H03M23.77S">
            <text:p>00:03:24</text:p>
          </table:table-cell>
          <table:table-cell table:style-name="ce96" office:value-type="time" office:time-value="PT00H03M23.77S">
            <text:p>00:03:24</text:p>
          </table:table-cell>
          <table:table-cell table:style-name="ce98" office:value-type="time" office:time-value="PT00H03M23.77S">
            <text:p>00:03:24</text:p>
          </table:table-cell>
          <table:table-cell table:style-name="ce100" office:value-type="time" office:time-value="PT00H03M23.77S">
            <text:p>00:03:24</text:p>
          </table:table-cell>
          <table:table-cell table:style-name="ce103" office:value-type="time" office:time-value="PT00H03M23.77S">
            <text:p>00:03:24</text:p>
          </table:table-cell>
          <table:table-cell table:style-name="ce83" office:value-type="time" office:time-value="PT00H01M41.37S">
            <text:p>00:01:41</text:p>
          </table:table-cell>
          <table:table-cell table:style-name="ce85" office:value-type="time" office:time-value="PT00H01M41.37S">
            <text:p>00:01:41</text:p>
          </table:table-cell>
          <table:table-cell table:style-name="ce87" office:value-type="time" office:time-value="PT00H01M41.37S">
            <text:p>00:01:41</text:p>
          </table:table-cell>
          <table:table-cell table:style-name="ce89" office:value-type="time" office:time-value="PT00H01M41.37S">
            <text:p>00:01:41</text:p>
          </table:table-cell>
          <table:table-cell table:style-name="ce91" office:value-type="time" office:time-value="PT00H01M41.37S">
            <text:p>00:01:41</text:p>
          </table:table-cell>
        </table:table-row>
        <table:table-row table:style-name="ro1">
          <table:table-cell office:value-type="string">
            <text:p>stockMission_A[4]</text:p>
          </table:table-cell>
          <table:table-cell table:style-name="ce83" office:value-type="time" office:time-value="PT00H00M59.72S">
            <text:p>00:01:00</text:p>
          </table:table-cell>
          <table:table-cell table:style-name="ce85" office:value-type="time" office:time-value="PT00H01M01.26S">
            <text:p>00:01:01</text:p>
          </table:table-cell>
          <table:table-cell table:style-name="ce87" office:value-type="time" office:time-value="PT00H01M02.8S">
            <text:p>00:01:03</text:p>
          </table:table-cell>
          <table:table-cell table:style-name="ce89" office:value-type="time" office:time-value="PT00H01M04.34S">
            <text:p>00:01:04</text:p>
          </table:table-cell>
          <table:table-cell table:style-name="ce91" office:value-type="time" office:time-value="PT00H01M05.87S">
            <text:p>00:01:06</text:p>
          </table:table-cell>
          <table:table-cell table:style-name="ce94" office:value-type="time" office:time-value="PT00H01M20.46S">
            <text:p>00:01:20</text:p>
          </table:table-cell>
          <table:table-cell table:style-name="ce96" office:value-type="time" office:time-value="PT00H01M20.46S">
            <text:p>00:01:20</text:p>
          </table:table-cell>
          <table:table-cell table:style-name="ce98" office:value-type="time" office:time-value="PT00H01M20.46S">
            <text:p>00:01:20</text:p>
          </table:table-cell>
          <table:table-cell table:style-name="ce100" office:value-type="time" office:time-value="PT00H01M20.46S">
            <text:p>00:01:20</text:p>
          </table:table-cell>
          <table:table-cell table:style-name="ce103" office:value-type="time" office:time-value="PT00H01M20.46S">
            <text:p>00:01:20</text:p>
          </table:table-cell>
          <table:table-cell table:style-name="ce83" office:value-type="time" office:time-value="PT00H01M33.28S">
            <text:p>00:01:33</text:p>
          </table:table-cell>
          <table:table-cell table:style-name="ce85" office:value-type="time" office:time-value="PT00H01M33.28S">
            <text:p>00:01:33</text:p>
          </table:table-cell>
          <table:table-cell table:style-name="ce87" office:value-type="time" office:time-value="PT00H01M33.28S">
            <text:p>00:01:33</text:p>
          </table:table-cell>
          <table:table-cell table:style-name="ce89" office:value-type="time" office:time-value="PT00H01M33.28S">
            <text:p>00:01:33</text:p>
          </table:table-cell>
          <table:table-cell table:style-name="ce91" office:value-type="time" office:time-value="PT00H01M33.28S">
            <text:p>00:01:33</text:p>
          </table:table-cell>
          <table:table-cell table:style-name="ce94" office:value-type="time" office:time-value="PT00H01M30.12S">
            <text:p>00:01:30</text:p>
          </table:table-cell>
          <table:table-cell table:style-name="ce96" office:value-type="time" office:time-value="PT00H01M30.12S">
            <text:p>00:01:30</text:p>
          </table:table-cell>
          <table:table-cell table:style-name="ce98" office:value-type="time" office:time-value="PT00H01M30.12S">
            <text:p>00:01:30</text:p>
          </table:table-cell>
          <table:table-cell table:style-name="ce100" office:value-type="time" office:time-value="PT00H01M30.12S">
            <text:p>00:01:30</text:p>
          </table:table-cell>
          <table:table-cell table:style-name="ce103" office:value-type="time" office:time-value="PT00H01M30.12S">
            <text:p>00:01:30</text:p>
          </table:table-cell>
          <table:table-cell table:style-name="ce83" office:value-type="time" office:time-value="PT00H02M03.33S">
            <text:p>00:02:03</text:p>
          </table:table-cell>
          <table:table-cell table:style-name="ce85" office:value-type="time" office:time-value="PT00H02M03.33S">
            <text:p>00:02:03</text:p>
          </table:table-cell>
          <table:table-cell table:style-name="ce87" office:value-type="time" office:time-value="PT00H02M03.33S">
            <text:p>00:02:03</text:p>
          </table:table-cell>
          <table:table-cell table:style-name="ce89" office:value-type="time" office:time-value="PT00H02M03.33S">
            <text:p>00:02:03</text:p>
          </table:table-cell>
          <table:table-cell table:style-name="ce91" office:value-type="time" office:time-value="PT00H02M03.33S">
            <text:p>00:02:03</text:p>
          </table:table-cell>
          <table:table-cell table:style-name="ce94" office:value-type="time" office:time-value="PT00H00M00S">
            <text:p>00:00:00</text:p>
          </table:table-cell>
          <table:table-cell table:style-name="ce96" office:value-type="time" office:time-value="PT00H00M00S">
            <text:p>00:00:00</text:p>
          </table:table-cell>
          <table:table-cell table:style-name="ce98" office:value-type="time" office:time-value="PT00H00M00S">
            <text:p>00:00:00</text:p>
          </table:table-cell>
          <table:table-cell table:style-name="ce100" office:value-type="time" office:time-value="PT00H00M00S">
            <text:p>00:00:00</text:p>
          </table:table-cell>
          <table:table-cell table:style-name="ce103" office:value-type="time" office:time-value="PT00H00M00S">
            <text:p>00:00:00</text:p>
          </table:table-cell>
          <table:table-cell table:style-name="ce83" office:value-type="time" office:time-value="PT00H00M52.34S">
            <text:p>00:00:52</text:p>
          </table:table-cell>
          <table:table-cell table:style-name="ce85" office:value-type="time" office:time-value="PT00H00M52.34S">
            <text:p>00:00:52</text:p>
          </table:table-cell>
          <table:table-cell table:style-name="ce87" office:value-type="time" office:time-value="PT00H00M52.34S">
            <text:p>00:00:52</text:p>
          </table:table-cell>
          <table:table-cell table:style-name="ce89" office:value-type="time" office:time-value="PT00H00M52.34S">
            <text:p>00:00:52</text:p>
          </table:table-cell>
          <table:table-cell table:style-name="ce91" office:value-type="time" office:time-value="PT00H00M52.34S">
            <text:p>00:00:52</text:p>
          </table:table-cell>
          <table:table-cell table:style-name="ce94" office:value-type="time" office:time-value="PT00H01M26.92S">
            <text:p>00:01:27</text:p>
          </table:table-cell>
          <table:table-cell table:style-name="ce96" office:value-type="time" office:time-value="PT00H01M26.92S">
            <text:p>00:01:27</text:p>
          </table:table-cell>
          <table:table-cell table:style-name="ce98" office:value-type="time" office:time-value="PT00H01M26.92S">
            <text:p>00:01:27</text:p>
          </table:table-cell>
          <table:table-cell table:style-name="ce100" office:value-type="time" office:time-value="PT00H01M26.92S">
            <text:p>00:01:27</text:p>
          </table:table-cell>
          <table:table-cell table:style-name="ce103" office:value-type="time" office:time-value="PT00H01M26.92S">
            <text:p>00:01:27</text:p>
          </table:table-cell>
          <table:table-cell table:style-name="ce83" office:value-type="time" office:time-value="PT00H02M45.62S">
            <text:p>00:02:46</text:p>
          </table:table-cell>
          <table:table-cell table:style-name="ce85" office:value-type="time" office:time-value="PT00H02M45.62S">
            <text:p>00:02:46</text:p>
          </table:table-cell>
          <table:table-cell table:style-name="ce87" office:value-type="time" office:time-value="PT00H02M45.62S">
            <text:p>00:02:46</text:p>
          </table:table-cell>
          <table:table-cell table:style-name="ce89" office:value-type="time" office:time-value="PT00H02M45.62S">
            <text:p>00:02:46</text:p>
          </table:table-cell>
          <table:table-cell table:style-name="ce91" office:value-type="time" office:time-value="PT00H02M45.62S">
            <text:p>00:02:46</text:p>
          </table:table-cell>
          <table:table-cell table:style-name="ce94" office:value-type="time" office:time-value="PT00H01M47.57S">
            <text:p>00:01:48</text:p>
          </table:table-cell>
          <table:table-cell table:style-name="ce96" office:value-type="time" office:time-value="PT00H01M47.57S">
            <text:p>00:01:48</text:p>
          </table:table-cell>
          <table:table-cell table:style-name="ce98" office:value-type="time" office:time-value="PT00H01M47.57S">
            <text:p>00:01:48</text:p>
          </table:table-cell>
          <table:table-cell table:style-name="ce100" office:value-type="time" office:time-value="PT00H01M47.57S">
            <text:p>00:01:48</text:p>
          </table:table-cell>
          <table:table-cell table:style-name="ce103" office:value-type="time" office:time-value="PT00H01M47.57S">
            <text:p>00:01:48</text:p>
          </table:table-cell>
          <table:table-cell table:style-name="ce83" office:value-type="time" office:time-value="PT00H01M47.51S">
            <text:p>00:01:48</text:p>
          </table:table-cell>
          <table:table-cell table:style-name="ce85" office:value-type="time" office:time-value="PT00H01M47.51S">
            <text:p>00:01:48</text:p>
          </table:table-cell>
          <table:table-cell table:style-name="ce87" office:value-type="time" office:time-value="PT00H01M47.51S">
            <text:p>00:01:48</text:p>
          </table:table-cell>
          <table:table-cell table:style-name="ce89" office:value-type="time" office:time-value="PT00H01M47.51S">
            <text:p>00:01:48</text:p>
          </table:table-cell>
          <table:table-cell table:style-name="ce91" office:value-type="time" office:time-value="PT00H01M47.51S">
            <text:p>00:01:48</text:p>
          </table:table-cell>
        </table:table-row>
        <table:table-row table:style-name="ro1">
          <table:table-cell office:value-type="string">
            <text:p>stockMission_A[5]</text:p>
          </table:table-cell>
          <table:table-cell table:style-name="ce83" office:value-type="time" office:time-value="PT00H02M11.95S">
            <text:p>00:02:12</text:p>
          </table:table-cell>
          <table:table-cell table:style-name="ce85" office:value-type="time" office:time-value="PT00H02M10.37S">
            <text:p>00:02:10</text:p>
          </table:table-cell>
          <table:table-cell table:style-name="ce87" office:value-type="time" office:time-value="PT00H02M08.77S">
            <text:p>00:02:09</text:p>
          </table:table-cell>
          <table:table-cell table:style-name="ce89" office:value-type="time" office:time-value="PT00H02M07.19S">
            <text:p>00:02:07</text:p>
          </table:table-cell>
          <table:table-cell table:style-name="ce91" office:value-type="time" office:time-value="PT00H02M05.6S">
            <text:p>00:02:06</text:p>
          </table:table-cell>
          <table:table-cell table:style-name="ce94" office:value-type="time" office:time-value="PT00H02M09.47S">
            <text:p>00:02:09</text:p>
          </table:table-cell>
          <table:table-cell table:style-name="ce96" office:value-type="time" office:time-value="PT00H02M09.47S">
            <text:p>00:02:09</text:p>
          </table:table-cell>
          <table:table-cell table:style-name="ce98" office:value-type="time" office:time-value="PT00H02M09.47S">
            <text:p>00:02:09</text:p>
          </table:table-cell>
          <table:table-cell table:style-name="ce100" office:value-type="time" office:time-value="PT00H02M09.47S">
            <text:p>00:02:09</text:p>
          </table:table-cell>
          <table:table-cell table:style-name="ce103" office:value-type="time" office:time-value="PT00H02M09.47S">
            <text:p>00:02:09</text:p>
          </table:table-cell>
          <table:table-cell table:style-name="ce83" office:value-type="time" office:time-value="PT00H03M13.09S">
            <text:p>00:03:13</text:p>
          </table:table-cell>
          <table:table-cell table:style-name="ce85" office:value-type="time" office:time-value="PT00H03M13.09S">
            <text:p>00:03:13</text:p>
          </table:table-cell>
          <table:table-cell table:style-name="ce87" office:value-type="time" office:time-value="PT00H03M13.09S">
            <text:p>00:03:13</text:p>
          </table:table-cell>
          <table:table-cell table:style-name="ce89" office:value-type="time" office:time-value="PT00H03M13.09S">
            <text:p>00:03:13</text:p>
          </table:table-cell>
          <table:table-cell table:style-name="ce91" office:value-type="time" office:time-value="PT00H03M13.09S">
            <text:p>00:03:13</text:p>
          </table:table-cell>
          <table:table-cell table:style-name="ce94" office:value-type="time" office:time-value="PT00H03M09.93S">
            <text:p>00:03:10</text:p>
          </table:table-cell>
          <table:table-cell table:style-name="ce96" office:value-type="time" office:time-value="PT00H03M09.93S">
            <text:p>00:03:10</text:p>
          </table:table-cell>
          <table:table-cell table:style-name="ce98" office:value-type="time" office:time-value="PT00H03M09.93S">
            <text:p>00:03:10</text:p>
          </table:table-cell>
          <table:table-cell table:style-name="ce100" office:value-type="time" office:time-value="PT00H03M09.93S">
            <text:p>00:03:10</text:p>
          </table:table-cell>
          <table:table-cell table:style-name="ce103" office:value-type="time" office:time-value="PT00H03M09.93S">
            <text:p>00:03:10</text:p>
          </table:table-cell>
          <table:table-cell table:style-name="ce83" office:value-type="time" office:time-value="PT00H01M14.37S">
            <text:p>00:01:14</text:p>
          </table:table-cell>
          <table:table-cell table:style-name="ce85" office:value-type="time" office:time-value="PT00H01M14.37S">
            <text:p>00:01:14</text:p>
          </table:table-cell>
          <table:table-cell table:style-name="ce87" office:value-type="time" office:time-value="PT00H01M14.37S">
            <text:p>00:01:14</text:p>
          </table:table-cell>
          <table:table-cell table:style-name="ce89" office:value-type="time" office:time-value="PT00H01M14.37S">
            <text:p>00:01:14</text:p>
          </table:table-cell>
          <table:table-cell table:style-name="ce91" office:value-type="time" office:time-value="PT00H01M14.37S">
            <text:p>00:01:14</text:p>
          </table:table-cell>
          <table:table-cell table:style-name="ce94" office:value-type="time" office:time-value="PT00H00M21.01S">
            <text:p>00:00:21</text:p>
          </table:table-cell>
          <table:table-cell table:style-name="ce96" office:value-type="time" office:time-value="PT00H00M21.01S">
            <text:p>00:00:21</text:p>
          </table:table-cell>
          <table:table-cell table:style-name="ce98" office:value-type="time" office:time-value="PT00H00M21.01S">
            <text:p>00:00:21</text:p>
          </table:table-cell>
          <table:table-cell table:style-name="ce100" office:value-type="time" office:time-value="PT00H00M21.01S">
            <text:p>00:00:21</text:p>
          </table:table-cell>
          <table:table-cell table:style-name="ce103" office:value-type="time" office:time-value="PT00H00M21.01S">
            <text:p>00:00:21</text:p>
          </table:table-cell>
          <table:table-cell table:style-name="ce81" office:value-type="time" office:time-value="PT00H00M00S">
            <text:p>00:00:00</text:p>
          </table:table-cell>
          <table:table-cell table:style-name="ce84" office:value-type="time" office:time-value="PT00H00M00S">
            <text:p>00:00:00</text:p>
          </table:table-cell>
          <table:table-cell table:style-name="ce86" office:value-type="time" office:time-value="PT00H00M00S">
            <text:p>00:00:00</text:p>
          </table:table-cell>
          <table:table-cell table:style-name="ce88" office:value-type="time" office:time-value="PT00H00M00S">
            <text:p>00:00:00</text:p>
          </table:table-cell>
          <table:table-cell table:style-name="ce90" office:value-type="time" office:time-value="PT00H00M00S">
            <text:p>00:00:00</text:p>
          </table:table-cell>
          <table:table-cell table:style-name="ce94" office:value-type="time" office:time-value="PT00H02M18.47S">
            <text:p>00:02:18</text:p>
          </table:table-cell>
          <table:table-cell table:style-name="ce96" office:value-type="time" office:time-value="PT00H02M18.47S">
            <text:p>00:02:18</text:p>
          </table:table-cell>
          <table:table-cell table:style-name="ce98" office:value-type="time" office:time-value="PT00H02M18.47S">
            <text:p>00:02:18</text:p>
          </table:table-cell>
          <table:table-cell table:style-name="ce100" office:value-type="time" office:time-value="PT00H02M18.47S">
            <text:p>00:02:18</text:p>
          </table:table-cell>
          <table:table-cell table:style-name="ce103" office:value-type="time" office:time-value="PT00H02M18.47S">
            <text:p>00:02:18</text:p>
          </table:table-cell>
          <table:table-cell table:style-name="ce83" office:value-type="time" office:time-value="PT00H00M24.94S">
            <text:p>00:00:25</text:p>
          </table:table-cell>
          <table:table-cell table:style-name="ce85" office:value-type="time" office:time-value="PT00H00M24.94S">
            <text:p>00:00:25</text:p>
          </table:table-cell>
          <table:table-cell table:style-name="ce87" office:value-type="time" office:time-value="PT00H00M24.94S">
            <text:p>00:00:25</text:p>
          </table:table-cell>
          <table:table-cell table:style-name="ce89" office:value-type="time" office:time-value="PT00H00M24.94S">
            <text:p>00:00:25</text:p>
          </table:table-cell>
          <table:table-cell table:style-name="ce91" office:value-type="time" office:time-value="PT00H00M24.94S">
            <text:p>00:00:25</text:p>
          </table:table-cell>
          <table:table-cell table:style-name="ce94" office:value-type="time" office:time-value="PT00H03M27.38S">
            <text:p>00:03:27</text:p>
          </table:table-cell>
          <table:table-cell table:style-name="ce96" office:value-type="time" office:time-value="PT00H03M27.38S">
            <text:p>00:03:27</text:p>
          </table:table-cell>
          <table:table-cell table:style-name="ce98" office:value-type="time" office:time-value="PT00H03M27.38S">
            <text:p>00:03:27</text:p>
          </table:table-cell>
          <table:table-cell table:style-name="ce100" office:value-type="time" office:time-value="PT00H03M27.38S">
            <text:p>00:03:27</text:p>
          </table:table-cell>
          <table:table-cell table:style-name="ce103" office:value-type="time" office:time-value="PT00H03M27.38S">
            <text:p>00:03:27</text:p>
          </table:table-cell>
          <table:table-cell table:style-name="ce83" office:value-type="time" office:time-value="PT00H01M17.91S">
            <text:p>00:01:18</text:p>
          </table:table-cell>
          <table:table-cell table:style-name="ce85" office:value-type="time" office:time-value="PT00H01M17.91S">
            <text:p>00:01:18</text:p>
          </table:table-cell>
          <table:table-cell table:style-name="ce87" office:value-type="time" office:time-value="PT00H01M17.91S">
            <text:p>00:01:18</text:p>
          </table:table-cell>
          <table:table-cell table:style-name="ce89" office:value-type="time" office:time-value="PT00H01M17.91S">
            <text:p>00:01:18</text:p>
          </table:table-cell>
          <table:table-cell table:style-name="ce91" office:value-type="time" office:time-value="PT00H01M17.91S">
            <text:p>00:01:18</text:p>
          </table:table-cell>
        </table:table-row>
        <table:table-row table:style-name="ro1">
          <table:table-cell office:value-type="string">
            <text:p>stockMission_A[6]</text:p>
          </table:table-cell>
          <table:table-cell table:style-name="ce83" office:value-type="time" office:time-value="PT00H01M26.72S">
            <text:p>00:01:27</text:p>
          </table:table-cell>
          <table:table-cell table:style-name="ce85" office:value-type="time" office:time-value="PT00H01M28.26S">
            <text:p>00:01:28</text:p>
          </table:table-cell>
          <table:table-cell table:style-name="ce87" office:value-type="time" office:time-value="PT00H01M29.79S">
            <text:p>00:01:30</text:p>
          </table:table-cell>
          <table:table-cell table:style-name="ce89" office:value-type="time" office:time-value="PT00H01M31.34S">
            <text:p>00:01:31</text:p>
          </table:table-cell>
          <table:table-cell table:style-name="ce91" office:value-type="time" office:time-value="PT00H01M32.87S">
            <text:p>00:01:33</text:p>
          </table:table-cell>
          <table:table-cell table:style-name="ce94" office:value-type="time" office:time-value="PT00H01M29.48S">
            <text:p>00:01:29</text:p>
          </table:table-cell>
          <table:table-cell table:style-name="ce96" office:value-type="time" office:time-value="PT00H01M29.48S">
            <text:p>00:01:29</text:p>
          </table:table-cell>
          <table:table-cell table:style-name="ce98" office:value-type="time" office:time-value="PT00H01M29.48S">
            <text:p>00:01:29</text:p>
          </table:table-cell>
          <table:table-cell table:style-name="ce100" office:value-type="time" office:time-value="PT00H01M29.48S">
            <text:p>00:01:29</text:p>
          </table:table-cell>
          <table:table-cell table:style-name="ce103" office:value-type="time" office:time-value="PT00H01M29.48S">
            <text:p>00:01:29</text:p>
          </table:table-cell>
          <table:table-cell table:style-name="ce83" office:value-type="time" office:time-value="PT00H01M46.4S">
            <text:p>00:01:46</text:p>
          </table:table-cell>
          <table:table-cell table:style-name="ce85" office:value-type="time" office:time-value="PT00H01M46.4S">
            <text:p>00:01:46</text:p>
          </table:table-cell>
          <table:table-cell table:style-name="ce87" office:value-type="time" office:time-value="PT00H01M46.4S">
            <text:p>00:01:46</text:p>
          </table:table-cell>
          <table:table-cell table:style-name="ce89" office:value-type="time" office:time-value="PT00H01M46.4S">
            <text:p>00:01:46</text:p>
          </table:table-cell>
          <table:table-cell table:style-name="ce91" office:value-type="time" office:time-value="PT00H01M46.4S">
            <text:p>00:01:46</text:p>
          </table:table-cell>
          <table:table-cell table:style-name="ce94" office:value-type="time" office:time-value="PT00H01M43.24S">
            <text:p>00:01:43</text:p>
          </table:table-cell>
          <table:table-cell table:style-name="ce96" office:value-type="time" office:time-value="PT00H01M43.24S">
            <text:p>00:01:43</text:p>
          </table:table-cell>
          <table:table-cell table:style-name="ce98" office:value-type="time" office:time-value="PT00H01M43.24S">
            <text:p>00:01:43</text:p>
          </table:table-cell>
          <table:table-cell table:style-name="ce100" office:value-type="time" office:time-value="PT00H01M43.24S">
            <text:p>00:01:43</text:p>
          </table:table-cell>
          <table:table-cell table:style-name="ce103" office:value-type="time" office:time-value="PT00H01M43.24S">
            <text:p>00:01:43</text:p>
          </table:table-cell>
          <table:table-cell table:style-name="ce83" office:value-type="time" office:time-value="PT00H01M56.95S">
            <text:p>00:01:57</text:p>
          </table:table-cell>
          <table:table-cell table:style-name="ce85" office:value-type="time" office:time-value="PT00H01M56.95S">
            <text:p>00:01:57</text:p>
          </table:table-cell>
          <table:table-cell table:style-name="ce87" office:value-type="time" office:time-value="PT00H01M56.95S">
            <text:p>00:01:57</text:p>
          </table:table-cell>
          <table:table-cell table:style-name="ce89" office:value-type="time" office:time-value="PT00H01M56.95S">
            <text:p>00:01:57</text:p>
          </table:table-cell>
          <table:table-cell table:style-name="ce91" office:value-type="time" office:time-value="PT00H01M56.95S">
            <text:p>00:01:57</text:p>
          </table:table-cell>
          <table:table-cell table:style-name="ce94" office:value-type="time" office:time-value="PT00H02M23.26S">
            <text:p>00:02:23</text:p>
          </table:table-cell>
          <table:table-cell table:style-name="ce96" office:value-type="time" office:time-value="PT00H02M23.26S">
            <text:p>00:02:23</text:p>
          </table:table-cell>
          <table:table-cell table:style-name="ce98" office:value-type="time" office:time-value="PT00H02M23.26S">
            <text:p>00:02:23</text:p>
          </table:table-cell>
          <table:table-cell table:style-name="ce100" office:value-type="time" office:time-value="PT00H02M23.26S">
            <text:p>00:02:23</text:p>
          </table:table-cell>
          <table:table-cell table:style-name="ce103" office:value-type="time" office:time-value="PT00H02M23.26S">
            <text:p>00:02:23</text:p>
          </table:table-cell>
          <table:table-cell table:style-name="ce83" office:value-type="time" office:time-value="PT00H00M56.69S">
            <text:p>00:00:57</text:p>
          </table:table-cell>
          <table:table-cell table:style-name="ce85" office:value-type="time" office:time-value="PT00H00M56.69S">
            <text:p>00:00:57</text:p>
          </table:table-cell>
          <table:table-cell table:style-name="ce87" office:value-type="time" office:time-value="PT00H00M56.69S">
            <text:p>00:00:57</text:p>
          </table:table-cell>
          <table:table-cell table:style-name="ce89" office:value-type="time" office:time-value="PT00H00M56.69S">
            <text:p>00:00:57</text:p>
          </table:table-cell>
          <table:table-cell table:style-name="ce91" office:value-type="time" office:time-value="PT00H00M56.69S">
            <text:p>00:00:57</text:p>
          </table:table-cell>
          <table:table-cell table:style-name="ce94" office:value-type="time" office:time-value="PT00H00M00S">
            <text:p>00:00:00</text:p>
          </table:table-cell>
          <table:table-cell table:style-name="ce96" office:value-type="time" office:time-value="PT00H00M00S">
            <text:p>00:00:00</text:p>
          </table:table-cell>
          <table:table-cell table:style-name="ce98" office:value-type="time" office:time-value="PT00H00M00S">
            <text:p>00:00:00</text:p>
          </table:table-cell>
          <table:table-cell table:style-name="ce100" office:value-type="time" office:time-value="PT00H00M00S">
            <text:p>00:00:00</text:p>
          </table:table-cell>
          <table:table-cell table:style-name="ce103" office:value-type="time" office:time-value="PT00H00M00S">
            <text:p>00:00:00</text:p>
          </table:table-cell>
          <table:table-cell table:style-name="ce83" office:value-type="time" office:time-value="PT00H02M27.2S">
            <text:p>00:02:27</text:p>
          </table:table-cell>
          <table:table-cell table:style-name="ce85" office:value-type="time" office:time-value="PT00H02M27.2S">
            <text:p>00:02:27</text:p>
          </table:table-cell>
          <table:table-cell table:style-name="ce87" office:value-type="time" office:time-value="PT00H02M27.2S">
            <text:p>00:02:27</text:p>
          </table:table-cell>
          <table:table-cell table:style-name="ce89" office:value-type="time" office:time-value="PT00H02M27.2S">
            <text:p>00:02:27</text:p>
          </table:table-cell>
          <table:table-cell table:style-name="ce91" office:value-type="time" office:time-value="PT00H02M27.2S">
            <text:p>00:02:27</text:p>
          </table:table-cell>
          <table:table-cell table:style-name="ce94" office:value-type="time" office:time-value="PT00H02M00.7S">
            <text:p>00:02:01</text:p>
          </table:table-cell>
          <table:table-cell table:style-name="ce96" office:value-type="time" office:time-value="PT00H02M00.7S">
            <text:p>00:02:01</text:p>
          </table:table-cell>
          <table:table-cell table:style-name="ce98" office:value-type="time" office:time-value="PT00H02M00.7S">
            <text:p>00:02:01</text:p>
          </table:table-cell>
          <table:table-cell table:style-name="ce100" office:value-type="time" office:time-value="PT00H02M00.7S">
            <text:p>00:02:01</text:p>
          </table:table-cell>
          <table:table-cell table:style-name="ce103" office:value-type="time" office:time-value="PT00H02M00.7S">
            <text:p>00:02:01</text:p>
          </table:table-cell>
          <table:table-cell table:style-name="ce83" office:value-type="time" office:time-value="PT00H01M29.09S">
            <text:p>00:01:29</text:p>
          </table:table-cell>
          <table:table-cell table:style-name="ce85" office:value-type="time" office:time-value="PT00H01M29.09S">
            <text:p>00:01:29</text:p>
          </table:table-cell>
          <table:table-cell table:style-name="ce87" office:value-type="time" office:time-value="PT00H01M29.09S">
            <text:p>00:01:29</text:p>
          </table:table-cell>
          <table:table-cell table:style-name="ce89" office:value-type="time" office:time-value="PT00H01M29.09S">
            <text:p>00:01:29</text:p>
          </table:table-cell>
          <table:table-cell table:style-name="ce91" office:value-type="time" office:time-value="PT00H01M29.09S">
            <text:p>00:01:29</text:p>
          </table:table-cell>
        </table:table-row>
        <table:table-row table:style-name="ro1">
          <table:table-cell office:value-type="string">
            <text:p>stockMission_A[7]</text:p>
          </table:table-cell>
          <table:table-cell table:style-name="ce83" office:value-type="time" office:time-value="PT00H02M01.19S">
            <text:p>00:02:01</text:p>
          </table:table-cell>
          <table:table-cell table:style-name="ce85" office:value-type="time" office:time-value="PT00H02M02.73S">
            <text:p>00:02:03</text:p>
          </table:table-cell>
          <table:table-cell table:style-name="ce87" office:value-type="time" office:time-value="PT00H02M04.26S">
            <text:p>00:02:04</text:p>
          </table:table-cell>
          <table:table-cell table:style-name="ce89" office:value-type="time" office:time-value="PT00H02M05.8S">
            <text:p>00:02:06</text:p>
          </table:table-cell>
          <table:table-cell table:style-name="ce91" office:value-type="time" office:time-value="PT00H02M07.34S">
            <text:p>00:02:07</text:p>
          </table:table-cell>
          <table:table-cell table:style-name="ce94" office:value-type="time" office:time-value="PT00H01M56.59S">
            <text:p>00:01:57</text:p>
          </table:table-cell>
          <table:table-cell table:style-name="ce96" office:value-type="time" office:time-value="PT00H01M56.59S">
            <text:p>00:01:57</text:p>
          </table:table-cell>
          <table:table-cell table:style-name="ce98" office:value-type="time" office:time-value="PT00H01M56.59S">
            <text:p>00:01:57</text:p>
          </table:table-cell>
          <table:table-cell table:style-name="ce100" office:value-type="time" office:time-value="PT00H01M56.59S">
            <text:p>00:01:57</text:p>
          </table:table-cell>
          <table:table-cell table:style-name="ce103" office:value-type="time" office:time-value="PT00H01M56.59S">
            <text:p>00:01:57</text:p>
          </table:table-cell>
          <table:table-cell table:style-name="ce83" office:value-type="time" office:time-value="PT00H02M20.33S">
            <text:p>00:02:20</text:p>
          </table:table-cell>
          <table:table-cell table:style-name="ce85" office:value-type="time" office:time-value="PT00H02M20.33S">
            <text:p>00:02:20</text:p>
          </table:table-cell>
          <table:table-cell table:style-name="ce87" office:value-type="time" office:time-value="PT00H02M20.33S">
            <text:p>00:02:20</text:p>
          </table:table-cell>
          <table:table-cell table:style-name="ce89" office:value-type="time" office:time-value="PT00H02M20.33S">
            <text:p>00:02:20</text:p>
          </table:table-cell>
          <table:table-cell table:style-name="ce91" office:value-type="time" office:time-value="PT00H02M20.33S">
            <text:p>00:02:20</text:p>
          </table:table-cell>
          <table:table-cell table:style-name="ce94" office:value-type="time" office:time-value="PT00H02M17.17S">
            <text:p>00:02:17</text:p>
          </table:table-cell>
          <table:table-cell table:style-name="ce96" office:value-type="time" office:time-value="PT00H02M17.17S">
            <text:p>00:02:17</text:p>
          </table:table-cell>
          <table:table-cell table:style-name="ce98" office:value-type="time" office:time-value="PT00H02M17.17S">
            <text:p>00:02:17</text:p>
          </table:table-cell>
          <table:table-cell table:style-name="ce100" office:value-type="time" office:time-value="PT00H02M17.17S">
            <text:p>00:02:17</text:p>
          </table:table-cell>
          <table:table-cell table:style-name="ce103" office:value-type="time" office:time-value="PT00H02M17.17S">
            <text:p>00:02:17</text:p>
          </table:table-cell>
          <table:table-cell table:style-name="ce83" office:value-type="time" office:time-value="PT00H02M24.05S">
            <text:p>00:02:24</text:p>
          </table:table-cell>
          <table:table-cell table:style-name="ce85" office:value-type="time" office:time-value="PT00H02M24.05S">
            <text:p>00:02:24</text:p>
          </table:table-cell>
          <table:table-cell table:style-name="ce87" office:value-type="time" office:time-value="PT00H02M24.05S">
            <text:p>00:02:24</text:p>
          </table:table-cell>
          <table:table-cell table:style-name="ce89" office:value-type="time" office:time-value="PT00H02M24.05S">
            <text:p>00:02:24</text:p>
          </table:table-cell>
          <table:table-cell table:style-name="ce91" office:value-type="time" office:time-value="PT00H02M24.05S">
            <text:p>00:02:24</text:p>
          </table:table-cell>
          <table:table-cell table:style-name="ce94" office:value-type="time" office:time-value="PT00H02M50.37S">
            <text:p>00:02:50</text:p>
          </table:table-cell>
          <table:table-cell table:style-name="ce96" office:value-type="time" office:time-value="PT00H02M50.37S">
            <text:p>00:02:50</text:p>
          </table:table-cell>
          <table:table-cell table:style-name="ce98" office:value-type="time" office:time-value="PT00H02M50.37S">
            <text:p>00:02:50</text:p>
          </table:table-cell>
          <table:table-cell table:style-name="ce100" office:value-type="time" office:time-value="PT00H02M50.37S">
            <text:p>00:02:50</text:p>
          </table:table-cell>
          <table:table-cell table:style-name="ce103" office:value-type="time" office:time-value="PT00H02M50.37S">
            <text:p>00:02:50</text:p>
          </table:table-cell>
          <table:table-cell table:style-name="ce83" office:value-type="time" office:time-value="PT00H01M27.67S">
            <text:p>00:01:28</text:p>
          </table:table-cell>
          <table:table-cell table:style-name="ce85" office:value-type="time" office:time-value="PT00H01M27.67S">
            <text:p>00:01:28</text:p>
          </table:table-cell>
          <table:table-cell table:style-name="ce87" office:value-type="time" office:time-value="PT00H01M27.67S">
            <text:p>00:01:28</text:p>
          </table:table-cell>
          <table:table-cell table:style-name="ce89" office:value-type="time" office:time-value="PT00H01M27.67S">
            <text:p>00:01:28</text:p>
          </table:table-cell>
          <table:table-cell table:style-name="ce91" office:value-type="time" office:time-value="PT00H01M27.67S">
            <text:p>00:01:28</text:p>
          </table:table-cell>
          <table:table-cell table:style-name="ce94" office:value-type="time" office:time-value="PT00H00M56.2S">
            <text:p>00:00:56</text:p>
          </table:table-cell>
          <table:table-cell table:style-name="ce96" office:value-type="time" office:time-value="PT00H00M56.2S">
            <text:p>00:00:56</text:p>
          </table:table-cell>
          <table:table-cell table:style-name="ce98" office:value-type="time" office:time-value="PT00H00M56.2S">
            <text:p>00:00:56</text:p>
          </table:table-cell>
          <table:table-cell table:style-name="ce100" office:value-type="time" office:time-value="PT00H00M56.2S">
            <text:p>00:00:56</text:p>
          </table:table-cell>
          <table:table-cell table:style-name="ce103" office:value-type="time" office:time-value="PT00H00M56.2S">
            <text:p>00:00:56</text:p>
          </table:table-cell>
          <table:table-cell table:style-name="ce81" office:value-type="time" office:time-value="PT00H00M00S">
            <text:p>00:00:00</text:p>
          </table:table-cell>
          <table:table-cell table:style-name="ce84" office:value-type="time" office:time-value="PT00H00M00S">
            <text:p>00:00:00</text:p>
          </table:table-cell>
          <table:table-cell table:style-name="ce86" office:value-type="time" office:time-value="PT00H00M00S">
            <text:p>00:00:00</text:p>
          </table:table-cell>
          <table:table-cell table:style-name="ce88" office:value-type="time" office:time-value="PT00H00M00S">
            <text:p>00:00:00</text:p>
          </table:table-cell>
          <table:table-cell table:style-name="ce90" office:value-type="time" office:time-value="PT00H00M00S">
            <text:p>00:00:00</text:p>
          </table:table-cell>
          <table:table-cell table:style-name="ce94" office:value-type="time" office:time-value="PT00H02M34.62S">
            <text:p>00:02:35</text:p>
          </table:table-cell>
          <table:table-cell table:style-name="ce96" office:value-type="time" office:time-value="PT00H02M34.62S">
            <text:p>00:02:35</text:p>
          </table:table-cell>
          <table:table-cell table:style-name="ce98" office:value-type="time" office:time-value="PT00H02M34.62S">
            <text:p>00:02:35</text:p>
          </table:table-cell>
          <table:table-cell table:style-name="ce100" office:value-type="time" office:time-value="PT00H02M34.62S">
            <text:p>00:02:35</text:p>
          </table:table-cell>
          <table:table-cell table:style-name="ce103" office:value-type="time" office:time-value="PT00H02M34.62S">
            <text:p>00:02:35</text:p>
          </table:table-cell>
          <table:table-cell table:style-name="ce83" office:value-type="time" office:time-value="PT00H01M56.2S">
            <text:p>00:01:56</text:p>
          </table:table-cell>
          <table:table-cell table:style-name="ce85" office:value-type="time" office:time-value="PT00H01M56.2S">
            <text:p>00:01:56</text:p>
          </table:table-cell>
          <table:table-cell table:style-name="ce87" office:value-type="time" office:time-value="PT00H01M56.2S">
            <text:p>00:01:56</text:p>
          </table:table-cell>
          <table:table-cell table:style-name="ce89" office:value-type="time" office:time-value="PT00H01M56.2S">
            <text:p>00:01:56</text:p>
          </table:table-cell>
          <table:table-cell table:style-name="ce91" office:value-type="time" office:time-value="PT00H01M56.2S">
            <text:p>00:01:56</text:p>
          </table:table-cell>
        </table:table-row>
        <table:table-row table:style-name="ro1">
          <table:table-cell office:value-type="string">
            <text:p>stockMission_A[8]</text:p>
          </table:table-cell>
          <table:table-cell table:style-name="ce83" office:value-type="time" office:time-value="PT00H01M57.98S">
            <text:p>00:01:58</text:p>
          </table:table-cell>
          <table:table-cell table:style-name="ce85" office:value-type="time" office:time-value="PT00H01M56.39S">
            <text:p>00:01:56</text:p>
          </table:table-cell>
          <table:table-cell table:style-name="ce87" office:value-type="time" office:time-value="PT00H01M54.8S">
            <text:p>00:01:55</text:p>
          </table:table-cell>
          <table:table-cell table:style-name="ce89" office:value-type="time" office:time-value="PT00H01M53.21S">
            <text:p>00:01:53</text:p>
          </table:table-cell>
          <table:table-cell table:style-name="ce91" office:value-type="time" office:time-value="PT00H01M51.62S">
            <text:p>00:01:52</text:p>
          </table:table-cell>
          <table:table-cell table:style-name="ce94" office:value-type="time" office:time-value="PT00H01M55.49S">
            <text:p>00:01:55</text:p>
          </table:table-cell>
          <table:table-cell table:style-name="ce96" office:value-type="time" office:time-value="PT00H01M55.49S">
            <text:p>00:01:55</text:p>
          </table:table-cell>
          <table:table-cell table:style-name="ce98" office:value-type="time" office:time-value="PT00H01M55.49S">
            <text:p>00:01:55</text:p>
          </table:table-cell>
          <table:table-cell table:style-name="ce100" office:value-type="time" office:time-value="PT00H01M55.49S">
            <text:p>00:01:55</text:p>
          </table:table-cell>
          <table:table-cell table:style-name="ce103" office:value-type="time" office:time-value="PT00H01M55.49S">
            <text:p>00:01:55</text:p>
          </table:table-cell>
          <table:table-cell table:style-name="ce83" office:value-type="time" office:time-value="PT00H02M59.11S">
            <text:p>00:02:59</text:p>
          </table:table-cell>
          <table:table-cell table:style-name="ce85" office:value-type="time" office:time-value="PT00H02M59.11S">
            <text:p>00:02:59</text:p>
          </table:table-cell>
          <table:table-cell table:style-name="ce87" office:value-type="time" office:time-value="PT00H02M59.11S">
            <text:p>00:02:59</text:p>
          </table:table-cell>
          <table:table-cell table:style-name="ce89" office:value-type="time" office:time-value="PT00H02M59.11S">
            <text:p>00:02:59</text:p>
          </table:table-cell>
          <table:table-cell table:style-name="ce91" office:value-type="time" office:time-value="PT00H02M59.11S">
            <text:p>00:02:59</text:p>
          </table:table-cell>
          <table:table-cell table:style-name="ce94" office:value-type="time" office:time-value="PT00H02M55.96S">
            <text:p>00:02:56</text:p>
          </table:table-cell>
          <table:table-cell table:style-name="ce96" office:value-type="time" office:time-value="PT00H02M55.96S">
            <text:p>00:02:56</text:p>
          </table:table-cell>
          <table:table-cell table:style-name="ce98" office:value-type="time" office:time-value="PT00H02M55.96S">
            <text:p>00:02:56</text:p>
          </table:table-cell>
          <table:table-cell table:style-name="ce100" office:value-type="time" office:time-value="PT00H02M55.96S">
            <text:p>00:02:56</text:p>
          </table:table-cell>
          <table:table-cell table:style-name="ce103" office:value-type="time" office:time-value="PT00H02M55.96S">
            <text:p>00:02:56</text:p>
          </table:table-cell>
          <table:table-cell table:style-name="ce83" office:value-type="time" office:time-value="PT00H01M00.4S">
            <text:p>00:01:00</text:p>
          </table:table-cell>
          <table:table-cell table:style-name="ce85" office:value-type="time" office:time-value="PT00H01M00.4S">
            <text:p>00:01:00</text:p>
          </table:table-cell>
          <table:table-cell table:style-name="ce87" office:value-type="time" office:time-value="PT00H01M00.4S">
            <text:p>00:01:00</text:p>
          </table:table-cell>
          <table:table-cell table:style-name="ce89" office:value-type="time" office:time-value="PT00H01M00.4S">
            <text:p>00:01:00</text:p>
          </table:table-cell>
          <table:table-cell table:style-name="ce91" office:value-type="time" office:time-value="PT00H01M00.4S">
            <text:p>00:01:00</text:p>
          </table:table-cell>
          <table:table-cell table:style-name="ce94" office:value-type="time" office:time-value="PT00H00M34.29S">
            <text:p>00:00:34</text:p>
          </table:table-cell>
          <table:table-cell table:style-name="ce96" office:value-type="time" office:time-value="PT00H00M34.29S">
            <text:p>00:00:34</text:p>
          </table:table-cell>
          <table:table-cell table:style-name="ce98" office:value-type="time" office:time-value="PT00H00M34.29S">
            <text:p>00:00:34</text:p>
          </table:table-cell>
          <table:table-cell table:style-name="ce100" office:value-type="time" office:time-value="PT00H00M34.29S">
            <text:p>00:00:34</text:p>
          </table:table-cell>
          <table:table-cell table:style-name="ce103" office:value-type="time" office:time-value="PT00H00M34.29S">
            <text:p>00:00:34</text:p>
          </table:table-cell>
          <table:table-cell table:style-name="ce83" office:value-type="time" office:time-value="PT00H02M46.32S">
            <text:p>00:02:46</text:p>
          </table:table-cell>
          <table:table-cell table:style-name="ce85" office:value-type="time" office:time-value="PT00H02M46.32S">
            <text:p>00:02:46</text:p>
          </table:table-cell>
          <table:table-cell table:style-name="ce87" office:value-type="time" office:time-value="PT00H02M46.32S">
            <text:p>00:02:46</text:p>
          </table:table-cell>
          <table:table-cell table:style-name="ce89" office:value-type="time" office:time-value="PT00H02M46.32S">
            <text:p>00:02:46</text:p>
          </table:table-cell>
          <table:table-cell table:style-name="ce91" office:value-type="time" office:time-value="PT00H02M46.32S">
            <text:p>00:02:46</text:p>
          </table:table-cell>
          <table:table-cell table:style-name="ce94" office:value-type="time" office:time-value="PT00H02M04.5S">
            <text:p>00:02:05</text:p>
          </table:table-cell>
          <table:table-cell table:style-name="ce96" office:value-type="time" office:time-value="PT00H02M04.5S">
            <text:p>00:02:05</text:p>
          </table:table-cell>
          <table:table-cell table:style-name="ce98" office:value-type="time" office:time-value="PT00H02M04.5S">
            <text:p>00:02:05</text:p>
          </table:table-cell>
          <table:table-cell table:style-name="ce100" office:value-type="time" office:time-value="PT00H02M04.5S">
            <text:p>00:02:05</text:p>
          </table:table-cell>
          <table:table-cell table:style-name="ce103" office:value-type="time" office:time-value="PT00H02M04.5S">
            <text:p>00:02:05</text:p>
          </table:table-cell>
          <table:table-cell table:style-name="ce83" office:value-type="time" office:time-value="PT00H00M38.23S">
            <text:p>00:00:38</text:p>
          </table:table-cell>
          <table:table-cell table:style-name="ce85" office:value-type="time" office:time-value="PT00H00M38.23S">
            <text:p>00:00:38</text:p>
          </table:table-cell>
          <table:table-cell table:style-name="ce87" office:value-type="time" office:time-value="PT00H00M38.23S">
            <text:p>00:00:38</text:p>
          </table:table-cell>
          <table:table-cell table:style-name="ce89" office:value-type="time" office:time-value="PT00H00M38.23S">
            <text:p>00:00:38</text:p>
          </table:table-cell>
          <table:table-cell table:style-name="ce91" office:value-type="time" office:time-value="PT00H00M38.23S">
            <text:p>00:00:38</text:p>
          </table:table-cell>
          <table:table-cell table:style-name="ce94" office:value-type="time" office:time-value="PT00H00M00S">
            <text:p>00:00:00</text:p>
          </table:table-cell>
          <table:table-cell table:style-name="ce96" office:value-type="time" office:time-value="PT00H00M00S">
            <text:p>00:00:00</text:p>
          </table:table-cell>
          <table:table-cell table:style-name="ce98" office:value-type="time" office:time-value="PT00H00M00S">
            <text:p>00:00:00</text:p>
          </table:table-cell>
          <table:table-cell table:style-name="ce100" office:value-type="time" office:time-value="PT00H00M00S">
            <text:p>00:00:00</text:p>
          </table:table-cell>
          <table:table-cell table:style-name="ce103" office:value-type="time" office:time-value="PT00H00M00S">
            <text:p>00:00:00</text:p>
          </table:table-cell>
          <table:table-cell table:style-name="ce83" office:value-type="time" office:time-value="PT00H01M03.94S">
            <text:p>00:01:04</text:p>
          </table:table-cell>
          <table:table-cell table:style-name="ce85" office:value-type="time" office:time-value="PT00H01M03.94S">
            <text:p>00:01:04</text:p>
          </table:table-cell>
          <table:table-cell table:style-name="ce87" office:value-type="time" office:time-value="PT00H01M03.94S">
            <text:p>00:01:04</text:p>
          </table:table-cell>
          <table:table-cell table:style-name="ce89" office:value-type="time" office:time-value="PT00H01M03.94S">
            <text:p>00:01:04</text:p>
          </table:table-cell>
          <table:table-cell table:style-name="ce91" office:value-type="time" office:time-value="PT00H01M03.94S">
            <text:p>00:01:04</text:p>
          </table:table-cell>
        </table:table-row>
        <table:table-row table:style-name="ro1">
          <table:table-cell office:value-type="string">
            <text:p>stockMission_A[9]</text:p>
          </table:table-cell>
          <table:table-cell table:style-name="ce83" office:value-type="time" office:time-value="PT00H00M55.56S">
            <text:p>00:00:56</text:p>
          </table:table-cell>
          <table:table-cell table:style-name="ce85" office:value-type="time" office:time-value="PT00H00M57.1S">
            <text:p>00:00:57</text:p>
          </table:table-cell>
          <table:table-cell table:style-name="ce87" office:value-type="time" office:time-value="PT00H00M58.63S">
            <text:p>00:00:59</text:p>
          </table:table-cell>
          <table:table-cell table:style-name="ce89" office:value-type="time" office:time-value="PT00H01M00.17S">
            <text:p>00:01:00</text:p>
          </table:table-cell>
          <table:table-cell table:style-name="ce91" office:value-type="time" office:time-value="PT00H01M01.71S">
            <text:p>00:01:02</text:p>
          </table:table-cell>
          <table:table-cell table:style-name="ce94" office:value-type="time" office:time-value="PT00H01M16.3S">
            <text:p>00:01:16</text:p>
          </table:table-cell>
          <table:table-cell table:style-name="ce96" office:value-type="time" office:time-value="PT00H01M16.3S">
            <text:p>00:01:16</text:p>
          </table:table-cell>
          <table:table-cell table:style-name="ce98" office:value-type="time" office:time-value="PT00H01M16.3S">
            <text:p>00:01:16</text:p>
          </table:table-cell>
          <table:table-cell table:style-name="ce100" office:value-type="time" office:time-value="PT00H01M16.3S">
            <text:p>00:01:16</text:p>
          </table:table-cell>
          <table:table-cell table:style-name="ce103" office:value-type="time" office:time-value="PT00H01M16.3S">
            <text:p>00:01:16</text:p>
          </table:table-cell>
          <table:table-cell table:style-name="ce83" office:value-type="time" office:time-value="PT00H01M14.78S">
            <text:p>00:01:15</text:p>
          </table:table-cell>
          <table:table-cell table:style-name="ce85" office:value-type="time" office:time-value="PT00H01M14.78S">
            <text:p>00:01:15</text:p>
          </table:table-cell>
          <table:table-cell table:style-name="ce87" office:value-type="time" office:time-value="PT00H01M14.78S">
            <text:p>00:01:15</text:p>
          </table:table-cell>
          <table:table-cell table:style-name="ce89" office:value-type="time" office:time-value="PT00H01M14.78S">
            <text:p>00:01:15</text:p>
          </table:table-cell>
          <table:table-cell table:style-name="ce91" office:value-type="time" office:time-value="PT00H01M14.78S">
            <text:p>00:01:15</text:p>
          </table:table-cell>
          <table:table-cell table:style-name="ce94" office:value-type="time" office:time-value="PT00H01M11.62S">
            <text:p>00:01:12</text:p>
          </table:table-cell>
          <table:table-cell table:style-name="ce96" office:value-type="time" office:time-value="PT00H01M11.62S">
            <text:p>00:01:12</text:p>
          </table:table-cell>
          <table:table-cell table:style-name="ce98" office:value-type="time" office:time-value="PT00H01M11.62S">
            <text:p>00:01:12</text:p>
          </table:table-cell>
          <table:table-cell table:style-name="ce100" office:value-type="time" office:time-value="PT00H01M11.62S">
            <text:p>00:01:12</text:p>
          </table:table-cell>
          <table:table-cell table:style-name="ce103" office:value-type="time" office:time-value="PT00H01M11.62S">
            <text:p>00:01:12</text:p>
          </table:table-cell>
          <table:table-cell table:style-name="ce83" office:value-type="time" office:time-value="PT00H01M59.17S">
            <text:p>00:01:59</text:p>
          </table:table-cell>
          <table:table-cell table:style-name="ce85" office:value-type="time" office:time-value="PT00H01M59.17S">
            <text:p>00:01:59</text:p>
          </table:table-cell>
          <table:table-cell table:style-name="ce87" office:value-type="time" office:time-value="PT00H01M59.17S">
            <text:p>00:01:59</text:p>
          </table:table-cell>
          <table:table-cell table:style-name="ce89" office:value-type="time" office:time-value="PT00H01M59.17S">
            <text:p>00:01:59</text:p>
          </table:table-cell>
          <table:table-cell table:style-name="ce91" office:value-type="time" office:time-value="PT00H01M59.17S">
            <text:p>00:01:59</text:p>
          </table:table-cell>
          <table:table-cell table:style-name="ce94" office:value-type="time" office:time-value="PT00H02M37.93S">
            <text:p>00:02:38</text:p>
          </table:table-cell>
          <table:table-cell table:style-name="ce96" office:value-type="time" office:time-value="PT00H02M37.93S">
            <text:p>00:02:38</text:p>
          </table:table-cell>
          <table:table-cell table:style-name="ce98" office:value-type="time" office:time-value="PT00H02M37.93S">
            <text:p>00:02:38</text:p>
          </table:table-cell>
          <table:table-cell table:style-name="ce100" office:value-type="time" office:time-value="PT00H02M37.93S">
            <text:p>00:02:38</text:p>
          </table:table-cell>
          <table:table-cell table:style-name="ce103" office:value-type="time" office:time-value="PT00H02M37.93S">
            <text:p>00:02:38</text:p>
          </table:table-cell>
          <table:table-cell table:style-name="ce83" office:value-type="time" office:time-value="PT00H02M37.93S">
            <text:p>00:02:38</text:p>
          </table:table-cell>
          <table:table-cell table:style-name="ce85" office:value-type="time" office:time-value="PT00H02M37.93S">
            <text:p>00:02:38</text:p>
          </table:table-cell>
          <table:table-cell table:style-name="ce87" office:value-type="time" office:time-value="PT00H02M37.93S">
            <text:p>00:02:38</text:p>
          </table:table-cell>
          <table:table-cell table:style-name="ce89" office:value-type="time" office:time-value="PT00H02M37.93S">
            <text:p>00:02:38</text:p>
          </table:table-cell>
          <table:table-cell table:style-name="ce91" office:value-type="time" office:time-value="PT00H02M37.93S">
            <text:p>00:02:38</text:p>
          </table:table-cell>
          <table:table-cell table:style-name="ce94" office:value-type="time" office:time-value="PT00H01M45.42S">
            <text:p>00:01:45</text:p>
          </table:table-cell>
          <table:table-cell table:style-name="ce96" office:value-type="time" office:time-value="PT00H01M45.42S">
            <text:p>00:01:45</text:p>
          </table:table-cell>
          <table:table-cell table:style-name="ce98" office:value-type="time" office:time-value="PT00H01M45.42S">
            <text:p>00:01:45</text:p>
          </table:table-cell>
          <table:table-cell table:style-name="ce100" office:value-type="time" office:time-value="PT00H01M45.42S">
            <text:p>00:01:45</text:p>
          </table:table-cell>
          <table:table-cell table:style-name="ce103" office:value-type="time" office:time-value="PT00H01M45.42S">
            <text:p>00:01:45</text:p>
          </table:table-cell>
          <table:table-cell table:style-name="ce83" office:value-type="time" office:time-value="PT00H02M41.86S">
            <text:p>00:02:42</text:p>
          </table:table-cell>
          <table:table-cell table:style-name="ce85" office:value-type="time" office:time-value="PT00H02M41.86S">
            <text:p>00:02:42</text:p>
          </table:table-cell>
          <table:table-cell table:style-name="ce87" office:value-type="time" office:time-value="PT00H02M41.86S">
            <text:p>00:02:42</text:p>
          </table:table-cell>
          <table:table-cell table:style-name="ce89" office:value-type="time" office:time-value="PT00H02M41.86S">
            <text:p>00:02:42</text:p>
          </table:table-cell>
          <table:table-cell table:style-name="ce91" office:value-type="time" office:time-value="PT00H02M41.86S">
            <text:p>00:02:42</text:p>
          </table:table-cell>
          <table:table-cell table:style-name="ce94" office:value-type="time" office:time-value="PT00H01M29.07S">
            <text:p>00:01:29</text:p>
          </table:table-cell>
          <table:table-cell table:style-name="ce96" office:value-type="time" office:time-value="PT00H01M29.07S">
            <text:p>00:01:29</text:p>
          </table:table-cell>
          <table:table-cell table:style-name="ce98" office:value-type="time" office:time-value="PT00H01M29.07S">
            <text:p>00:01:29</text:p>
          </table:table-cell>
          <table:table-cell table:style-name="ce100" office:value-type="time" office:time-value="PT00H01M29.07S">
            <text:p>00:01:29</text:p>
          </table:table-cell>
          <table:table-cell table:style-name="ce103" office:value-type="time" office:time-value="PT00H01M29.07S">
            <text:p>00:01:29</text:p>
          </table:table-cell>
          <table:table-cell table:style-name="ce81" office:value-type="time" office:time-value="PT00H00M00S">
            <text:p>00:00:00</text:p>
          </table:table-cell>
          <table:table-cell table:style-name="ce84" office:value-type="time" office:time-value="PT00H00M00S">
            <text:p>00:00:00</text:p>
          </table:table-cell>
          <table:table-cell table:style-name="ce86" office:value-type="time" office:time-value="PT00H00M00S">
            <text:p>00:00:00</text:p>
          </table:table-cell>
          <table:table-cell table:style-name="ce88" office:value-type="time" office:time-value="PT00H00M00S">
            <text:p>00:00:00</text:p>
          </table:table-cell>
          <table:table-cell table:style-name="ce90" office:value-type="time" office:time-value="PT00H00M00S">
            <text:p>00:00:00</text:p>
          </table:table-cell>
        </table:table-row>
        <table:table-row table:style-name="ro1">
          <table:table-cell table:style-name="Default" table:number-columns-repeated="6"/>
          <table:table-cell table:number-columns-repeated="20"/>
          <table:table-cell table:style-name="ce109" table:number-columns-repeated="5"/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2" office:value-type="string">
            <text:p>Node ID</text:p>
          </table:table-cell>
          <table:table-cell table:style-name="ce5" office:value-type="string" table:number-columns-spanned="5" table:number-rows-spanned="1">
            <text:p>Pickup → Delivery</text:p>
          </table:table-cell>
          <table:covered-table-cell table:number-columns-repeated="4" table:style-name="Default"/>
          <table:table-cell table:number-columns-repeated="50"/>
        </table:table-row>
        <table:table-row table:style-name="ro1">
          <table:table-cell office:value-type="string">
            <text:p>stockMission_A[0]</text:p>
          </table:table-cell>
          <table:table-cell table:number-columns-repeated="5" office:value-type="time" office:time-value="PT00H01M38.32S">
            <text:p>00:01:38</text:p>
          </table:table-cell>
          <table:table-cell table:number-columns-repeated="50"/>
        </table:table-row>
        <table:table-row table:style-name="ro1">
          <table:table-cell office:value-type="string">
            <text:p>stockMission_A[1]</text:p>
          </table:table-cell>
          <table:table-cell table:number-columns-repeated="5" office:value-type="time" office:time-value="PT00H01M49.03S">
            <text:p>00:01:49</text:p>
          </table:table-cell>
          <table:table-cell table:number-columns-repeated="50"/>
        </table:table-row>
        <table:table-row table:style-name="ro1">
          <table:table-cell office:value-type="string">
            <text:p>stockMission_A[2]</text:p>
          </table:table-cell>
          <table:table-cell table:number-columns-repeated="5" office:value-type="time" office:time-value="PT00H01M38.36S">
            <text:p>00:01:38</text:p>
          </table:table-cell>
          <table:table-cell table:number-columns-repeated="50"/>
        </table:table-row>
        <table:table-row table:style-name="ro1">
          <table:table-cell office:value-type="string">
            <text:p>stockMission_A[3]</text:p>
          </table:table-cell>
          <table:table-cell table:number-columns-repeated="5" office:value-type="time" office:time-value="PT00H01M25S">
            <text:p>00:01:25</text:p>
          </table:table-cell>
          <table:table-cell table:number-columns-repeated="3"/>
          <table:table-cell table:style-name="ce101"/>
          <table:table-cell table:number-columns-repeated="46"/>
        </table:table-row>
        <table:table-row table:style-name="ro1">
          <table:table-cell office:value-type="string">
            <text:p>stockMission_A[4]</text:p>
          </table:table-cell>
          <table:table-cell table:number-columns-repeated="5" office:value-type="time" office:time-value="PT00H02M41.68S">
            <text:p>00:02:42</text:p>
          </table:table-cell>
          <table:table-cell table:number-columns-repeated="50"/>
        </table:table-row>
        <table:table-row table:style-name="ro1">
          <table:table-cell office:value-type="string">
            <text:p>stockMission_A[5]</text:p>
          </table:table-cell>
          <table:table-cell table:number-columns-repeated="5" office:value-type="time" office:time-value="PT00H02M56.29S">
            <text:p>00:02:56</text:p>
          </table:table-cell>
          <table:table-cell table:number-columns-repeated="50"/>
        </table:table-row>
        <table:table-row table:style-name="ro1">
          <table:table-cell office:value-type="string">
            <text:p>stockMission_A[6]</text:p>
          </table:table-cell>
          <table:table-cell table:number-columns-repeated="5" office:value-type="time" office:time-value="PT00H00M35.9S">
            <text:p>00:00:36</text:p>
          </table:table-cell>
          <table:table-cell table:number-columns-repeated="50"/>
        </table:table-row>
        <table:table-row table:style-name="ro1">
          <table:table-cell office:value-type="string">
            <text:p>stockMission_A[7]</text:p>
          </table:table-cell>
          <table:table-cell table:number-columns-repeated="5" office:value-type="time" office:time-value="PT00H02M54.3S">
            <text:p>00:02:54</text:p>
          </table:table-cell>
          <table:table-cell table:number-columns-repeated="50"/>
        </table:table-row>
        <table:table-row table:style-name="ro1">
          <table:table-cell office:value-type="string">
            <text:p>stockMission_A[8]</text:p>
          </table:table-cell>
          <table:table-cell table:number-columns-repeated="5" office:value-type="time" office:time-value="PT00H03M13.41S">
            <text:p>00:03:13</text:p>
          </table:table-cell>
          <table:table-cell table:number-columns-repeated="50"/>
        </table:table-row>
        <table:table-row table:style-name="ro1">
          <table:table-cell office:value-type="string">
            <text:p>stockMission_A[9]</text:p>
          </table:table-cell>
          <table:table-cell table:number-columns-repeated="5" office:value-type="time" office:time-value="PT00H01M47.76S">
            <text:p>00:01:48</text:p>
          </table:table-cell>
          <table:table-cell table:number-columns-repeated="50"/>
        </table:table-row>
        <table:table-row table:style-name="ro1" table:number-rows-repeated="4">
          <table:table-cell table:style-name="Default" table:number-columns-repeated="6"/>
          <table:table-cell table:number-columns-repeated="50"/>
        </table:table-row>
        <table:table-row table:style-name="ro1">
          <table:table-cell table:style-name="ce2" office:value-type="string">
            <text:p>Node ID</text:p>
          </table:table-cell>
          <table:table-cell table:style-name="ce5" office:value-type="string" table:number-columns-spanned="5" table:number-rows-spanned="1">
            <text:p>Total Time (Depot → Pickup → Delivery → Depot)</text:p>
          </table:table-cell>
          <table:covered-table-cell table:number-columns-repeated="4" table:style-name="Default"/>
          <table:table-cell table:number-columns-repeated="50"/>
        </table:table-row>
        <table:table-row table:style-name="ro1">
          <table:table-cell office:value-type="string">
            <text:p>stockMission_A[0]</text:p>
          </table:table-cell>
          <table:table-cell table:formula="of:=[.G4]+[.B19]+[.B5]" office:value-type="time" office:time-value="PT00H04M05.78S">
            <text:p>00:04:06</text:p>
          </table:table-cell>
          <table:table-cell table:formula="of:=[.H4]+[.C19]+[.C5]" office:value-type="time" office:time-value="PT00H04M05.72S">
            <text:p>00:04:06</text:p>
          </table:table-cell>
          <table:table-cell table:formula="of:=[.I4]+[.D19]+[.D5]" office:value-type="time" office:time-value="PT00H04M05.67S">
            <text:p>00:04:06</text:p>
          </table:table-cell>
          <table:table-cell table:formula="of:=[.J4]+[.E19]+[.E5]" office:value-type="time" office:time-value="PT00H04M04.44S">
            <text:p>00:04:04</text:p>
          </table:table-cell>
          <table:table-cell table:formula="of:=[.K4]+[.F19]+[.F5]" office:value-type="time" office:time-value="PT00H04M01.25S">
            <text:p>00:04:01</text:p>
          </table:table-cell>
          <table:table-cell table:number-columns-repeated="50"/>
        </table:table-row>
        <table:table-row table:style-name="ro1">
          <table:table-cell office:value-type="string">
            <text:p>stockMission_A[1]</text:p>
          </table:table-cell>
          <table:table-cell table:formula="of:=[.L4]+[.B20]+[.B6]" office:value-type="time" office:time-value="PT00H04M43.7S">
            <text:p>00:04:44</text:p>
          </table:table-cell>
          <table:table-cell table:formula="of:=[.M4]+[.C20]+[.C6]" office:value-type="time" office:time-value="PT00H04M46.78S">
            <text:p>00:04:47</text:p>
          </table:table-cell>
          <table:table-cell table:formula="of:=[.N4]+[.D20]+[.D6]" office:value-type="time" office:time-value="PT00H04M49.84S">
            <text:p>00:04:50</text:p>
          </table:table-cell>
          <table:table-cell table:formula="of:=[.O4]+[.E20]+[.E6]" office:value-type="time" office:time-value="PT00H04M52.93S">
            <text:p>00:04:53</text:p>
          </table:table-cell>
          <table:table-cell table:formula="of:=[.P4]+[.F20]+[.F6]" office:value-type="time" office:time-value="PT00H04M56S">
            <text:p>00:04:56</text:p>
          </table:table-cell>
          <table:table-cell table:number-columns-repeated="50"/>
        </table:table-row>
        <table:table-row table:style-name="ro1">
          <table:table-cell office:value-type="string">
            <text:p>stockMission_A[2]</text:p>
          </table:table-cell>
          <table:table-cell table:formula="of:=[.Q4]+[.B21]+[.B7]" office:value-type="time" office:time-value="PT00H04M30.11S">
            <text:p>00:04:30</text:p>
          </table:table-cell>
          <table:table-cell table:formula="of:=[.R4]+[.C21]+[.C7]" office:value-type="time" office:time-value="PT00H04M33.18S">
            <text:p>00:04:33</text:p>
          </table:table-cell>
          <table:table-cell table:formula="of:=[.S4]+[.D21]+[.D7]" office:value-type="time" office:time-value="PT00H04M36.25S">
            <text:p>00:04:36</text:p>
          </table:table-cell>
          <table:table-cell table:formula="of:=[.T4]+[.E21]+[.E7]" office:value-type="time" office:time-value="PT00H04M39.33S">
            <text:p>00:04:39</text:p>
          </table:table-cell>
          <table:table-cell table:formula="of:=[.U4]+[.F21]+[.F7]" office:value-type="time" office:time-value="PT00H04M42.41S">
            <text:p>00:04:42</text:p>
          </table:table-cell>
          <table:table-cell table:number-columns-repeated="50"/>
        </table:table-row>
        <table:table-row table:style-name="ro1">
          <table:table-cell office:value-type="string">
            <text:p>stockMission_A[3]</text:p>
          </table:table-cell>
          <table:table-cell table:formula="of:=[.V4]+[.B22]+[.B8]" office:value-type="time" office:time-value="PT00H04M38.86S">
            <text:p>00:04:39</text:p>
          </table:table-cell>
          <table:table-cell table:formula="of:=[.W4]+[.C22]+[.C8]" office:value-type="time" office:time-value="PT00H04M35.68S">
            <text:p>00:04:36</text:p>
          </table:table-cell>
          <table:table-cell table:formula="of:=[.X4]+[.D22]+[.D8]" office:value-type="time" office:time-value="PT00H04M32.5S">
            <text:p>00:04:33</text:p>
          </table:table-cell>
          <table:table-cell table:formula="of:=[.Y4]+[.E22]+[.E8]" office:value-type="time" office:time-value="PT00H04M29.32S">
            <text:p>00:04:29</text:p>
          </table:table-cell>
          <table:table-cell table:formula="of:=[.Z4]+[.F22]+[.F8]" office:value-type="time" office:time-value="PT00H04M26.14S">
            <text:p>00:04:26</text:p>
          </table:table-cell>
          <table:table-cell table:number-columns-repeated="50"/>
        </table:table-row>
        <table:table-row table:style-name="ro1">
          <table:table-cell office:value-type="string">
            <text:p>stockMission_A[4]</text:p>
          </table:table-cell>
          <table:table-cell table:formula="of:=[.AA4]+[.B23]+[.B9]" office:value-type="time" office:time-value="PT00H05M47.96S">
            <text:p>00:05:48</text:p>
          </table:table-cell>
          <table:table-cell table:formula="of:=[.AB4]+[.C23]+[.C9]" office:value-type="time" office:time-value="PT00H05M47.91S">
            <text:p>00:05:48</text:p>
          </table:table-cell>
          <table:table-cell table:formula="of:=[.AC4]+[.D23]+[.D9]" office:value-type="time" office:time-value="PT00H05M47.86S">
            <text:p>00:05:48</text:p>
          </table:table-cell>
          <table:table-cell table:formula="of:=[.AD4]+[.E23]+[.E9]" office:value-type="time" office:time-value="PT00H05M47.81S">
            <text:p>00:05:48</text:p>
          </table:table-cell>
          <table:table-cell table:formula="of:=[.AE4]+[.F23]+[.F9]" office:value-type="time" office:time-value="PT00H05M47.75S">
            <text:p>00:05:48</text:p>
          </table:table-cell>
          <table:table-cell table:number-columns-repeated="50"/>
        </table:table-row>
        <table:table-row table:style-name="ro1">
          <table:table-cell office:value-type="string">
            <text:p>stockMission_A[5]</text:p>
          </table:table-cell>
          <table:table-cell table:formula="of:=[.AF4]+[.B24]+[.B10]" office:value-type="time" office:time-value="PT00H06M22.37S">
            <text:p>00:06:22</text:p>
          </table:table-cell>
          <table:table-cell table:formula="of:=[.AG4]+[.C24]+[.C10]" office:value-type="time" office:time-value="PT00H06M22.33S">
            <text:p>00:06:22</text:p>
          </table:table-cell>
          <table:table-cell table:formula="of:=[.AH4]+[.D24]+[.D10]" office:value-type="time" office:time-value="PT00H06M22.27S">
            <text:p>00:06:22</text:p>
          </table:table-cell>
          <table:table-cell table:formula="of:=[.AI4]+[.E24]+[.E10]" office:value-type="time" office:time-value="PT00H06M22.23S">
            <text:p>00:06:22</text:p>
          </table:table-cell>
          <table:table-cell table:formula="of:=[.AJ4]+[.F24]+[.F10]" office:value-type="time" office:time-value="PT00H06M22.17S">
            <text:p>00:06:22</text:p>
          </table:table-cell>
          <table:table-cell table:number-columns-repeated="50"/>
        </table:table-row>
        <table:table-row table:style-name="ro1">
          <table:table-cell office:value-type="string">
            <text:p>stockMission_A[6]</text:p>
          </table:table-cell>
          <table:table-cell table:formula="of:=[.AK4]+[.B25]+[.B11]" office:value-type="time" office:time-value="PT00H03M31.91S">
            <text:p>00:03:32</text:p>
          </table:table-cell>
          <table:table-cell table:formula="of:=[.AL4]+[.C25]+[.C11]" office:value-type="time" office:time-value="PT00H03M34.99S">
            <text:p>00:03:35</text:p>
          </table:table-cell>
          <table:table-cell table:formula="of:=[.AM4]+[.D25]+[.D11]" office:value-type="time" office:time-value="PT00H03M38.06S">
            <text:p>00:03:38</text:p>
          </table:table-cell>
          <table:table-cell table:formula="of:=[.AN4]+[.E25]+[.E11]" office:value-type="time" office:time-value="PT00H03M41.15S">
            <text:p>00:03:41</text:p>
          </table:table-cell>
          <table:table-cell table:formula="of:=[.AO4]+[.F25]+[.F11]" office:value-type="time" office:time-value="PT00H03M44.21S">
            <text:p>00:03:44</text:p>
          </table:table-cell>
          <table:table-cell table:number-columns-repeated="50"/>
        </table:table-row>
        <table:table-row table:style-name="ro1">
          <table:table-cell office:value-type="string">
            <text:p>stockMission_A[7]</text:p>
          </table:table-cell>
          <table:table-cell table:formula="of:=[.AP4]+[.B26]+[.B12]" office:value-type="time" office:time-value="PT00H07M05.98S">
            <text:p>00:07:06</text:p>
          </table:table-cell>
          <table:table-cell table:formula="of:=[.AQ4]+[.C26]+[.C12]" office:value-type="time" office:time-value="PT00H07M05.94S">
            <text:p>00:07:06</text:p>
          </table:table-cell>
          <table:table-cell table:formula="of:=[.AR4]+[.D26]+[.D12]" office:value-type="time" office:time-value="PT00H07M05.87S">
            <text:p>00:07:06</text:p>
          </table:table-cell>
          <table:table-cell table:formula="of:=[.AS4]+[.E26]+[.E12]" office:value-type="time" office:time-value="PT00H07M05.83S">
            <text:p>00:07:06</text:p>
          </table:table-cell>
          <table:table-cell table:formula="of:=[.AT4]+[.F26]+[.F12]" office:value-type="time" office:time-value="PT00H07M05.78S">
            <text:p>00:07:06</text:p>
          </table:table-cell>
          <table:table-cell table:number-columns-repeated="50"/>
        </table:table-row>
        <table:table-row table:style-name="ro1">
          <table:table-cell office:value-type="string">
            <text:p>stockMission_A[8]</text:p>
          </table:table-cell>
          <table:table-cell table:formula="of:=[.AU4]+[.B27]+[.B13]" office:value-type="time" office:time-value="PT00H06M51.01S">
            <text:p>00:06:51</text:p>
          </table:table-cell>
          <table:table-cell table:formula="of:=[.AV4]+[.C27]+[.C13]" office:value-type="time" office:time-value="PT00H06M50.96S">
            <text:p>00:06:51</text:p>
          </table:table-cell>
          <table:table-cell table:formula="of:=[.AW4]+[.D27]+[.D13]" office:value-type="time" office:time-value="PT00H06M50.9S">
            <text:p>00:06:51</text:p>
          </table:table-cell>
          <table:table-cell table:formula="of:=[.AX4]+[.E27]+[.E13]" office:value-type="time" office:time-value="PT00H06M50.85S">
            <text:p>00:06:51</text:p>
          </table:table-cell>
          <table:table-cell table:formula="of:=[.AY4]+[.F27]+[.F13]" office:value-type="time" office:time-value="PT00H06M50.8S">
            <text:p>00:06:51</text:p>
          </table:table-cell>
          <table:table-cell table:number-columns-repeated="50"/>
        </table:table-row>
        <table:table-row table:style-name="ro1">
          <table:table-cell office:value-type="string">
            <text:p>stockMission_A[9]</text:p>
          </table:table-cell>
          <table:table-cell table:formula="of:=[.AZ4]+[.B28]+[.B14]" office:value-type="time" office:time-value="PT00H04M02.77S">
            <text:p>00:04:03</text:p>
          </table:table-cell>
          <table:table-cell table:formula="of:=[.BA4]+[.C28]+[.C14]" office:value-type="time" office:time-value="PT00H04M02.72S">
            <text:p>00:04:03</text:p>
          </table:table-cell>
          <table:table-cell table:formula="of:=[.BB4]+[.D28]+[.D14]" office:value-type="time" office:time-value="PT00H04M02.66S">
            <text:p>00:04:03</text:p>
          </table:table-cell>
          <table:table-cell table:formula="of:=[.BC4]+[.E28]+[.E14]" office:value-type="time" office:time-value="PT00H04M02.61S">
            <text:p>00:04:03</text:p>
          </table:table-cell>
          <table:table-cell table:formula="of:=[.BD4]+[.F28]+[.F14]" office:value-type="time" office:time-value="PT00H04M02.56S">
            <text:p>00:04:03</text:p>
          </table:table-cell>
          <table:table-cell table:number-columns-repeated="50"/>
        </table:table-row>
      </table:table>
      <table:table table:name="Missions" table:style-name="ta1">
        <table:table-column table:style-name="co5" table:default-cell-style-name="Default"/>
        <table:table-column table:style-name="co6" table:number-columns-repeated="4" table:default-cell-style-name="ce1"/>
        <table:table-row table:style-name="ro1">
          <table:table-cell table:number-columns-repeated="5"/>
        </table:table-row>
        <table:table-row table:style-name="ro1">
          <table:table-cell table:style-name="ce31" office:value-type="string" table:number-columns-spanned="1" table:number-rows-spanned="2">
            <text:p>Node ID</text:p>
          </table:table-cell>
          <table:table-cell table:style-name="ce115" office:value-type="string" table:number-columns-spanned="2" table:number-rows-spanned="1">
            <text:p>Pickup TW</text:p>
          </table:table-cell>
          <table:covered-table-cell table:style-name="ce119"/>
          <table:table-cell table:style-name="ce115" office:value-type="string" table:number-columns-spanned="2" table:number-rows-spanned="1">
            <text:p>Delivery TW</text:p>
          </table:table-cell>
          <table:covered-table-cell table:style-name="ce119"/>
        </table:table-row>
        <table:table-row table:style-name="ro1">
          <table:covered-table-cell table:style-name="ce112"/>
          <table:table-cell table:style-name="ce116" office:value-type="string">
            <text:p>Min</text:p>
          </table:table-cell>
          <table:table-cell table:style-name="ce119" office:value-type="string">
            <text:p>Max</text:p>
          </table:table-cell>
          <table:table-cell table:style-name="ce116" office:value-type="string">
            <text:p>Min</text:p>
          </table:table-cell>
          <table:table-cell table:style-name="ce119" office:value-type="string">
            <text:p>Max</text:p>
          </table:table-cell>
        </table:table-row>
        <table:table-row table:style-name="ro1">
          <table:table-cell table:style-name="ce113" office:value-type="string">
            <text:p>stockMission_A[0]</text:p>
          </table:table-cell>
          <table:table-cell table:style-name="ce117" office:value-type="time" office:time-value="PT00H01M09S">
            <text:p>00:01:09</text:p>
          </table:table-cell>
          <table:table-cell table:style-name="ce120" office:value-type="time" office:time-value="PT00H03M17.1S">
            <text:p>00:03:17</text:p>
          </table:table-cell>
          <table:table-cell table:style-name="ce117" office:value-type="time" office:time-value="PT00H03M52.31S">
            <text:p>00:03:52</text:p>
          </table:table-cell>
          <table:table-cell table:style-name="ce120" office:value-type="time" office:time-value="PT00H06M00.42S">
            <text:p>00:06:00</text:p>
          </table:table-cell>
        </table:table-row>
        <table:table-row table:style-name="ro1">
          <table:table-cell table:style-name="ce113" office:value-type="string">
            <text:p>stockMission_A[1]</text:p>
          </table:table-cell>
          <table:table-cell table:style-name="ce117" office:value-type="time" office:time-value="PT00H01M32S">
            <text:p>00:01:32</text:p>
          </table:table-cell>
          <table:table-cell table:style-name="ce120" office:value-type="time" office:time-value="PT00H03M57.95S">
            <text:p>00:03:58</text:p>
          </table:table-cell>
          <table:table-cell table:style-name="ce117" office:value-type="time" office:time-value="PT00H04M21.45S">
            <text:p>00:04:21</text:p>
          </table:table-cell>
          <table:table-cell table:style-name="ce120" office:value-type="time" office:time-value="PT00H06M47.4S">
            <text:p>00:06:47</text:p>
          </table:table-cell>
        </table:table-row>
        <table:table-row table:style-name="ro1">
          <table:table-cell table:style-name="ce113" office:value-type="string">
            <text:p>stockMission_A[2]</text:p>
          </table:table-cell>
          <table:table-cell table:style-name="ce117" office:value-type="time" office:time-value="PT00H06M56S">
            <text:p>00:06:56</text:p>
          </table:table-cell>
          <table:table-cell table:style-name="ce120" office:value-type="time" office:time-value="PT00H09M52.95S">
            <text:p>00:09:53</text:p>
          </table:table-cell>
          <table:table-cell table:style-name="ce117" office:value-type="time" office:time-value="PT00H09M14.94S">
            <text:p>00:09:15</text:p>
          </table:table-cell>
          <table:table-cell table:style-name="ce120" office:value-type="time" office:time-value="PT00H12M11.89S">
            <text:p>00:12:12</text:p>
          </table:table-cell>
        </table:table-row>
        <table:table-row table:style-name="ro1">
          <table:table-cell table:style-name="ce114" office:value-type="string">
            <text:p>stockMission_A[3]</text:p>
          </table:table-cell>
          <table:table-cell table:style-name="ce118" office:value-type="time" office:time-value="PT00H07M10S">
            <text:p>00:07:10</text:p>
          </table:table-cell>
          <table:table-cell table:style-name="ce121" office:value-type="time" office:time-value="PT00H09M23.87S">
            <text:p>00:09:24</text:p>
          </table:table-cell>
          <table:table-cell table:style-name="ce118" office:value-type="time" office:time-value="PT00H09M57.01S">
            <text:p>00:09:57</text:p>
          </table:table-cell>
          <table:table-cell table:style-name="ce121" office:value-type="time" office:time-value="PT00H12M10.88S">
            <text:p>00:12:11</text:p>
          </table:table-cell>
        </table:table-row>
        <table:table-row table:style-name="ro1">
          <table:table-cell table:style-name="ce114" office:value-type="string">
            <text:p>stockMission_A[4]</text:p>
          </table:table-cell>
          <table:table-cell table:style-name="ce118" office:value-type="time" office:time-value="PT00H09M09S">
            <text:p>00:09:09</text:p>
          </table:table-cell>
          <table:table-cell table:style-name="ce121" office:value-type="time" office:time-value="PT00H11M44.39S">
            <text:p>00:11:44</text:p>
          </table:table-cell>
          <table:table-cell table:style-name="ce118" office:value-type="time" office:time-value="PT00H13M47.31S">
            <text:p>00:13:47</text:p>
          </table:table-cell>
          <table:table-cell table:style-name="ce121" office:value-type="time" office:time-value="PT00H16M22.7S">
            <text:p>00:16:23</text:p>
          </table:table-cell>
        </table:table-row>
        <table:table-row table:style-name="ro1">
          <table:table-cell table:style-name="ce114" office:value-type="string">
            <text:p>stockMission_A[5]</text:p>
          </table:table-cell>
          <table:table-cell table:style-name="ce118" office:value-type="time" office:time-value="PT00H11M24S">
            <text:p>00:11:24</text:p>
          </table:table-cell>
          <table:table-cell table:style-name="ce121" office:value-type="time" office:time-value="PT00H14M10.76S">
            <text:p>00:14:11</text:p>
          </table:table-cell>
          <table:table-cell table:style-name="ce118" office:value-type="time" office:time-value="PT00H15M05.72S">
            <text:p>00:15:06</text:p>
          </table:table-cell>
          <table:table-cell table:style-name="ce121" office:value-type="time" office:time-value="PT00H17M52.48S">
            <text:p>00:17:52</text:p>
          </table:table-cell>
        </table:table-row>
        <table:table-row table:style-name="ro1">
          <table:table-cell table:style-name="ce114" office:value-type="string">
            <text:p>stockMission_A[6]</text:p>
          </table:table-cell>
          <table:table-cell table:style-name="ce118" office:value-type="time" office:time-value="PT00H12M09S">
            <text:p>00:12:09</text:p>
          </table:table-cell>
          <table:table-cell table:style-name="ce121" office:value-type="time" office:time-value="PT00H14M42.1S">
            <text:p>00:14:42</text:p>
          </table:table-cell>
          <table:table-cell table:style-name="ce118" office:value-type="time" office:time-value="PT00H13M29.51S">
            <text:p>00:13:30</text:p>
          </table:table-cell>
          <table:table-cell table:style-name="ce121" office:value-type="time" office:time-value="PT00H16M02.6S">
            <text:p>00:16:03</text:p>
          </table:table-cell>
        </table:table-row>
        <table:table-row table:style-name="ro1">
          <table:table-cell table:style-name="ce114" office:value-type="string">
            <text:p>stockMission_A[7]</text:p>
          </table:table-cell>
          <table:table-cell table:style-name="ce118" office:value-type="time" office:time-value="PT00H12M29S">
            <text:p>00:12:29</text:p>
          </table:table-cell>
          <table:table-cell table:style-name="ce121" office:value-type="time" office:time-value="PT00H16M17.1S">
            <text:p>00:16:17</text:p>
          </table:table-cell>
          <table:table-cell table:style-name="ce118" office:value-type="time" office:time-value="PT00H16M46.71S">
            <text:p>00:16:47</text:p>
          </table:table-cell>
          <table:table-cell table:style-name="ce121" office:value-type="time" office:time-value="PT00H20M34.8S">
            <text:p>00:20:35</text:p>
          </table:table-cell>
        </table:table-row>
        <table:table-row table:style-name="ro1">
          <table:table-cell table:style-name="ce114" office:value-type="string">
            <text:p>stockMission_A[8]</text:p>
          </table:table-cell>
          <table:table-cell table:style-name="ce118" office:value-type="time" office:time-value="PT00H13M57S">
            <text:p>00:13:57</text:p>
          </table:table-cell>
          <table:table-cell table:style-name="ce121" office:value-type="time" office:time-value="PT00H16M50.84S">
            <text:p>00:16:51</text:p>
          </table:table-cell>
          <table:table-cell table:style-name="ce118" office:value-type="time" office:time-value="PT00H18M39.43S">
            <text:p>00:18:39</text:p>
          </table:table-cell>
          <table:table-cell table:style-name="ce121" office:value-type="time" office:time-value="PT00H21M33.28S">
            <text:p>00:21:33</text:p>
          </table:table-cell>
        </table:table-row>
        <table:table-row table:style-name="ro1">
          <table:table-cell table:style-name="ce114" office:value-type="string">
            <text:p>stockMission_A[9]</text:p>
          </table:table-cell>
          <table:table-cell table:style-name="ce118" office:value-type="time" office:time-value="PT00H16M07S">
            <text:p>00:16:07</text:p>
          </table:table-cell>
          <table:table-cell table:style-name="ce121" office:value-type="time" office:time-value="PT00H18M24.62S">
            <text:p>00:18:25</text:p>
          </table:table-cell>
          <table:table-cell table:style-name="ce118" office:value-type="time" office:time-value="PT00H19M01.73S">
            <text:p>00:19:02</text:p>
          </table:table-cell>
          <table:table-cell table:style-name="ce121" office:value-type="time" office:time-value="PT00H21M19.36S">
            <text:p>00:21:19</text:p>
          </table:table-cell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lts" table:style-name="ta1">
        <table:table-column table:style-name="co7" table:default-cell-style-name="ce123"/>
        <table:table-column table:style-name="co8" table:number-columns-repeated="5" table:default-cell-style-name="ce125"/>
        <table:table-column table:style-name="co9" table:default-cell-style-name="Default"/>
        <table:table-column table:style-name="co10" table:default-cell-style-name="Default"/>
        <table:table-column table:style-name="co10" table:default-cell-style-name="ce126"/>
        <table:table-column table:style-name="co10" table:default-cell-style-name="ce131"/>
        <table:table-column table:style-name="co11" table:default-cell-style-name="ce131"/>
        <table:table-column table:style-name="co3" table:number-columns-repeated="6" table:default-cell-style-name="Default"/>
        <table:table-row table:style-name="ro1">
          <table:table-cell table:style-name="Default" office:value-type="string">
            <text:p>WITH DELTA 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/>
          <table:table-cell table:style-name="ce9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4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199.25">
            <text:p>9199,25</text:p>
          </table:table-cell>
          <table:table-cell office:value-type="float" office:value="9206.926">
            <text:p>9206,926</text:p>
          </table:table-cell>
          <table:table-cell office:value-type="float" office:value="9019.544">
            <text:p>9019,544</text:p>
          </table:table-cell>
          <table:table-cell office:value-type="float" office:value="9323.756">
            <text:p>9323,756</text:p>
          </table:table-cell>
          <table:table-cell office:value-type="float" office:value="10011.703">
            <text:p>10011,703</text:p>
          </table:table-cell>
          <table:table-cell table:number-columns-repeated="2"/>
          <table:table-cell table:formula="of:=AVERAGE([.B4:.F4])" office:value-type="float" office:value="9352.2358">
            <text:p>9352,2358</text:p>
          </table:table-cell>
          <table:table-cell table:formula="of:=MIN([.B4:.F4])" office:value-type="float" office:value="9019.544">
            <text:p>9019,544</text:p>
          </table:table-cell>
          <table:table-cell table:formula="of:=MAX([.B4:.F4])" office:value-type="float" office:value="10011.703">
            <text:p>10011,7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708.701">
            <text:p>10708,701</text:p>
          </table:table-cell>
          <table:table-cell office:value-type="float" office:value="9830.137">
            <text:p>9830,137</text:p>
          </table:table-cell>
          <table:table-cell office:value-type="float" office:value="10174.069">
            <text:p>10174,069</text:p>
          </table:table-cell>
          <table:table-cell office:value-type="float" office:value="9209.702">
            <text:p>9209,702</text:p>
          </table:table-cell>
          <table:table-cell office:value-type="float" office:value="10412.288">
            <text:p>10412,288</text:p>
          </table:table-cell>
          <table:table-cell table:number-columns-repeated="2"/>
          <table:table-cell table:formula="of:=AVERAGE([.B5:.F5])" office:value-type="float" office:value="10066.9794">
            <text:p>10066,9794</text:p>
          </table:table-cell>
          <table:table-cell table:formula="of:=MIN([.B5:.F5])" office:value-type="float" office:value="9209.702">
            <text:p>9209,702</text:p>
          </table:table-cell>
          <table:table-cell table:formula="of:=MAX([.B5:.F5])" office:value-type="float" office:value="10708.701">
            <text:p>10708,70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460.263">
            <text:p>9460,263</text:p>
          </table:table-cell>
          <table:table-cell office:value-type="float" office:value="9676.722">
            <text:p>9676,722</text:p>
          </table:table-cell>
          <table:table-cell office:value-type="float" office:value="9323.798">
            <text:p>9323,798</text:p>
          </table:table-cell>
          <table:table-cell office:value-type="float" office:value="8995.068">
            <text:p>8995,068</text:p>
          </table:table-cell>
          <table:table-cell office:value-type="float" office:value="9782.277">
            <text:p>9782,277</text:p>
          </table:table-cell>
          <table:table-cell table:number-columns-repeated="2"/>
          <table:table-cell table:formula="of:=AVERAGE([.B6:.F6])" office:value-type="float" office:value="9447.6256">
            <text:p>9447,6256</text:p>
          </table:table-cell>
          <table:table-cell table:formula="of:=MIN([.B6:.F6])" office:value-type="float" office:value="8995.068">
            <text:p>8995,068</text:p>
          </table:table-cell>
          <table:table-cell table:formula="of:=MAX([.B6:.F6])" office:value-type="float" office:value="9782.277">
            <text:p>9782,27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80.819">
            <text:p>9480,819</text:p>
          </table:table-cell>
          <table:table-cell office:value-type="float" office:value="9832.71">
            <text:p>9832,71</text:p>
          </table:table-cell>
          <table:table-cell office:value-type="float" office:value="10305.932">
            <text:p>10305,932</text:p>
          </table:table-cell>
          <table:table-cell office:value-type="float" office:value="9124.439">
            <text:p>9124,439</text:p>
          </table:table-cell>
          <table:table-cell office:value-type="float" office:value="9654.988">
            <text:p>9654,988</text:p>
          </table:table-cell>
          <table:table-cell table:number-columns-repeated="2"/>
          <table:table-cell table:formula="of:=AVERAGE([.B7:.F7])" office:value-type="float" office:value="9679.7776">
            <text:p>9679,7776</text:p>
          </table:table-cell>
          <table:table-cell table:formula="of:=MIN([.B7:.F7])" office:value-type="float" office:value="9124.439">
            <text:p>9124,439</text:p>
          </table:table-cell>
          <table:table-cell table:formula="of:=MAX([.B7:.F7])" office:value-type="float" office:value="10305.932">
            <text:p>10305,932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107.727">
            <text:p>9107,727</text:p>
          </table:table-cell>
          <table:table-cell office:value-type="float" office:value="9469.15">
            <text:p>9469,15</text:p>
          </table:table-cell>
          <table:table-cell office:value-type="float" office:value="9879.775">
            <text:p>9879,775</text:p>
          </table:table-cell>
          <table:table-cell office:value-type="float" office:value="9273.56">
            <text:p>9273,56</text:p>
          </table:table-cell>
          <table:table-cell office:value-type="float" office:value="10035.296">
            <text:p>10035,296</text:p>
          </table:table-cell>
          <table:table-cell table:number-columns-repeated="2"/>
          <table:table-cell table:formula="of:=AVERAGE([.B8:.F8])" office:value-type="float" office:value="9553.1016">
            <text:p>9553,1016</text:p>
          </table:table-cell>
          <table:table-cell table:formula="of:=MIN([.B8:.F8])" office:value-type="float" office:value="9107.727">
            <text:p>9107,727</text:p>
          </table:table-cell>
          <table:table-cell table:formula="of:=MAX([.B8:.F8])" office:value-type="float" office:value="10035.296">
            <text:p>10035,29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15.961">
            <text:p>9915,961</text:p>
          </table:table-cell>
          <table:table-cell office:value-type="float" office:value="10687.116">
            <text:p>10687,116</text:p>
          </table:table-cell>
          <table:table-cell office:value-type="float" office:value="9552.944">
            <text:p>9552,944</text:p>
          </table:table-cell>
          <table:table-cell office:value-type="float" office:value="10218.907">
            <text:p>10218,907</text:p>
          </table:table-cell>
          <table:table-cell office:value-type="float" office:value="9907.186">
            <text:p>9907,186</text:p>
          </table:table-cell>
          <table:table-cell table:number-columns-repeated="2"/>
          <table:table-cell table:formula="of:=AVERAGE([.B9:.F9])" office:value-type="float" office:value="10056.4228">
            <text:p>10056,4228</text:p>
          </table:table-cell>
          <table:table-cell table:formula="of:=MIN([.B9:.F9])" office:value-type="float" office:value="9552.944">
            <text:p>9552,944</text:p>
          </table:table-cell>
          <table:table-cell table:formula="of:=MAX([.B9:.F9])" office:value-type="float" office:value="10687.116">
            <text:p>10687,116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092.807">
            <text:p>9092,807</text:p>
          </table:table-cell>
          <table:table-cell office:value-type="float" office:value="10129.431">
            <text:p>10129,431</text:p>
          </table:table-cell>
          <table:table-cell office:value-type="float" office:value="8860.245">
            <text:p>8860,245</text:p>
          </table:table-cell>
          <table:table-cell office:value-type="float" office:value="9867.556">
            <text:p>9867,556</text:p>
          </table:table-cell>
          <table:table-cell office:value-type="float" office:value="9851.993">
            <text:p>9851,993</text:p>
          </table:table-cell>
          <table:table-cell table:number-columns-repeated="2"/>
          <table:table-cell table:formula="of:=AVERAGE([.B10:.F10])" office:value-type="float" office:value="9560.4064">
            <text:p>9560,4064</text:p>
          </table:table-cell>
          <table:table-cell table:formula="of:=MIN([.B10:.F10])" office:value-type="float" office:value="8860.245">
            <text:p>8860,245</text:p>
          </table:table-cell>
          <table:table-cell table:formula="of:=MAX([.B10:.F10])" office:value-type="float" office:value="10129.431">
            <text:p>10129,431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$4:.I$10])" office:value-type="float" office:value="9673.79274285714">
            <text:p>9673,7927</text:p>
          </table:table-cell>
          <table:table-cell table:style-name="ce129" table:formula="of:=MIN([.J$4:.J$10])" office:value-type="float" office:value="8860.245">
            <text:p>8860,245</text:p>
          </table:table-cell>
          <table:table-cell table:style-name="ce129" table:formula="of:=MAX([.K$4:.K$10])" office:value-type="float" office:value="10708.701">
            <text:p>10708,701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4:.B10])" office:value-type="float" office:value="9566.504">
            <text:p>9566,5040</text:p>
          </table:table-cell>
          <table:table-cell table:style-name="ce126" table:formula="of:=AVERAGE([.C4:.C10])" office:value-type="float" office:value="9833.17028571429">
            <text:p>9833,1703</text:p>
          </table:table-cell>
          <table:table-cell table:style-name="ce126" table:formula="of:=AVERAGE([.D4:.D10])" office:value-type="float" office:value="9588.04385714286">
            <text:p>9588,0439</text:p>
          </table:table-cell>
          <table:table-cell table:style-name="ce126" table:formula="of:=AVERAGE([.E4:.E10])" office:value-type="float" office:value="9430.42685714286">
            <text:p>9430,4269</text:p>
          </table:table-cell>
          <table:table-cell table:style-name="ce126" table:formula="of:=AVERAGE([.F4:.F10])" office:value-type="float" office:value="9950.81871428572">
            <text:p>9950,8187</text:p>
          </table:table-cell>
          <table:table-cell table:style-name="ce128" table:formula="of:=AVERAGE([.B12:.F12])" office:value-type="float" office:value="9673.79274285714">
            <text:p>9673,7927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4:.B10])" office:value-type="float" office:value="9092.807">
            <text:p>9092,807</text:p>
          </table:table-cell>
          <table:table-cell table:style-name="ce45" table:formula="of:=MIN([.C4:.C10])" office:value-type="float" office:value="9206.926">
            <text:p>9206,926</text:p>
          </table:table-cell>
          <table:table-cell table:style-name="ce45" table:formula="of:=MIN([.D4:.D10])" office:value-type="float" office:value="8860.245">
            <text:p>8860,245</text:p>
          </table:table-cell>
          <table:table-cell table:style-name="ce45" table:formula="of:=MIN([.E4:.E10])" office:value-type="float" office:value="8995.068">
            <text:p>8995,068</text:p>
          </table:table-cell>
          <table:table-cell table:style-name="ce45" table:formula="of:=MIN([.F4:.F10])" office:value-type="float" office:value="9654.988">
            <text:p>9654,988</text:p>
          </table:table-cell>
          <table:table-cell table:style-name="ce129" table:formula="of:=MIN([.B13:.F13])" office:value-type="float" office:value="8860.245">
            <text:p>8860,245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4:.B10])" office:value-type="float" office:value="10708.701">
            <text:p>10708,701</text:p>
          </table:table-cell>
          <table:table-cell table:style-name="ce45" table:formula="of:=MAX([.C4:.C10])" office:value-type="float" office:value="10687.116">
            <text:p>10687,116</text:p>
          </table:table-cell>
          <table:table-cell table:style-name="ce45" table:formula="of:=MAX([.D4:.D10])" office:value-type="float" office:value="10305.932">
            <text:p>10305,932</text:p>
          </table:table-cell>
          <table:table-cell table:style-name="ce45" table:formula="of:=MAX([.E4:.E10])" office:value-type="float" office:value="10218.907">
            <text:p>10218,907</text:p>
          </table:table-cell>
          <table:table-cell table:style-name="ce45" table:formula="of:=MAX([.F4:.F10])" office:value-type="float" office:value="10412.288">
            <text:p>10412,288</text:p>
          </table:table-cell>
          <table:table-cell table:style-name="ce129" table:formula="of:=MAX([.B14:.F14])" office:value-type="float" office:value="10708.701">
            <text:p>10708,70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 table:number-rows-repeated="4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WITH DELTA</text:p>
          </table:table-cell>
          <table:table-cell table:style-name="Default" office:value-type="float" office:value="0.1">
            <text:p>0,1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94.719">
            <text:p>9094,719</text:p>
          </table:table-cell>
          <table:table-cell office:value-type="float" office:value="10227.062">
            <text:p>10227,062</text:p>
          </table:table-cell>
          <table:table-cell office:value-type="float" office:value="9285.389">
            <text:p>9285,389</text:p>
          </table:table-cell>
          <table:table-cell office:value-type="float" office:value="10219.093">
            <text:p>10219,093</text:p>
          </table:table-cell>
          <table:table-cell office:value-type="float" office:value="9517.714">
            <text:p>9517,714</text:p>
          </table:table-cell>
          <table:table-cell table:number-columns-repeated="2"/>
          <table:table-cell table:formula="of:=AVERAGE([.B23:.F23])" office:value-type="float" office:value="9668.7954">
            <text:p>9668,7954</text:p>
          </table:table-cell>
          <table:table-cell table:formula="of:=MIN([.B23:.F23])" office:value-type="float" office:value="9094.719">
            <text:p>9094,719</text:p>
          </table:table-cell>
          <table:table-cell table:formula="of:=MAX([.B23:.F23])" office:value-type="float" office:value="10227.062">
            <text:p>10227,06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322.121">
            <text:p>9322,121</text:p>
          </table:table-cell>
          <table:table-cell office:value-type="float" office:value="9812.894">
            <text:p>9812,894</text:p>
          </table:table-cell>
          <table:table-cell office:value-type="float" office:value="9572.749">
            <text:p>9572,749</text:p>
          </table:table-cell>
          <table:table-cell office:value-type="float" office:value="10062.188">
            <text:p>10062,188</text:p>
          </table:table-cell>
          <table:table-cell office:value-type="float" office:value="9449.942">
            <text:p>9449,942</text:p>
          </table:table-cell>
          <table:table-cell table:number-columns-repeated="2"/>
          <table:table-cell table:formula="of:=AVERAGE([.B24:.F24])" office:value-type="float" office:value="9643.9788">
            <text:p>9643,9788</text:p>
          </table:table-cell>
          <table:table-cell table:formula="of:=MIN([.B24:.F24])" office:value-type="float" office:value="9322.121">
            <text:p>9322,121</text:p>
          </table:table-cell>
          <table:table-cell table:formula="of:=MAX([.B24:.F24])" office:value-type="float" office:value="10062.188">
            <text:p>10062,18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776.844">
            <text:p>9776,844</text:p>
          </table:table-cell>
          <table:table-cell office:value-type="float" office:value="9255.61">
            <text:p>9255,61</text:p>
          </table:table-cell>
          <table:table-cell office:value-type="float" office:value="9218.552">
            <text:p>9218,552</text:p>
          </table:table-cell>
          <table:table-cell office:value-type="float" office:value="9145.079">
            <text:p>9145,079</text:p>
          </table:table-cell>
          <table:table-cell office:value-type="float" office:value="9391.821">
            <text:p>9391,821</text:p>
          </table:table-cell>
          <table:table-cell table:number-columns-repeated="2"/>
          <table:table-cell table:formula="of:=AVERAGE([.B25:.F25])" office:value-type="float" office:value="9357.5812">
            <text:p>9357,5812</text:p>
          </table:table-cell>
          <table:table-cell table:formula="of:=MIN([.B25:.F25])" office:value-type="float" office:value="9145.079">
            <text:p>9145,079</text:p>
          </table:table-cell>
          <table:table-cell table:formula="of:=MAX([.B25:.F25])" office:value-type="float" office:value="9776.844">
            <text:p>9776,8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94.968">
            <text:p>9994,968</text:p>
          </table:table-cell>
          <table:table-cell office:value-type="float" office:value="9427.295">
            <text:p>9427,295</text:p>
          </table:table-cell>
          <table:table-cell office:value-type="float" office:value="9337.389">
            <text:p>9337,389</text:p>
          </table:table-cell>
          <table:table-cell office:value-type="float" office:value="9095.269">
            <text:p>9095,269</text:p>
          </table:table-cell>
          <table:table-cell office:value-type="float" office:value="9677.853">
            <text:p>9677,853</text:p>
          </table:table-cell>
          <table:table-cell table:number-columns-repeated="2"/>
          <table:table-cell table:formula="of:=AVERAGE([.B26:.F26])" office:value-type="float" office:value="9506.5548">
            <text:p>9506,5548</text:p>
          </table:table-cell>
          <table:table-cell table:formula="of:=MIN([.B26:.F26])" office:value-type="float" office:value="9095.269">
            <text:p>9095,269</text:p>
          </table:table-cell>
          <table:table-cell table:formula="of:=MAX([.B26:.F26])" office:value-type="float" office:value="9994.968">
            <text:p>9994,968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949.249">
            <text:p>9949,249</text:p>
          </table:table-cell>
          <table:table-cell office:value-type="float" office:value="9820.109">
            <text:p>9820,109</text:p>
          </table:table-cell>
          <table:table-cell office:value-type="float" office:value="9471.425">
            <text:p>9471,425</text:p>
          </table:table-cell>
          <table:table-cell office:value-type="float" office:value="9938.33">
            <text:p>9938,33</text:p>
          </table:table-cell>
          <table:table-cell office:value-type="float" office:value="9287.804">
            <text:p>9287,804</text:p>
          </table:table-cell>
          <table:table-cell table:number-columns-repeated="2"/>
          <table:table-cell table:formula="of:=AVERAGE([.B27:.F27])" office:value-type="float" office:value="9693.3834">
            <text:p>9693,3834</text:p>
          </table:table-cell>
          <table:table-cell table:formula="of:=MIN([.B27:.F27])" office:value-type="float" office:value="9287.804">
            <text:p>9287,804</text:p>
          </table:table-cell>
          <table:table-cell table:formula="of:=MAX([.B27:.F27])" office:value-type="float" office:value="9949.249">
            <text:p>9949,249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0035.668">
            <text:p>10035,668</text:p>
          </table:table-cell>
          <table:table-cell office:value-type="float" office:value="9780.857">
            <text:p>9780,857</text:p>
          </table:table-cell>
          <table:table-cell office:value-type="float" office:value="9255.529">
            <text:p>9255,529</text:p>
          </table:table-cell>
          <table:table-cell office:value-type="float" office:value="9772.345">
            <text:p>9772,345</text:p>
          </table:table-cell>
          <table:table-cell office:value-type="float" office:value="9677.853">
            <text:p>9677,853</text:p>
          </table:table-cell>
          <table:table-cell table:number-columns-repeated="2"/>
          <table:table-cell table:formula="of:=AVERAGE([.B28:.F28])" office:value-type="float" office:value="9704.4504">
            <text:p>9704,4504</text:p>
          </table:table-cell>
          <table:table-cell table:formula="of:=MIN([.B28:.F28])" office:value-type="float" office:value="9255.529">
            <text:p>9255,529</text:p>
          </table:table-cell>
          <table:table-cell table:formula="of:=MAX([.B28:.F28])" office:value-type="float" office:value="10035.668">
            <text:p>10035,668</text:p>
          </table:table-cell>
          <table:table-cell table:number-columns-repeated="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965.66">
            <text:p>9965,66</text:p>
          </table:table-cell>
          <table:table-cell office:value-type="float" office:value="9675.386">
            <text:p>9675,386</text:p>
          </table:table-cell>
          <table:table-cell office:value-type="float" office:value="9322.121">
            <text:p>9322,121</text:p>
          </table:table-cell>
          <table:table-cell office:value-type="float" office:value="9081.781">
            <text:p>9081,781</text:p>
          </table:table-cell>
          <table:table-cell office:value-type="float" office:value="10125.572">
            <text:p>10125,572</text:p>
          </table:table-cell>
          <table:table-cell table:number-columns-repeated="2"/>
          <table:table-cell table:formula="of:=AVERAGE([.B29:.F29])" office:value-type="float" office:value="9634.104">
            <text:p>9634,1040</text:p>
          </table:table-cell>
          <table:table-cell table:formula="of:=MIN([.B29:.F29])" office:value-type="float" office:value="9081.781">
            <text:p>9081,781</text:p>
          </table:table-cell>
          <table:table-cell table:formula="of:=MAX([.B29:.F29])" office:value-type="float" office:value="10125.572">
            <text:p>10125,572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23:.I29])" office:value-type="float" office:value="9601.264">
            <text:p>9601,2640</text:p>
          </table:table-cell>
          <table:table-cell table:style-name="ce129" table:formula="of:=MIN([.J23:.J29])" office:value-type="float" office:value="9081.781">
            <text:p>9081,781</text:p>
          </table:table-cell>
          <table:table-cell table:style-name="ce129" table:formula="of:=MAX([.K23:.K29])" office:value-type="float" office:value="10227.062">
            <text:p>10227,062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23:.B29])" office:value-type="float" office:value="9734.17557142857">
            <text:p>9734,1756</text:p>
          </table:table-cell>
          <table:table-cell table:style-name="ce126" table:formula="of:=AVERAGE([.C23:.C29])" office:value-type="float" office:value="9714.17328571429">
            <text:p>9714,1733</text:p>
          </table:table-cell>
          <table:table-cell table:style-name="ce126" table:formula="of:=AVERAGE([.D23:.D29])" office:value-type="float" office:value="9351.87914285714">
            <text:p>9351,8791</text:p>
          </table:table-cell>
          <table:table-cell table:style-name="ce126" table:formula="of:=AVERAGE([.E23:.E29])" office:value-type="float" office:value="9616.29785714286">
            <text:p>9616,2979</text:p>
          </table:table-cell>
          <table:table-cell table:style-name="ce126" table:formula="of:=AVERAGE([.F23:.F29])" office:value-type="float" office:value="9589.79414285714">
            <text:p>9589,7941</text:p>
          </table:table-cell>
          <table:table-cell table:style-name="ce128" table:formula="of:=AVERAGE([.B31:.F31])" office:value-type="float" office:value="9601.264">
            <text:p>9601,2640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23:.B29])" office:value-type="float" office:value="9094.719">
            <text:p>9094,719</text:p>
          </table:table-cell>
          <table:table-cell table:style-name="ce45" table:formula="of:=MIN([.C23:.C29])" office:value-type="float" office:value="9255.61">
            <text:p>9255,61</text:p>
          </table:table-cell>
          <table:table-cell table:style-name="ce45" table:formula="of:=MIN([.D23:.D29])" office:value-type="float" office:value="9218.552">
            <text:p>9218,552</text:p>
          </table:table-cell>
          <table:table-cell table:style-name="ce45" table:formula="of:=MIN([.E23:.E29])" office:value-type="float" office:value="9081.781">
            <text:p>9081,781</text:p>
          </table:table-cell>
          <table:table-cell table:style-name="ce45" table:formula="of:=MIN([.F23:.F29])" office:value-type="float" office:value="9287.804">
            <text:p>9287,804</text:p>
          </table:table-cell>
          <table:table-cell table:style-name="ce129" table:formula="of:=MIN([.B32:.F32])" office:value-type="float" office:value="9081.781">
            <text:p>9081,78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23:.B29])" office:value-type="float" office:value="10035.668">
            <text:p>10035,668</text:p>
          </table:table-cell>
          <table:table-cell table:style-name="ce45" table:formula="of:=MAX([.C23:.C29])" office:value-type="float" office:value="10227.062">
            <text:p>10227,062</text:p>
          </table:table-cell>
          <table:table-cell table:style-name="ce45" table:formula="of:=MAX([.D23:.D29])" office:value-type="float" office:value="9572.749">
            <text:p>9572,749</text:p>
          </table:table-cell>
          <table:table-cell table:style-name="ce45" table:formula="of:=MAX([.E23:.E29])" office:value-type="float" office:value="10219.093">
            <text:p>10219,093</text:p>
          </table:table-cell>
          <table:table-cell table:style-name="ce45" table:formula="of:=MAX([.F23:.F29])" office:value-type="float" office:value="10125.572">
            <text:p>10125,572</text:p>
          </table:table-cell>
          <table:table-cell table:style-name="ce129" table:formula="of:=MAX([.B33:.F33])" office:value-type="float" office:value="10227.062">
            <text:p>10227,06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>
            <text:p>ALPHA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DELTA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WITH GAMMA &gt; ALPHA</text:p>
          </table:table-cell>
          <table:table-cell table:style-name="Default"/>
          <table:table-cell table:style-name="ce127" office:value-type="float" office:value="1.2">
            <text:p>1,2</text:p>
          </table:table-cell>
          <table:table-cell table:number-columns-repeated="2" table:style-name="Default" office:value-type="float" office:value="1.5">
            <text:p>1,5</text:p>
          </table:table-cell>
          <table:table-cell table:style-name="Default" office:value-type="float" office:value="0.1">
            <text:p>0,1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588.566">
            <text:p>10588,566</text:p>
          </table:table-cell>
          <table:table-cell office:value-type="float" office:value="9289.352">
            <text:p>9289,352</text:p>
          </table:table-cell>
          <table:table-cell office:value-type="float" office:value="9684.193">
            <text:p>9684,193</text:p>
          </table:table-cell>
          <table:table-cell office:value-type="float" office:value="10084.343">
            <text:p>10084,343</text:p>
          </table:table-cell>
          <table:table-cell office:value-type="float" office:value="9415.851">
            <text:p>9415,851</text:p>
          </table:table-cell>
          <table:table-cell table:number-columns-repeated="2"/>
          <table:table-cell table:formula="of:=AVERAGE([.B39:.F39])" office:value-type="float" office:value="9812.461">
            <text:p>9812,4610</text:p>
          </table:table-cell>
          <table:table-cell table:formula="of:=MIN([.B39:.F39])" office:value-type="float" office:value="9289.352">
            <text:p>9289,352</text:p>
          </table:table-cell>
          <table:table-cell table:formula="of:=MAX([.B39:.F39])" office:value-type="float" office:value="10588.566">
            <text:p>10588,56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93.872">
            <text:p>10093,872</text:p>
          </table:table-cell>
          <table:table-cell office:value-type="float" office:value="9358.837">
            <text:p>9358,837</text:p>
          </table:table-cell>
          <table:table-cell office:value-type="float" office:value="10006.699">
            <text:p>10006,699</text:p>
          </table:table-cell>
          <table:table-cell office:value-type="float" office:value="9088.254">
            <text:p>9088,254</text:p>
          </table:table-cell>
          <table:table-cell office:value-type="float" office:value="9528.191">
            <text:p>9528,191</text:p>
          </table:table-cell>
          <table:table-cell table:number-columns-repeated="2"/>
          <table:table-cell table:formula="of:=AVERAGE([.B40:.F40])" office:value-type="float" office:value="9615.1706">
            <text:p>9615,1706</text:p>
          </table:table-cell>
          <table:table-cell table:formula="of:=MIN([.B40:.F40])" office:value-type="float" office:value="9088.254">
            <text:p>9088,254</text:p>
          </table:table-cell>
          <table:table-cell table:formula="of:=MAX([.B40:.F40])" office:value-type="float" office:value="10093.872">
            <text:p>10093,87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511.081">
            <text:p>10511,081</text:p>
          </table:table-cell>
          <table:table-cell office:value-type="float" office:value="9351.809">
            <text:p>9351,809</text:p>
          </table:table-cell>
          <table:table-cell office:value-type="float" office:value="10270.266">
            <text:p>10270,266</text:p>
          </table:table-cell>
          <table:table-cell office:value-type="float" office:value="9977.321">
            <text:p>9977,321</text:p>
          </table:table-cell>
          <table:table-cell office:value-type="float" office:value="9399.097">
            <text:p>9399,097</text:p>
          </table:table-cell>
          <table:table-cell table:number-columns-repeated="2"/>
          <table:table-cell table:formula="of:=AVERAGE([.B41:.F41])" office:value-type="float" office:value="9901.9148">
            <text:p>9901,9148</text:p>
          </table:table-cell>
          <table:table-cell table:formula="of:=MIN([.B41:.F41])" office:value-type="float" office:value="9351.809">
            <text:p>9351,809</text:p>
          </table:table-cell>
          <table:table-cell table:formula="of:=MAX([.B41:.F41])" office:value-type="float" office:value="10511.081">
            <text:p>10511,08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19.028">
            <text:p>10219,028</text:p>
          </table:table-cell>
          <table:table-cell office:value-type="float" office:value="10006.699">
            <text:p>10006,699</text:p>
          </table:table-cell>
          <table:table-cell office:value-type="float" office:value="10088.675">
            <text:p>10088,675</text:p>
          </table:table-cell>
          <table:table-cell office:value-type="float" office:value="9751.625">
            <text:p>9751,625</text:p>
          </table:table-cell>
          <table:table-cell office:value-type="float" office:value="9417.983">
            <text:p>9417,983</text:p>
          </table:table-cell>
          <table:table-cell table:number-columns-repeated="2"/>
          <table:table-cell table:formula="of:=AVERAGE([.B42:.F42])" office:value-type="float" office:value="9896.802">
            <text:p>9896,8020</text:p>
          </table:table-cell>
          <table:table-cell table:formula="of:=MIN([.B42:.F42])" office:value-type="float" office:value="9417.983">
            <text:p>9417,983</text:p>
          </table:table-cell>
          <table:table-cell table:formula="of:=MAX([.B42:.F42])" office:value-type="float" office:value="10219.028">
            <text:p>10219,028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433.979">
            <text:p>9433,979</text:p>
          </table:table-cell>
          <table:table-cell office:value-type="float" office:value="9820.479">
            <text:p>9820,479</text:p>
          </table:table-cell>
          <table:table-cell office:value-type="float" office:value="10072.6">
            <text:p>10072,6</text:p>
          </table:table-cell>
          <table:table-cell office:value-type="float" office:value="9932.305">
            <text:p>9932,305</text:p>
          </table:table-cell>
          <table:table-cell office:value-type="float" office:value="9417.983">
            <text:p>9417,983</text:p>
          </table:table-cell>
          <table:table-cell table:number-columns-repeated="2"/>
          <table:table-cell table:formula="of:=AVERAGE([.B43:.F43])" office:value-type="float" office:value="9735.4692">
            <text:p>9735,4692</text:p>
          </table:table-cell>
          <table:table-cell table:formula="of:=MIN([.B43:.F43])" office:value-type="float" office:value="9417.983">
            <text:p>9417,983</text:p>
          </table:table-cell>
          <table:table-cell table:formula="of:=MAX([.B43:.F43])" office:value-type="float" office:value="10072.6">
            <text:p>10072,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567.282">
            <text:p>9567,282</text:p>
          </table:table-cell>
          <table:table-cell office:value-type="float" office:value="10333.451">
            <text:p>10333,451</text:p>
          </table:table-cell>
          <table:table-cell office:value-type="float" office:value="9827.609">
            <text:p>9827,609</text:p>
          </table:table-cell>
          <table:table-cell office:value-type="float" office:value="9998.205">
            <text:p>9998,205</text:p>
          </table:table-cell>
          <table:table-cell office:value-type="float" office:value="9681.445">
            <text:p>9681,445</text:p>
          </table:table-cell>
          <table:table-cell table:number-columns-repeated="2"/>
          <table:table-cell table:formula="of:=AVERAGE([.B44:.F44])" office:value-type="float" office:value="9881.5984">
            <text:p>9881,5984</text:p>
          </table:table-cell>
          <table:table-cell table:formula="of:=MIN([.B44:.F44])" office:value-type="float" office:value="9567.282">
            <text:p>9567,282</text:p>
          </table:table-cell>
          <table:table-cell table:formula="of:=MAX([.B44:.F44])" office:value-type="float" office:value="10333.451">
            <text:p>10333,45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39:.I45])" office:value-type="float" office:value="9807.236">
            <text:p>9807,2360</text:p>
          </table:table-cell>
          <table:table-cell table:style-name="ce129" table:formula="of:=MIN([.J39:.J45])" office:value-type="float" office:value="9088.254">
            <text:p>9088,254</text:p>
          </table:table-cell>
          <table:table-cell table:style-name="ce129" table:formula="of:=MAX([.K39:.K45])" office:value-type="float" office:value="10588.566">
            <text:p>10588,566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39:.B45])" office:value-type="float" office:value="10068.968">
            <text:p>10068,9680</text:p>
          </table:table-cell>
          <table:table-cell table:style-name="ce126" table:formula="of:=AVERAGE([.C39:.C45])" office:value-type="float" office:value="9693.43783333333">
            <text:p>9693,4378</text:p>
          </table:table-cell>
          <table:table-cell table:style-name="ce126" table:formula="of:=AVERAGE([.D39:.D45])" office:value-type="float" office:value="9991.67366666667">
            <text:p>9991,6737</text:p>
          </table:table-cell>
          <table:table-cell table:style-name="ce126" table:formula="of:=AVERAGE([.E39:.E45])" office:value-type="float" office:value="9805.34216666667">
            <text:p>9805,3422</text:p>
          </table:table-cell>
          <table:table-cell table:style-name="ce126" table:formula="of:=AVERAGE([.F39:.F45])" office:value-type="float" office:value="9476.75833333333">
            <text:p>9476,7583</text:p>
          </table:table-cell>
          <table:table-cell table:style-name="ce128" table:formula="of:=AVERAGE([.B47:.F47])" office:value-type="float" office:value="9807.236">
            <text:p>9807,2360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39:.B45])" office:value-type="float" office:value="9433.979">
            <text:p>9433,979</text:p>
          </table:table-cell>
          <table:table-cell table:style-name="ce45" table:formula="of:=MIN([.C39:.C45])" office:value-type="float" office:value="9289.352">
            <text:p>9289,352</text:p>
          </table:table-cell>
          <table:table-cell table:style-name="ce45" table:formula="of:=MIN([.D39:.D45])" office:value-type="float" office:value="9684.193">
            <text:p>9684,193</text:p>
          </table:table-cell>
          <table:table-cell table:style-name="ce45" table:formula="of:=MIN([.E39:.E45])" office:value-type="float" office:value="9088.254">
            <text:p>9088,254</text:p>
          </table:table-cell>
          <table:table-cell table:style-name="ce45" table:formula="of:=MIN([.F39:.F45])" office:value-type="float" office:value="9399.097">
            <text:p>9399,097</text:p>
          </table:table-cell>
          <table:table-cell table:style-name="ce129" table:formula="of:=MIN([.B48:.F48])" office:value-type="float" office:value="9088.254">
            <text:p>9088,254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39:.B45])" office:value-type="float" office:value="10588.566">
            <text:p>10588,566</text:p>
          </table:table-cell>
          <table:table-cell table:style-name="ce45" table:formula="of:=MAX([.C39:.C45])" office:value-type="float" office:value="10333.451">
            <text:p>10333,451</text:p>
          </table:table-cell>
          <table:table-cell table:style-name="ce45" table:formula="of:=MAX([.D39:.D45])" office:value-type="float" office:value="10270.266">
            <text:p>10270,266</text:p>
          </table:table-cell>
          <table:table-cell table:style-name="ce45" table:formula="of:=MAX([.E39:.E45])" office:value-type="float" office:value="10084.343">
            <text:p>10084,343</text:p>
          </table:table-cell>
          <table:table-cell table:style-name="ce45" table:formula="of:=MAX([.F39:.F45])" office:value-type="float" office:value="9681.445">
            <text:p>9681,445</text:p>
          </table:table-cell>
          <table:table-cell table:style-name="ce129" table:formula="of:=MAX([.B49:.F49])" office:value-type="float" office:value="10588.566">
            <text:p>10588,566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Default" office:value-type="string">
            <text:p>ALPHA</text:p>
          </table:table-cell>
          <table:table-cell table:style-name="Default" office:value-type="string">
            <text:p>BETA</text:p>
          </table:table-cell>
          <table:table-cell table:style-name="Default" office:value-type="string">
            <text:p>GAMMA</text:p>
          </table:table-cell>
          <table:table-cell table:style-name="Default" office:value-type="string">
            <text:p>DELTA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WITH BETA &gt; GAMA &gt; ALPHA</text:p>
          </table:table-cell>
          <table:table-cell table:style-name="Default"/>
          <table:table-cell table:style-name="ce127" office:value-type="float" office:value="1.2">
            <text:p>1,2</text:p>
          </table:table-cell>
          <table:table-cell table:style-name="Default" office:value-type="float" office:value="1.7">
            <text:p>1,7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0.1">
            <text:p>0,1</text:p>
          </table:table-cell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QR = Q^3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49.027">
            <text:p>10049,027</text:p>
          </table:table-cell>
          <table:table-cell office:value-type="float" office:value="9494.136">
            <text:p>9494,136</text:p>
          </table:table-cell>
          <table:table-cell office:value-type="float" office:value="10085.685">
            <text:p>10085,685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formula="of:=AVERAGE([.B55:.F55])" office:value-type="float" office:value="9797.0424">
            <text:p>9797,0424</text:p>
          </table:table-cell>
          <table:table-cell table:formula="of:=MIN([.B55:.F55])" office:value-type="float" office:value="9494.136">
            <text:p>9494,136</text:p>
          </table:table-cell>
          <table:table-cell table:formula="of:=MAX([.B55:.F55])" office:value-type="float" office:value="10085.685">
            <text:p>10085,68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135.599">
            <text:p>10135,599</text:p>
          </table:table-cell>
          <table:table-cell office:value-type="float" office:value="10121.272">
            <text:p>10121,272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formula="of:=AVERAGE([.B56:.F56])" office:value-type="float" office:value="10113.2948">
            <text:p>10113,2948</text:p>
          </table:table-cell>
          <table:table-cell table:formula="of:=MIN([.B56:.F56])" office:value-type="float" office:value="9661.557">
            <text:p>9661,557</text:p>
          </table:table-cell>
          <table:table-cell table:formula="of:=MAX([.B56:.F56])" office:value-type="float" office:value="10768.131">
            <text:p>10768,13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33.82">
            <text:p>10033,82</text:p>
          </table:table-cell>
          <table:table-cell office:value-type="float" office:value="9797.045">
            <text:p>9797,045</text:p>
          </table:table-cell>
          <table:table-cell office:value-type="float" office:value="10234.241">
            <text:p>10234,241</text:p>
          </table:table-cell>
          <table:table-cell office:value-type="float" office:value="10229.479">
            <text:p>10229,479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formula="of:=AVERAGE([.B57:.F57])" office:value-type="float" office:value="10037.0986">
            <text:p>10037,0986</text:p>
          </table:table-cell>
          <table:table-cell table:formula="of:=MIN([.B57:.F57])" office:value-type="float" office:value="9797.045">
            <text:p>9797,045</text:p>
          </table:table-cell>
          <table:table-cell table:formula="of:=MAX([.B57:.F57])" office:value-type="float" office:value="10234.241">
            <text:p>10234,2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9811.119">
            <text:p>9811,119</text:p>
          </table:table-cell>
          <table:table-cell office:value-type="float" office:value="9658.897">
            <text:p>9658,897</text:p>
          </table:table-cell>
          <table:table-cell office:value-type="float" office:value="10846.3">
            <text:p>10846,3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formula="of:=AVERAGE([.B58:.F58])" office:value-type="float" office:value="10079.6368">
            <text:p>10079,6368</text:p>
          </table:table-cell>
          <table:table-cell table:formula="of:=MIN([.B58:.F58])" office:value-type="float" office:value="9658.897">
            <text:p>9658,897</text:p>
          </table:table-cell>
          <table:table-cell table:formula="of:=MAX([.B58:.F58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94.719">
            <text:p>9094,71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10062.188">
            <text:p>10062,188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formula="of:=AVERAGE([.B59:.F59])" office:value-type="float" office:value="9850.6244">
            <text:p>9850,6244</text:p>
          </table:table-cell>
          <table:table-cell table:formula="of:=MIN([.B59:.F59])" office:value-type="float" office:value="9094.719">
            <text:p>9094,719</text:p>
          </table:table-cell>
          <table:table-cell table:formula="of:=MAX([.B59:.F59])" office:value-type="float" office:value="10251.026">
            <text:p>10251,02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0.816">
            <text:p>9340,816</text:p>
          </table:table-cell>
          <table:table-cell office:value-type="float" office:value="9080.162">
            <text:p>9080,162</text:p>
          </table:table-cell>
          <table:table-cell office:value-type="float" office:value="9316.259">
            <text:p>9316,259</text:p>
          </table:table-cell>
          <table:table-cell office:value-type="float" office:value="9351.536">
            <text:p>9351,536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formula="of:=AVERAGE([.B60:.F60])" office:value-type="float" office:value="9444.2784">
            <text:p>9444,2784</text:p>
          </table:table-cell>
          <table:table-cell table:formula="of:=MIN([.B60:.F60])" office:value-type="float" office:value="9080.162">
            <text:p>9080,162</text:p>
          </table:table-cell>
          <table:table-cell table:formula="of:=MAX([.B60:.F60])" office:value-type="float" office:value="10132.619">
            <text:p>10132,61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55:.I61])" office:value-type="float" office:value="9886.9959">
            <text:p>9886,9959</text:p>
          </table:table-cell>
          <table:table-cell table:style-name="ce129" table:formula="of:=MIN([.J55:.J61])" office:value-type="float" office:value="9080.162">
            <text:p>9080,162</text:p>
          </table:table-cell>
          <table:table-cell table:style-name="ce129" table:formula="of:=MAX([.K55:.K61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55:.B61])" office:value-type="float" office:value="9688.198">
            <text:p>9688,1980</text:p>
          </table:table-cell>
          <table:table-cell table:style-name="ce126" table:formula="of:=AVERAGE([.C55:.C61])" office:value-type="float" office:value="9817.479">
            <text:p>9817,4790</text:p>
          </table:table-cell>
          <table:table-cell table:style-name="ce126" table:formula="of:=AVERAGE([.D55:.D61])" office:value-type="float" office:value="9946.95116666667">
            <text:p>9946,9512</text:p>
          </table:table-cell>
          <table:table-cell table:style-name="ce126" table:formula="of:=AVERAGE([.E55:.E61])" office:value-type="float" office:value="10059.4758333333">
            <text:p>10059,4758</text:p>
          </table:table-cell>
          <table:table-cell table:style-name="ce126" table:formula="of:=AVERAGE([.F55:.F61])" office:value-type="float" office:value="9922.8755">
            <text:p>9922,8755</text:p>
          </table:table-cell>
          <table:table-cell table:style-name="ce128" table:formula="of:=AVERAGE([.B63:.F63])" office:value-type="float" office:value="9886.9959">
            <text:p>9886,9959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55:.B61])" office:value-type="float" office:value="9094.719">
            <text:p>9094,719</text:p>
          </table:table-cell>
          <table:table-cell table:style-name="ce45" table:formula="of:=MIN([.C55:.C61])" office:value-type="float" office:value="9080.162">
            <text:p>9080,162</text:p>
          </table:table-cell>
          <table:table-cell table:style-name="ce45" table:formula="of:=MIN([.D55:.D61])" office:value-type="float" office:value="9316.259">
            <text:p>9316,259</text:p>
          </table:table-cell>
          <table:table-cell table:style-name="ce45" table:formula="of:=MIN([.E55:.E61])" office:value-type="float" office:value="9351.536">
            <text:p>9351,536</text:p>
          </table:table-cell>
          <table:table-cell table:style-name="ce45" table:formula="of:=MIN([.F55:.F61])" office:value-type="float" office:value="9610.284">
            <text:p>9610,284</text:p>
          </table:table-cell>
          <table:table-cell table:style-name="ce129" table:formula="of:=MIN([.B64:.F64])" office:value-type="float" office:value="9080.162">
            <text:p>9080,16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55:.B61])" office:value-type="float" office:value="10049.027">
            <text:p>10049,027</text:p>
          </table:table-cell>
          <table:table-cell table:style-name="ce45" table:formula="of:=MAX([.C55:.C61])" office:value-type="float" office:value="10768.131">
            <text:p>10768,131</text:p>
          </table:table-cell>
          <table:table-cell table:style-name="ce45" table:formula="of:=MAX([.D55:.D61])" office:value-type="float" office:value="10251.026">
            <text:p>10251,026</text:p>
          </table:table-cell>
          <table:table-cell table:style-name="ce45" table:formula="of:=MAX([.E55:.E61])" office:value-type="float" office:value="10846.3">
            <text:p>10846,3</text:p>
          </table:table-cell>
          <table:table-cell table:style-name="ce45" table:formula="of:=MAX([.F55:.F61])" office:value-type="float" office:value="10132.619">
            <text:p>10132,619</text:p>
          </table:table-cell>
          <table:table-cell table:style-name="ce129" table:formula="of:=MAX([.B65:.F65])" office:value-type="float" office:value="10846.3">
            <text:p>10846,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Meme test sans renforcement du BEST PATH lorsqu'il débute</text:p>
          </table:table-cell>
          <table:table-cell table:style-name="Default" table:number-columns-repeated="3"/>
          <table:table-cell table:style-name="Default" office:value-type="string">
            <text:p>QR = 0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formula="of:=AVERAGE([.B69:.F69])" office:value-type="float" office:value="9749.0852">
            <text:p>9749,0852</text:p>
          </table:table-cell>
          <table:table-cell table:formula="of:=MIN([.B69:.F69])" office:value-type="float" office:value="9396.691">
            <text:p>9396,691</text:p>
          </table:table-cell>
          <table:table-cell table:formula="of:=MAX([.B69:.F69])" office:value-type="float" office:value="10135.599">
            <text:p>10135,5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17.513">
            <text:p>9417,513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formula="of:=AVERAGE([.B70:.F70])" office:value-type="float" office:value="9969.5614">
            <text:p>9969,5614</text:p>
          </table:table-cell>
          <table:table-cell table:formula="of:=MIN([.B70:.F70])" office:value-type="float" office:value="9343.063">
            <text:p>9343,063</text:p>
          </table:table-cell>
          <table:table-cell table:formula="of:=MAX([.B70:.F70])" office:value-type="float" office:value="10768.131">
            <text:p>10768,13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797.045">
            <text:p>9797,045</text:p>
          </table:table-cell>
          <table:table-cell office:value-type="float" office:value="10234.241">
            <text:p>10234,241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formula="of:=AVERAGE([.B71:.F71])" office:value-type="float" office:value="10129.6916">
            <text:p>10129,6916</text:p>
          </table:table-cell>
          <table:table-cell table:formula="of:=MIN([.B71:.F71])" office:value-type="float" office:value="9797.045">
            <text:p>9797,045</text:p>
          </table:table-cell>
          <table:table-cell table:formula="of:=MAX([.B71:.F71])" office:value-type="float" office:value="10489.103">
            <text:p>10489,10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formula="of:=AVERAGE([.B72:.F72])" office:value-type="float" office:value="10319.9688">
            <text:p>10319,9688</text:p>
          </table:table-cell>
          <table:table-cell table:formula="of:=MIN([.B72:.F72])" office:value-type="float" office:value="9949.249">
            <text:p>9949,249</text:p>
          </table:table-cell>
          <table:table-cell table:formula="of:=MAX([.B72:.F72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formula="of:=AVERAGE([.B73:.F73])" office:value-type="float" office:value="9753.265">
            <text:p>9753,2650</text:p>
          </table:table-cell>
          <table:table-cell table:formula="of:=MIN([.B73:.F73])" office:value-type="float" office:value="9338.469">
            <text:p>9338,469</text:p>
          </table:table-cell>
          <table:table-cell table:formula="of:=MAX([.B73:.F73])" office:value-type="float" office:value="10251.026">
            <text:p>10251,026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117.091">
            <text:p>9117,091</text:p>
          </table:table-cell>
          <table:table-cell office:value-type="float" office:value="9797.045">
            <text:p>9797,045</text:p>
          </table:table-cell>
          <table:table-cell office:value-type="float" office:value="9954.281">
            <text:p>9954,281</text:p>
          </table:table-cell>
          <table:table-cell office:value-type="float" office:value="9999.515">
            <text:p>9999,515</text:p>
          </table:table-cell>
          <table:table-cell office:value-type="float" office:value="10430.629">
            <text:p>10430,629</text:p>
          </table:table-cell>
          <table:table-cell table:number-columns-repeated="2"/>
          <table:table-cell table:formula="of:=AVERAGE([.B74:.F74])" office:value-type="float" office:value="9859.7122">
            <text:p>9859,7122</text:p>
          </table:table-cell>
          <table:table-cell table:formula="of:=MIN([.B74:.F74])" office:value-type="float" office:value="9117.091">
            <text:p>9117,091</text:p>
          </table:table-cell>
          <table:table-cell table:formula="of:=MAX([.B74:.F74])" office:value-type="float" office:value="10430.629">
            <text:p>10430,629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69:.I75])" office:value-type="float" office:value="9963.54736666667">
            <text:p>9963,5474</text:p>
          </table:table-cell>
          <table:table-cell table:style-name="ce129" table:formula="of:=MIN([.J69:.J75])" office:value-type="float" office:value="9117.091">
            <text:p>9117,091</text:p>
          </table:table-cell>
          <table:table-cell table:style-name="ce129" table:formula="of:=MAX([.K69:.K75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69:.B75])" office:value-type="float" office:value="9694.6995">
            <text:p>9694,6995</text:p>
          </table:table-cell>
          <table:table-cell table:style-name="ce126" table:formula="of:=AVERAGE([.C69:.C75])" office:value-type="float" office:value="10022.321">
            <text:p>10022,3210</text:p>
          </table:table-cell>
          <table:table-cell table:style-name="ce126" table:formula="of:=AVERAGE([.D69:.D75])" office:value-type="float" office:value="10161.4355">
            <text:p>10161,4355</text:p>
          </table:table-cell>
          <table:table-cell table:style-name="ce126" table:formula="of:=AVERAGE([.E69:.E75])" office:value-type="float" office:value="9918.90083333333">
            <text:p>9918,9008</text:p>
          </table:table-cell>
          <table:table-cell table:style-name="ce126" table:formula="of:=AVERAGE([.F69:.F75])" office:value-type="float" office:value="10020.38">
            <text:p>10020,3800</text:p>
          </table:table-cell>
          <table:table-cell table:style-name="ce128" table:formula="of:=AVERAGE([.B77:.F77])" office:value-type="float" office:value="9963.54736666667">
            <text:p>9963,5474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69:.B75])" office:value-type="float" office:value="9117.091">
            <text:p>9117,091</text:p>
          </table:table-cell>
          <table:table-cell table:style-name="ce45" table:formula="of:=MIN([.C69:.C75])" office:value-type="float" office:value="9396.691">
            <text:p>9396,691</text:p>
          </table:table-cell>
          <table:table-cell table:style-name="ce45" table:formula="of:=MIN([.D69:.D75])" office:value-type="float" office:value="9954.281">
            <text:p>9954,281</text:p>
          </table:table-cell>
          <table:table-cell table:style-name="ce45" table:formula="of:=MIN([.E69:.E75])" office:value-type="float" office:value="9341.286">
            <text:p>9341,286</text:p>
          </table:table-cell>
          <table:table-cell table:style-name="ce45" table:formula="of:=MIN([.F69:.F75])" office:value-type="float" office:value="9610.284">
            <text:p>9610,284</text:p>
          </table:table-cell>
          <table:table-cell table:style-name="ce129" table:formula="of:=MIN([.B78:.F78])" office:value-type="float" office:value="9117.091">
            <text:p>9117,09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69:.B75])" office:value-type="float" office:value="10489.103">
            <text:p>10489,103</text:p>
          </table:table-cell>
          <table:table-cell table:style-name="ce45" table:formula="of:=MAX([.C69:.C75])" office:value-type="float" office:value="10768.131">
            <text:p>10768,131</text:p>
          </table:table-cell>
          <table:table-cell table:style-name="ce45" table:formula="of:=MAX([.D69:.D75])" office:value-type="float" office:value="10439.185">
            <text:p>10439,185</text:p>
          </table:table-cell>
          <table:table-cell table:style-name="ce45" table:formula="of:=MAX([.E69:.E75])" office:value-type="float" office:value="10846.3">
            <text:p>10846,3</text:p>
          </table:table-cell>
          <table:table-cell table:style-name="ce45" table:formula="of:=MAX([.F69:.F75])" office:value-type="float" office:value="10430.629">
            <text:p>10430,629</text:p>
          </table:table-cell>
          <table:table-cell table:style-name="ce129" table:formula="of:=MAX([.B79:.F79])" office:value-type="float" office:value="10846.3">
            <text:p>10846,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Meme test mais cette fois si avec marquage du path lorsque le nœud END est atteint par la fourmis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ce9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formula="of:=AVERAGE([.B83:.F83])" office:value-type="float" office:value="9749.0852">
            <text:p>9749,0852</text:p>
          </table:table-cell>
          <table:table-cell table:formula="of:=MIN([.B83:.F83])" office:value-type="float" office:value="9396.691">
            <text:p>9396,691</text:p>
          </table:table-cell>
          <table:table-cell table:formula="of:=MAX([.B83:.F83])" office:value-type="float" office:value="10135.599">
            <text:p>10135,599</text:p>
          </table:table-cell>
          <table:table-cell/>
          <table:table-cell table:formula="of:=[.B83]-[.B69]" office:value-type="float" office:value="0">
            <text:p>0</text:p>
          </table:table-cell>
          <table:table-cell table:formula="of:=[.C83]-[.C69]" office:value-type="float" office:value="0">
            <text:p>0</text:p>
          </table:table-cell>
          <table:table-cell table:formula="of:=[.D83]-[.D69]" office:value-type="float" office:value="0">
            <text:p>0</text:p>
          </table:table-cell>
          <table:table-cell table:formula="of:=[.E83]-[.E69]" office:value-type="float" office:value="0">
            <text:p>0</text:p>
          </table:table-cell>
          <table:table-cell table:formula="of:=[.F83]-[.F69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417.513">
            <text:p>9417,513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formula="of:=AVERAGE([.B84:.F84])" office:value-type="float" office:value="9969.5614">
            <text:p>9969,5614</text:p>
          </table:table-cell>
          <table:table-cell table:formula="of:=MIN([.B84:.F84])" office:value-type="float" office:value="9343.063">
            <text:p>9343,063</text:p>
          </table:table-cell>
          <table:table-cell table:formula="of:=MAX([.B84:.F84])" office:value-type="float" office:value="10768.131">
            <text:p>10768,131</text:p>
          </table:table-cell>
          <table:table-cell/>
          <table:table-cell table:formula="of:=[.B84]-[.B70]" office:value-type="float" office:value="0">
            <text:p>0</text:p>
          </table:table-cell>
          <table:table-cell table:formula="of:=[.C84]-[.C70]" office:value-type="float" office:value="0">
            <text:p>0</text:p>
          </table:table-cell>
          <table:table-cell table:formula="of:=[.D84]-[.D70]" office:value-type="float" office:value="0">
            <text:p>0</text:p>
          </table:table-cell>
          <table:table-cell table:formula="of:=[.E84]-[.E70]" office:value-type="float" office:value="0">
            <text:p>0</text:p>
          </table:table-cell>
          <table:table-cell table:formula="of:=[.F84]-[.F70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797.045">
            <text:p>9797,045</text:p>
          </table:table-cell>
          <table:table-cell office:value-type="float" office:value="9977.459">
            <text:p>9977,459</text:p>
          </table:table-cell>
          <table:table-cell office:value-type="float" office:value="10237.161">
            <text:p>10237,161</text:p>
          </table:table-cell>
          <table:table-cell office:value-type="float" office:value="9890.908">
            <text:p>9890,908</text:p>
          </table:table-cell>
          <table:table-cell table:number-columns-repeated="2"/>
          <table:table-cell table:formula="of:=AVERAGE([.B85:.F85])" office:value-type="float" office:value="10078.3352">
            <text:p>10078,3352</text:p>
          </table:table-cell>
          <table:table-cell table:formula="of:=MIN([.B85:.F85])" office:value-type="float" office:value="9797.045">
            <text:p>9797,045</text:p>
          </table:table-cell>
          <table:table-cell table:formula="of:=MAX([.B85:.F85])" office:value-type="float" office:value="10489.103">
            <text:p>10489,103</text:p>
          </table:table-cell>
          <table:table-cell/>
          <table:table-cell table:formula="of:=[.B85]-[.B71]" office:value-type="float" office:value="0">
            <text:p>0</text:p>
          </table:table-cell>
          <table:table-cell table:formula="of:=[.C85]-[.C71]" office:value-type="float" office:value="0">
            <text:p>0</text:p>
          </table:table-cell>
          <table:table-cell table:formula="of:=[.D85]-[.D71]" office:value-type="float" office:value="-256.781999999999">
            <text:p>-256,782</text:p>
          </table:table-cell>
          <table:table-cell table:formula="of:=[.E85]-[.E71]" office:value-type="float" office:value="0">
            <text:p>0</text:p>
          </table:table-cell>
          <table:table-cell table:formula="of:=[.F85]-[.F71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949.249">
            <text:p>9949,249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formula="of:=AVERAGE([.B86:.F86])" office:value-type="float" office:value="10319.9688">
            <text:p>10319,9688</text:p>
          </table:table-cell>
          <table:table-cell table:formula="of:=MIN([.B86:.F86])" office:value-type="float" office:value="9949.249">
            <text:p>9949,249</text:p>
          </table:table-cell>
          <table:table-cell table:formula="of:=MAX([.B86:.F86])" office:value-type="float" office:value="10846.3">
            <text:p>10846,3</text:p>
          </table:table-cell>
          <table:table-cell/>
          <table:table-cell table:formula="of:=[.B86]-[.B72]" office:value-type="float" office:value="0">
            <text:p>0</text:p>
          </table:table-cell>
          <table:table-cell table:formula="of:=[.C86]-[.C72]" office:value-type="float" office:value="0">
            <text:p>0</text:p>
          </table:table-cell>
          <table:table-cell table:formula="of:=[.D86]-[.D72]" office:value-type="float" office:value="0">
            <text:p>0</text:p>
          </table:table-cell>
          <table:table-cell table:formula="of:=[.E86]-[.E72]" office:value-type="float" office:value="0">
            <text:p>0</text:p>
          </table:table-cell>
          <table:table-cell table:formula="of:=[.F86]-[.F72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080.162">
            <text:p>9080,162</text:p>
          </table:table-cell>
          <table:table-cell office:value-type="float" office:value="10420.733">
            <text:p>10420,733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formula="of:=AVERAGE([.B87:.F87])" office:value-type="float" office:value="9794.894">
            <text:p>9794,8940</text:p>
          </table:table-cell>
          <table:table-cell table:formula="of:=MIN([.B87:.F87])" office:value-type="float" office:value="9080.162">
            <text:p>9080,162</text:p>
          </table:table-cell>
          <table:table-cell table:formula="of:=MAX([.B87:.F87])" office:value-type="float" office:value="10420.733">
            <text:p>10420,733</text:p>
          </table:table-cell>
          <table:table-cell/>
          <table:table-cell table:formula="of:=[.B87]-[.B73]" office:value-type="float" office:value="-258.306999999999">
            <text:p>-258,307</text:p>
          </table:table-cell>
          <table:table-cell table:formula="of:=[.C87]-[.C73]" office:value-type="float" office:value="466.451999999999">
            <text:p>466,452</text:p>
          </table:table-cell>
          <table:table-cell table:formula="of:=[.D87]-[.D73]" office:value-type="float" office:value="0">
            <text:p>0</text:p>
          </table:table-cell>
          <table:table-cell table:formula="of:=[.E87]-[.E73]" office:value-type="float" office:value="0">
            <text:p>0</text:p>
          </table:table-cell>
          <table:table-cell table:formula="of:=[.F87]-[.F73]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40.897">
            <text:p>9340,897</text:p>
          </table:table-cell>
          <table:table-cell office:value-type="float" office:value="10420.733">
            <text:p>10420,733</text:p>
          </table:table-cell>
          <table:table-cell office:value-type="float" office:value="9954.281">
            <text:p>9954,281</text:p>
          </table:table-cell>
          <table:table-cell office:value-type="float" office:value="10237.241">
            <text:p>10237,241</text:p>
          </table:table-cell>
          <table:table-cell office:value-type="float" office:value="10132.619">
            <text:p>10132,619</text:p>
          </table:table-cell>
          <table:table-cell table:number-columns-repeated="2"/>
          <table:table-cell table:formula="of:=AVERAGE([.B88:.F88])" office:value-type="float" office:value="10017.1542">
            <text:p>10017,1542</text:p>
          </table:table-cell>
          <table:table-cell table:formula="of:=MIN([.B88:.F88])" office:value-type="float" office:value="9340.897">
            <text:p>9340,897</text:p>
          </table:table-cell>
          <table:table-cell table:formula="of:=MAX([.B88:.F88])" office:value-type="float" office:value="10420.733">
            <text:p>10420,733</text:p>
          </table:table-cell>
          <table:table-cell/>
          <table:table-cell table:formula="of:=[.B88]-[.B74]" office:value-type="float" office:value="223.806">
            <text:p>223,806</text:p>
          </table:table-cell>
          <table:table-cell table:formula="of:=[.C88]-[.C74]" office:value-type="float" office:value="623.688">
            <text:p>623,688</text:p>
          </table:table-cell>
          <table:table-cell table:formula="of:=[.D88]-[.D74]" office:value-type="float" office:value="0">
            <text:p>0</text:p>
          </table:table-cell>
          <table:table-cell table:formula="of:=[.E88]-[.E74]" office:value-type="float" office:value="237.726000000001">
            <text:p>237,726</text:p>
          </table:table-cell>
          <table:table-cell table:formula="of:=[.F88]-[.F74]" office:value-type="float" office:value="-298.01">
            <text:p>-298,0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83:.I89])" office:value-type="float" office:value="9988.16646666667">
            <text:p>9988,1665</text:p>
          </table:table-cell>
          <table:table-cell table:style-name="ce129" table:formula="of:=MIN([.J83:.J89])" office:value-type="float" office:value="9080.162">
            <text:p>9080,162</text:p>
          </table:table-cell>
          <table:table-cell table:style-name="ce129" table:formula="of:=MAX([.K83:.K89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83:.B89])" office:value-type="float" office:value="9688.94933333333">
            <text:p>9688,9493</text:p>
          </table:table-cell>
          <table:table-cell table:style-name="ce126" table:formula="of:=AVERAGE([.C83:.C89])" office:value-type="float" office:value="10204.011">
            <text:p>10204,0110</text:p>
          </table:table-cell>
          <table:table-cell table:style-name="ce126" table:formula="of:=AVERAGE([.D83:.D89])" office:value-type="float" office:value="10118.6385">
            <text:p>10118,6385</text:p>
          </table:table-cell>
          <table:table-cell table:style-name="ce126" table:formula="of:=AVERAGE([.E83:.E89])" office:value-type="float" office:value="9958.52183333333">
            <text:p>9958,5218</text:p>
          </table:table-cell>
          <table:table-cell table:style-name="ce126" table:formula="of:=AVERAGE([.F83:.F89])" office:value-type="float" office:value="9970.71166666667">
            <text:p>9970,7117</text:p>
          </table:table-cell>
          <table:table-cell table:style-name="ce128" table:formula="of:=AVERAGE([.B91:.F91])" office:value-type="float" office:value="9988.16646666667">
            <text:p>9988,1665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83:.B89])" office:value-type="float" office:value="9080.162">
            <text:p>9080,162</text:p>
          </table:table-cell>
          <table:table-cell table:style-name="ce45" table:formula="of:=MIN([.C83:.C89])" office:value-type="float" office:value="9396.691">
            <text:p>9396,691</text:p>
          </table:table-cell>
          <table:table-cell table:style-name="ce45" table:formula="of:=MIN([.D83:.D89])" office:value-type="float" office:value="9954.281">
            <text:p>9954,281</text:p>
          </table:table-cell>
          <table:table-cell table:style-name="ce45" table:formula="of:=MIN([.E83:.E89])" office:value-type="float" office:value="9341.286">
            <text:p>9341,286</text:p>
          </table:table-cell>
          <table:table-cell table:style-name="ce45" table:formula="of:=MIN([.F83:.F89])" office:value-type="float" office:value="9610.284">
            <text:p>9610,284</text:p>
          </table:table-cell>
          <table:table-cell table:style-name="ce129" table:formula="of:=MIN([.B92:.F92])" office:value-type="float" office:value="9080.162">
            <text:p>9080,16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83:.B89])" office:value-type="float" office:value="10489.103">
            <text:p>10489,103</text:p>
          </table:table-cell>
          <table:table-cell table:style-name="ce45" table:formula="of:=MAX([.C83:.C89])" office:value-type="float" office:value="10768.131">
            <text:p>10768,131</text:p>
          </table:table-cell>
          <table:table-cell table:style-name="ce45" table:formula="of:=MAX([.D83:.D89])" office:value-type="float" office:value="10439.185">
            <text:p>10439,185</text:p>
          </table:table-cell>
          <table:table-cell table:style-name="ce45" table:formula="of:=MAX([.E83:.E89])" office:value-type="float" office:value="10846.3">
            <text:p>10846,3</text:p>
          </table:table-cell>
          <table:table-cell table:style-name="ce45" table:formula="of:=MAX([.F83:.F89])" office:value-type="float" office:value="10429.281">
            <text:p>10429,281</text:p>
          </table:table-cell>
          <table:table-cell table:style-name="ce129" table:formula="of:=MAX([.B93:.F93])" office:value-type="float" office:value="10846.3">
            <text:p>10846,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/>
          <table:table-cell table:style-name="Default" office:value-type="string">
            <text:p>Seed=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ce9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856.772">
            <text:p>9856,772</text:p>
          </table:table-cell>
          <table:table-cell office:value-type="float" office:value="9396.691">
            <text:p>9396,691</text:p>
          </table:table-cell>
          <table:table-cell office:value-type="float" office:value="10135.599">
            <text:p>10135,599</text:p>
          </table:table-cell>
          <table:table-cell office:value-type="float" office:value="9746.08">
            <text:p>9746,08</text:p>
          </table:table-cell>
          <table:table-cell office:value-type="float" office:value="9610.284">
            <text:p>9610,284</text:p>
          </table:table-cell>
          <table:table-cell table:number-columns-repeated="2"/>
          <table:table-cell table:formula="of:=AVERAGE([.B97:.F97])" office:value-type="float" office:value="9749.0852">
            <text:p>9749,0852</text:p>
          </table:table-cell>
          <table:table-cell table:formula="of:=MIN([.B97:.F97])" office:value-type="float" office:value="9396.691">
            <text:p>9396,691</text:p>
          </table:table-cell>
          <table:table-cell table:formula="of:=MAX([.B97:.F97])" office:value-type="float" office:value="10135.599">
            <text:p>10135,599</text:p>
          </table:table-cell>
          <table:table-cell/>
          <table:table-cell table:formula="of:=[.B97]-[.B83]" office:value-type="float" office:value="0">
            <text:p>0</text:p>
          </table:table-cell>
          <table:table-cell table:formula="of:=[.C97]-[.C83]" office:value-type="float" office:value="0">
            <text:p>0</text:p>
          </table:table-cell>
          <table:table-cell table:formula="of:=[.D97]-[.D83]" office:value-type="float" office:value="0">
            <text:p>0</text:p>
          </table:table-cell>
          <table:table-cell table:formula="of:=[.E97]-[.E83]" office:value-type="float" office:value="0">
            <text:p>0</text:p>
          </table:table-cell>
          <table:table-cell table:formula="of:=[.F97]-[.F83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661.557">
            <text:p>9661,557</text:p>
          </table:table-cell>
          <table:table-cell office:value-type="float" office:value="10768.131">
            <text:p>10768,131</text:p>
          </table:table-cell>
          <table:table-cell office:value-type="float" office:value="10439.185">
            <text:p>10439,185</text:p>
          </table:table-cell>
          <table:table-cell office:value-type="float" office:value="9343.063">
            <text:p>9343,063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formula="of:=AVERAGE([.B98:.F98])" office:value-type="float" office:value="10018.3702">
            <text:p>10018,3702</text:p>
          </table:table-cell>
          <table:table-cell table:formula="of:=MIN([.B98:.F98])" office:value-type="float" office:value="9343.063">
            <text:p>9343,063</text:p>
          </table:table-cell>
          <table:table-cell table:formula="of:=MAX([.B98:.F98])" office:value-type="float" office:value="10768.131">
            <text:p>10768,131</text:p>
          </table:table-cell>
          <table:table-cell/>
          <table:table-cell table:formula="of:=[.B98]-[.B84]" office:value-type="float" office:value="244.044">
            <text:p>244,044</text:p>
          </table:table-cell>
          <table:table-cell table:formula="of:=[.C98]-[.C84]" office:value-type="float" office:value="0">
            <text:p>0</text:p>
          </table:table-cell>
          <table:table-cell table:formula="of:=[.D98]-[.D84]" office:value-type="float" office:value="0">
            <text:p>0</text:p>
          </table:table-cell>
          <table:table-cell table:formula="of:=[.E98]-[.E84]" office:value-type="float" office:value="0">
            <text:p>0</text:p>
          </table:table-cell>
          <table:table-cell table:formula="of:=[.F98]-[.F84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489.103">
            <text:p>10489,103</text:p>
          </table:table-cell>
          <table:table-cell office:value-type="float" office:value="9863.556">
            <text:p>9863,556</text:p>
          </table:table-cell>
          <table:table-cell office:value-type="float" office:value="9977.459">
            <text:p>9977,459</text:p>
          </table:table-cell>
          <table:table-cell office:value-type="float" office:value="10237.161">
            <text:p>10237,161</text:p>
          </table:table-cell>
          <table:table-cell office:value-type="float" office:value="9879.915">
            <text:p>9879,915</text:p>
          </table:table-cell>
          <table:table-cell table:number-columns-repeated="2"/>
          <table:table-cell table:formula="of:=AVERAGE([.B99:.F99])" office:value-type="float" office:value="10089.4388">
            <text:p>10089,4388</text:p>
          </table:table-cell>
          <table:table-cell table:formula="of:=MIN([.B99:.F99])" office:value-type="float" office:value="9863.556">
            <text:p>9863,556</text:p>
          </table:table-cell>
          <table:table-cell table:formula="of:=MAX([.B99:.F99])" office:value-type="float" office:value="10489.103">
            <text:p>10489,103</text:p>
          </table:table-cell>
          <table:table-cell/>
          <table:table-cell table:formula="of:=[.B99]-[.B85]" office:value-type="float" office:value="0">
            <text:p>0</text:p>
          </table:table-cell>
          <table:table-cell table:formula="of:=[.C99]-[.C85]" office:value-type="float" office:value="66.5110000000004">
            <text:p>66,511</text:p>
          </table:table-cell>
          <table:table-cell table:formula="of:=[.D99]-[.D85]" office:value-type="float" office:value="0">
            <text:p>0</text:p>
          </table:table-cell>
          <table:table-cell table:formula="of:=[.E99]-[.E85]" office:value-type="float" office:value="0">
            <text:p>0</text:p>
          </table:table-cell>
          <table:table-cell table:formula="of:=[.F99]-[.F85]" office:value-type="float" office:value="-10.9929999999986">
            <text:p>-10,99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340.897">
            <text:p>9340,897</text:p>
          </table:table-cell>
          <table:table-cell office:value-type="float" office:value="9811.119">
            <text:p>9811,119</text:p>
          </table:table-cell>
          <table:table-cell office:value-type="float" office:value="10235.589">
            <text:p>10235,589</text:p>
          </table:table-cell>
          <table:table-cell office:value-type="float" office:value="10846.3">
            <text:p>10846,3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formula="of:=AVERAGE([.B100:.F100])" office:value-type="float" office:value="10132.6372">
            <text:p>10132,6372</text:p>
          </table:table-cell>
          <table:table-cell table:formula="of:=MIN([.B100:.F100])" office:value-type="float" office:value="9340.897">
            <text:p>9340,897</text:p>
          </table:table-cell>
          <table:table-cell table:formula="of:=MAX([.B100:.F100])" office:value-type="float" office:value="10846.3">
            <text:p>10846,3</text:p>
          </table:table-cell>
          <table:table-cell/>
          <table:table-cell table:formula="of:=[.B100]-[.B86]" office:value-type="float" office:value="-608.351999999999">
            <text:p>-608,352</text:p>
          </table:table-cell>
          <table:table-cell table:formula="of:=[.C100]-[.C86]" office:value-type="float" office:value="-609.614">
            <text:p>-609,614</text:p>
          </table:table-cell>
          <table:table-cell table:formula="of:=[.D100]-[.D86]" office:value-type="float" office:value="281.307999999999">
            <text:p>281,308</text:p>
          </table:table-cell>
          <table:table-cell table:formula="of:=[.E100]-[.E86]" office:value-type="float" office:value="0">
            <text:p>0</text:p>
          </table:table-cell>
          <table:table-cell table:formula="of:=[.F100]-[.F86]" office:value-type="float" office:value="0">
            <text:p>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38.469">
            <text:p>9338,469</text:p>
          </table:table-cell>
          <table:table-cell office:value-type="float" office:value="9954.281">
            <text:p>9954,281</text:p>
          </table:table-cell>
          <table:table-cell office:value-type="float" office:value="10251.026">
            <text:p>10251,026</text:p>
          </table:table-cell>
          <table:table-cell office:value-type="float" office:value="9341.286">
            <text:p>9341,286</text:p>
          </table:table-cell>
          <table:table-cell office:value-type="float" office:value="9881.263">
            <text:p>9881,263</text:p>
          </table:table-cell>
          <table:table-cell table:number-columns-repeated="2"/>
          <table:table-cell table:formula="of:=AVERAGE([.B101:.F101])" office:value-type="float" office:value="9753.265">
            <text:p>9753,2650</text:p>
          </table:table-cell>
          <table:table-cell table:formula="of:=MIN([.B101:.F101])" office:value-type="float" office:value="9338.469">
            <text:p>9338,469</text:p>
          </table:table-cell>
          <table:table-cell table:formula="of:=MAX([.B101:.F101])" office:value-type="float" office:value="10251.026">
            <text:p>10251,026</text:p>
          </table:table-cell>
          <table:table-cell/>
          <table:table-cell table:formula="of:=[.B101]-[.B87]" office:value-type="float" office:value="258.306999999999">
            <text:p>258,307</text:p>
          </table:table-cell>
          <table:table-cell table:formula="of:=[.C101]-[.C87]" office:value-type="float" office:value="-466.451999999999">
            <text:p>-466,452</text:p>
          </table:table-cell>
          <table:table-cell table:formula="of:=[.D101]-[.D87]" office:value-type="float" office:value="0">
            <text:p>0</text:p>
          </table:table-cell>
          <table:table-cell table:formula="of:=[.E101]-[.E87]" office:value-type="float" office:value="0">
            <text:p>0</text:p>
          </table:table-cell>
          <table:table-cell table:formula="of:=[.F101]-[.F87]" office:value-type="float" office:value="0">
            <text:p>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351.065">
            <text:p>9351,065</text:p>
          </table:table-cell>
          <table:table-cell office:value-type="float" office:value="9080.162">
            <text:p>9080,162</text:p>
          </table:table-cell>
          <table:table-cell office:value-type="float" office:value="9120.979">
            <text:p>9120,979</text:p>
          </table:table-cell>
          <table:table-cell office:value-type="float" office:value="9999.515">
            <text:p>9999,515</text:p>
          </table:table-cell>
          <table:table-cell office:value-type="float" office:value="10429.281">
            <text:p>10429,281</text:p>
          </table:table-cell>
          <table:table-cell table:number-columns-repeated="2"/>
          <table:table-cell table:formula="of:=AVERAGE([.B102:.F102])" office:value-type="float" office:value="9596.2004">
            <text:p>9596,2004</text:p>
          </table:table-cell>
          <table:table-cell table:formula="of:=MIN([.B102:.F102])" office:value-type="float" office:value="9080.162">
            <text:p>9080,162</text:p>
          </table:table-cell>
          <table:table-cell table:formula="of:=MAX([.B102:.F102])" office:value-type="float" office:value="10429.281">
            <text:p>10429,281</text:p>
          </table:table-cell>
          <table:table-cell/>
          <table:table-cell table:formula="of:=[.B102]-[.B88]" office:value-type="float" office:value="10.1679999999997">
            <text:p>10,168</text:p>
          </table:table-cell>
          <table:table-cell table:formula="of:=[.C102]-[.C88]" office:value-type="float" office:value="-1340.571">
            <text:p>-1340,571</text:p>
          </table:table-cell>
          <table:table-cell table:formula="of:=[.D102]-[.D88]" office:value-type="float" office:value="-833.302000000002">
            <text:p>-833,302</text:p>
          </table:table-cell>
          <table:table-cell table:formula="of:=[.E102]-[.E88]" office:value-type="float" office:value="-237.726000000001">
            <text:p>-237,726</text:p>
          </table:table-cell>
          <table:table-cell table:formula="of:=[.F102]-[.F88]" office:value-type="float" office:value="296.662">
            <text:p>296,662</text:p>
          </table:table-cell>
        </table:table-row>
        <table:table-row table:style-name="ro1">
          <table:table-cell/>
          <table:table-cell table:number-columns-repeated="5"/>
          <table:table-cell table:number-columns-repeated="11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97:.I103])" office:value-type="float" office:value="9889.8328">
            <text:p>9889,8328</text:p>
          </table:table-cell>
          <table:table-cell table:style-name="ce129" table:formula="of:=MIN([.J97:.J103])" office:value-type="float" office:value="9080.162">
            <text:p>9080,162</text:p>
          </table:table-cell>
          <table:table-cell table:style-name="ce129" table:formula="of:=MAX([.K97:.K103])" office:value-type="float" office:value="10846.3">
            <text:p>10846,3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97:.B103])" office:value-type="float" office:value="9672.97716666667">
            <text:p>9672,9772</text:p>
          </table:table-cell>
          <table:table-cell table:style-name="ce126" table:formula="of:=AVERAGE([.C97:.C103])" office:value-type="float" office:value="9812.32333333333">
            <text:p>9812,3233</text:p>
          </table:table-cell>
          <table:table-cell table:style-name="ce126" table:formula="of:=AVERAGE([.D97:.D103])" office:value-type="float" office:value="10026.6395">
            <text:p>10026,6395</text:p>
          </table:table-cell>
          <table:table-cell table:style-name="ce126" table:formula="of:=AVERAGE([.E97:.E103])" office:value-type="float" office:value="9918.90083333333">
            <text:p>9918,9008</text:p>
          </table:table-cell>
          <table:table-cell table:style-name="ce126" table:formula="of:=AVERAGE([.F97:.F103])" office:value-type="float" office:value="10018.3231666667">
            <text:p>10018,3232</text:p>
          </table:table-cell>
          <table:table-cell table:style-name="ce128" table:formula="of:=AVERAGE([.B105:.F105])" office:value-type="float" office:value="9889.8328">
            <text:p>9889,8328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97:.B103])" office:value-type="float" office:value="9338.469">
            <text:p>9338,469</text:p>
          </table:table-cell>
          <table:table-cell table:style-name="ce45" table:formula="of:=MIN([.C97:.C103])" office:value-type="float" office:value="9080.162">
            <text:p>9080,162</text:p>
          </table:table-cell>
          <table:table-cell table:style-name="ce45" table:formula="of:=MIN([.D97:.D103])" office:value-type="float" office:value="9120.979">
            <text:p>9120,979</text:p>
          </table:table-cell>
          <table:table-cell table:style-name="ce45" table:formula="of:=MIN([.E97:.E103])" office:value-type="float" office:value="9341.286">
            <text:p>9341,286</text:p>
          </table:table-cell>
          <table:table-cell table:style-name="ce45" table:formula="of:=MIN([.F97:.F103])" office:value-type="float" office:value="9610.284">
            <text:p>9610,284</text:p>
          </table:table-cell>
          <table:table-cell table:style-name="ce129" table:formula="of:=MIN([.B106:.F106])" office:value-type="float" office:value="9080.162">
            <text:p>9080,162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97:.B103])" office:value-type="float" office:value="10489.103">
            <text:p>10489,103</text:p>
          </table:table-cell>
          <table:table-cell table:style-name="ce45" table:formula="of:=MAX([.C97:.C103])" office:value-type="float" office:value="10768.131">
            <text:p>10768,131</text:p>
          </table:table-cell>
          <table:table-cell table:style-name="ce45" table:formula="of:=MAX([.D97:.D103])" office:value-type="float" office:value="10439.185">
            <text:p>10439,185</text:p>
          </table:table-cell>
          <table:table-cell table:style-name="ce45" table:formula="of:=MAX([.E97:.E103])" office:value-type="float" office:value="10846.3">
            <text:p>10846,3</text:p>
          </table:table-cell>
          <table:table-cell table:style-name="ce45" table:formula="of:=MAX([.F97:.F103])" office:value-type="float" office:value="10429.281">
            <text:p>10429,281</text:p>
          </table:table-cell>
          <table:table-cell table:style-name="ce129" table:formula="of:=MAX([.B107:.F107])" office:value-type="float" office:value="10846.3">
            <text:p>10846,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Avec seed = 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>
            <text:p>Marquage path + QR = 60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3"/>
          <table:table-cell/>
          <table:table-cell table:style-name="ce9" office:value-type="string" table:number-columns-spanned="5" table:number-rows-spanned="1">
            <text:p>ECARTS</text:p>
          </table:table-cell>
          <table:covered-table-cell table:number-columns-repeated="4"/>
        </table:table-row>
        <table:table-row table:style-name="ro1">
          <table:table-cell table:style-name="ce122" office:value-type="string">
            <text:p>Sync <text:s text:c="13"/>N</text:p>
          </table:table-cell>
          <table:table-cell table:style-name="ce124" office:value-type="float" office:value="10">
            <text:p>10</text:p>
          </table:table-cell>
          <table:table-cell table:style-name="ce124" office:value-type="float" office:value="20">
            <text:p>20</text:p>
          </table:table-cell>
          <table:table-cell table:style-name="ce124" office:value-type="float" office:value="50">
            <text:p>5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500">
            <text:p>500</text:p>
          </table:table-cell>
          <table:table-cell table:number-columns-repeated="2"/>
          <table:table-cell table:style-name="ce115" office:value-type="string">
            <text:p>AVG</text:p>
          </table:table-cell>
          <table:table-cell table:style-name="ce31" office:value-type="string">
            <text:p>MIN</text:p>
          </table:table-cell>
          <table:table-cell table:style-name="ce31" office:value-type="string">
            <text:p>MAX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42.322">
            <text:p>10442,322</text:p>
          </table:table-cell>
          <table:table-cell office:value-type="float" office:value="9199.805">
            <text:p>9199,805</text:p>
          </table:table-cell>
          <table:table-cell office:value-type="float" office:value="9087.245">
            <text:p>9087,245</text:p>
          </table:table-cell>
          <table:table-cell office:value-type="float" office:value="10520.809">
            <text:p>10520,809</text:p>
          </table:table-cell>
          <table:table-cell office:value-type="float" office:value="9742.321">
            <text:p>9742,321</text:p>
          </table:table-cell>
          <table:table-cell table:number-columns-repeated="2"/>
          <table:table-cell table:formula="of:=AVERAGE([.B112:.F112])" office:value-type="float" office:value="9798.5004">
            <text:p>9798,5004</text:p>
          </table:table-cell>
          <table:table-cell table:formula="of:=MIN([.B112:.F112])" office:value-type="float" office:value="9087.245">
            <text:p>9087,245</text:p>
          </table:table-cell>
          <table:table-cell table:formula="of:=MAX([.B112:.F112])" office:value-type="float" office:value="10520.809">
            <text:p>10520,809</text:p>
          </table:table-cell>
          <table:table-cell/>
          <table:table-cell table:formula="of:=[.B112]-[.B98]" office:value-type="float" office:value="780.764999999999">
            <text:p>780,765</text:p>
          </table:table-cell>
          <table:table-cell table:formula="of:=[.C112]-[.C98]" office:value-type="float" office:value="-1568.326">
            <text:p>-1568,326</text:p>
          </table:table-cell>
          <table:table-cell table:formula="of:=[.D112]-[.D98]" office:value-type="float" office:value="-1351.94">
            <text:p>-1351,94</text:p>
          </table:table-cell>
          <table:table-cell table:formula="of:=[.E112]-[.E98]" office:value-type="float" office:value="1177.746">
            <text:p>1177,746</text:p>
          </table:table-cell>
          <table:table-cell table:formula="of:=[.F112]-[.F98]" office:value-type="float" office:value="-137.594000000001">
            <text:p>-137,59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55.797">
            <text:p>9955,797</text:p>
          </table:table-cell>
          <table:table-cell office:value-type="float" office:value="9141.889">
            <text:p>9141,889</text:p>
          </table:table-cell>
          <table:table-cell office:value-type="float" office:value="9134.568">
            <text:p>9134,568</text:p>
          </table:table-cell>
          <table:table-cell office:value-type="float" office:value="10011.001">
            <text:p>10011,001</text:p>
          </table:table-cell>
          <table:table-cell office:value-type="float" office:value="10067.685">
            <text:p>10067,685</text:p>
          </table:table-cell>
          <table:table-cell table:number-columns-repeated="2"/>
          <table:table-cell table:formula="of:=AVERAGE([.B113:.F113])" office:value-type="float" office:value="9662.188">
            <text:p>9662,1880</text:p>
          </table:table-cell>
          <table:table-cell table:formula="of:=MIN([.B113:.F113])" office:value-type="float" office:value="9134.568">
            <text:p>9134,568</text:p>
          </table:table-cell>
          <table:table-cell table:formula="of:=MAX([.B113:.F113])" office:value-type="float" office:value="10067.685">
            <text:p>10067,685</text:p>
          </table:table-cell>
          <table:table-cell/>
          <table:table-cell table:formula="of:=[.B113]-[.B99]" office:value-type="float" office:value="-533.305999999999">
            <text:p>-533,306</text:p>
          </table:table-cell>
          <table:table-cell table:formula="of:=[.C113]-[.C99]" office:value-type="float" office:value="-721.667000000001">
            <text:p>-721,667</text:p>
          </table:table-cell>
          <table:table-cell table:formula="of:=[.D113]-[.D99]" office:value-type="float" office:value="-842.891000000001">
            <text:p>-842,891</text:p>
          </table:table-cell>
          <table:table-cell table:formula="of:=[.E113]-[.E99]" office:value-type="float" office:value="-226.16">
            <text:p>-226,16</text:p>
          </table:table-cell>
          <table:table-cell table:formula="of:=[.F113]-[.F99]" office:value-type="float" office:value="187.769999999999">
            <text:p>187,7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943.318">
            <text:p>9943,318</text:p>
          </table:table-cell>
          <table:table-cell office:value-type="float" office:value="9028.982">
            <text:p>9028,982</text:p>
          </table:table-cell>
          <table:table-cell office:value-type="float" office:value="9007.252">
            <text:p>9007,252</text:p>
          </table:table-cell>
          <table:table-cell office:value-type="float" office:value="9294.319">
            <text:p>9294,319</text:p>
          </table:table-cell>
          <table:table-cell office:value-type="float" office:value="9103.183">
            <text:p>9103,183</text:p>
          </table:table-cell>
          <table:table-cell table:number-columns-repeated="2"/>
          <table:table-cell table:formula="of:=AVERAGE([.B114:.F114])" office:value-type="float" office:value="9275.4108">
            <text:p>9275,4108</text:p>
          </table:table-cell>
          <table:table-cell table:formula="of:=MIN([.B114:.F114])" office:value-type="float" office:value="9007.252">
            <text:p>9007,252</text:p>
          </table:table-cell>
          <table:table-cell table:formula="of:=MAX([.B114:.F114])" office:value-type="float" office:value="9943.318">
            <text:p>9943,318</text:p>
          </table:table-cell>
          <table:table-cell/>
          <table:table-cell table:formula="of:=[.B114]-[.B100]" office:value-type="float" office:value="602.420999999999">
            <text:p>602,421</text:p>
          </table:table-cell>
          <table:table-cell table:formula="of:=[.C114]-[.C100]" office:value-type="float" office:value="-782.137000000001">
            <text:p>-782,137</text:p>
          </table:table-cell>
          <table:table-cell table:formula="of:=[.D114]-[.D100]" office:value-type="float" office:value="-1228.337">
            <text:p>-1228,337</text:p>
          </table:table-cell>
          <table:table-cell table:formula="of:=[.E114]-[.E100]" office:value-type="float" office:value="-1551.981">
            <text:p>-1551,981</text:p>
          </table:table-cell>
          <table:table-cell table:formula="of:=[.F114]-[.F100]" office:value-type="float" office:value="-1326.098">
            <text:p>-1326,09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85.402">
            <text:p>9785,402</text:p>
          </table:table-cell>
          <table:table-cell office:value-type="float" office:value="9462.86">
            <text:p>9462,86</text:p>
          </table:table-cell>
          <table:table-cell office:value-type="float" office:value="9005.639">
            <text:p>9005,639</text:p>
          </table:table-cell>
          <table:table-cell office:value-type="float" office:value="10179.137">
            <text:p>10179,137</text:p>
          </table:table-cell>
          <table:table-cell office:value-type="float" office:value="9397.839">
            <text:p>9397,839</text:p>
          </table:table-cell>
          <table:table-cell table:number-columns-repeated="2"/>
          <table:table-cell table:formula="of:=AVERAGE([.B115:.F115])" office:value-type="float" office:value="9566.1754">
            <text:p>9566,1754</text:p>
          </table:table-cell>
          <table:table-cell table:formula="of:=MIN([.B115:.F115])" office:value-type="float" office:value="9005.639">
            <text:p>9005,639</text:p>
          </table:table-cell>
          <table:table-cell table:formula="of:=MAX([.B115:.F115])" office:value-type="float" office:value="10179.137">
            <text:p>10179,137</text:p>
          </table:table-cell>
          <table:table-cell/>
          <table:table-cell table:formula="of:=[.B115]-[.B101]" office:value-type="float" office:value="446.933000000001">
            <text:p>446,933</text:p>
          </table:table-cell>
          <table:table-cell table:formula="of:=[.C115]-[.C101]" office:value-type="float" office:value="-491.421">
            <text:p>-491,421</text:p>
          </table:table-cell>
          <table:table-cell table:formula="of:=[.D115]-[.D101]" office:value-type="float" office:value="-1245.387">
            <text:p>-1245,387</text:p>
          </table:table-cell>
          <table:table-cell table:formula="of:=[.E115]-[.E101]" office:value-type="float" office:value="837.851000000001">
            <text:p>837,851</text:p>
          </table:table-cell>
          <table:table-cell table:formula="of:=[.F115]-[.F101]" office:value-type="float" office:value="-483.424000000001">
            <text:p>-483,42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067.444">
            <text:p>10067,444</text:p>
          </table:table-cell>
          <table:table-cell office:value-type="float" office:value="9789.019">
            <text:p>9789,019</text:p>
          </table:table-cell>
          <table:table-cell office:value-type="float" office:value="9293.976">
            <text:p>9293,976</text:p>
          </table:table-cell>
          <table:table-cell office:value-type="float" office:value="9870.835">
            <text:p>9870,835</text:p>
          </table:table-cell>
          <table:table-cell office:value-type="float" office:value="9314.016">
            <text:p>9314,016</text:p>
          </table:table-cell>
          <table:table-cell table:number-columns-repeated="2"/>
          <table:table-cell table:formula="of:=AVERAGE([.B116:.F116])" office:value-type="float" office:value="9667.058">
            <text:p>9667,0580</text:p>
          </table:table-cell>
          <table:table-cell table:formula="of:=MIN([.B116:.F116])" office:value-type="float" office:value="9293.976">
            <text:p>9293,976</text:p>
          </table:table-cell>
          <table:table-cell table:formula="of:=MAX([.B116:.F116])" office:value-type="float" office:value="10067.444">
            <text:p>10067,444</text:p>
          </table:table-cell>
          <table:table-cell/>
          <table:table-cell table:formula="of:=[.B116]-[.B102]" office:value-type="float" office:value="716.378999999999">
            <text:p>716,379</text:p>
          </table:table-cell>
          <table:table-cell table:formula="of:=[.C116]-[.C102]" office:value-type="float" office:value="708.857">
            <text:p>708,857</text:p>
          </table:table-cell>
          <table:table-cell table:formula="of:=[.D116]-[.D102]" office:value-type="float" office:value="172.997000000001">
            <text:p>172,997</text:p>
          </table:table-cell>
          <table:table-cell table:formula="of:=[.E116]-[.E102]" office:value-type="float" office:value="-128.68">
            <text:p>-128,68</text:p>
          </table:table-cell>
          <table:table-cell table:formula="of:=[.F116]-[.F102]" office:value-type="float" office:value="-1115.265">
            <text:p>-1115,2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977.778">
            <text:p>9977,778</text:p>
          </table:table-cell>
          <table:table-cell office:value-type="float" office:value="9182.561">
            <text:p>9182,561</text:p>
          </table:table-cell>
          <table:table-cell office:value-type="float" office:value="9422.305">
            <text:p>9422,305</text:p>
          </table:table-cell>
          <table:table-cell office:value-type="float" office:value="9452.297">
            <text:p>9452,297</text:p>
          </table:table-cell>
          <table:table-cell office:value-type="float" office:value="9397.839">
            <text:p>9397,839</text:p>
          </table:table-cell>
          <table:table-cell table:number-columns-repeated="2"/>
          <table:table-cell table:formula="of:=AVERAGE([.B117:.F117])" office:value-type="float" office:value="9486.556">
            <text:p>9486,5560</text:p>
          </table:table-cell>
          <table:table-cell table:formula="of:=MIN([.B117:.F117])" office:value-type="float" office:value="9182.561">
            <text:p>9182,561</text:p>
          </table:table-cell>
          <table:table-cell table:formula="of:=MAX([.B117:.F117])" office:value-type="float" office:value="9977.778">
            <text:p>9977,778</text:p>
          </table:table-cell>
          <table:table-cell/>
          <table:table-cell table:formula="of:=[.B117]-[.B103]" office:value-type="float" office:value="9977.778">
            <text:p>9977,778</text:p>
          </table:table-cell>
          <table:table-cell table:formula="of:=[.C117]-[.C103]" office:value-type="float" office:value="9182.561">
            <text:p>9182,561</text:p>
          </table:table-cell>
          <table:table-cell table:formula="of:=[.D117]-[.D103]" office:value-type="float" office:value="9422.305">
            <text:p>9422,305</text:p>
          </table:table-cell>
          <table:table-cell table:formula="of:=[.E117]-[.E103]" office:value-type="float" office:value="9452.297">
            <text:p>9452,297</text:p>
          </table:table-cell>
          <table:table-cell table:formula="of:=[.F117]-[.F103]" office:value-type="float" office:value="9397.839">
            <text:p>9397,83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128" table:formula="of:=AVERAGE([.I112:.I118])" office:value-type="float" office:value="9575.98143333333">
            <text:p>9575,9814</text:p>
          </table:table-cell>
          <table:table-cell table:style-name="ce129" table:formula="of:=MIN([.J112:.J118])" office:value-type="float" office:value="9005.639">
            <text:p>9005,639</text:p>
          </table:table-cell>
          <table:table-cell table:style-name="ce129" table:formula="of:=MAX([.K112:.K118])" office:value-type="float" office:value="10520.809">
            <text:p>10520,809</text:p>
          </table:table-cell>
          <table:table-cell table:number-columns-repeated="6"/>
        </table:table-row>
        <table:table-row table:style-name="ro1">
          <table:table-cell table:style-name="ce115" office:value-type="string">
            <text:p>AVG</text:p>
          </table:table-cell>
          <table:table-cell table:style-name="ce126" table:formula="of:=AVERAGE([.B112:.B118])" office:value-type="float" office:value="10028.6768333333">
            <text:p>10028,6768</text:p>
          </table:table-cell>
          <table:table-cell table:style-name="ce126" table:formula="of:=AVERAGE([.C112:.C118])" office:value-type="float" office:value="9300.85266666667">
            <text:p>9300,8527</text:p>
          </table:table-cell>
          <table:table-cell table:style-name="ce126" table:formula="of:=AVERAGE([.D112:.D118])" office:value-type="float" office:value="9158.4975">
            <text:p>9158,4975</text:p>
          </table:table-cell>
          <table:table-cell table:style-name="ce126" table:formula="of:=AVERAGE([.E112:.E118])" office:value-type="float" office:value="9888.06633333333">
            <text:p>9888,0663</text:p>
          </table:table-cell>
          <table:table-cell table:style-name="ce126" table:formula="of:=AVERAGE([.F112:.F118])" office:value-type="float" office:value="9503.81383333333">
            <text:p>9503,8138</text:p>
          </table:table-cell>
          <table:table-cell table:style-name="ce128" table:formula="of:=AVERAGE([.B120:.F120])" office:value-type="float" office:value="9575.98143333333">
            <text:p>9575,9814</text:p>
          </table:table-cell>
          <table:table-cell table:style-name="ce130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IN</text:p>
          </table:table-cell>
          <table:table-cell table:style-name="ce45" table:formula="of:=MIN([.B112:.B118])" office:value-type="float" office:value="9785.402">
            <text:p>9785,402</text:p>
          </table:table-cell>
          <table:table-cell table:style-name="ce45" table:formula="of:=MIN([.C112:.C118])" office:value-type="float" office:value="9028.982">
            <text:p>9028,982</text:p>
          </table:table-cell>
          <table:table-cell table:style-name="ce45" table:formula="of:=MIN([.D112:.D118])" office:value-type="float" office:value="9005.639">
            <text:p>9005,639</text:p>
          </table:table-cell>
          <table:table-cell table:style-name="ce45" table:formula="of:=MIN([.E112:.E118])" office:value-type="float" office:value="9294.319">
            <text:p>9294,319</text:p>
          </table:table-cell>
          <table:table-cell table:style-name="ce45" table:formula="of:=MIN([.F112:.F118])" office:value-type="float" office:value="9103.183">
            <text:p>9103,183</text:p>
          </table:table-cell>
          <table:table-cell table:style-name="ce129" table:formula="of:=MIN([.B121:.F121])" office:value-type="float" office:value="9005.639">
            <text:p>9005,639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19" office:value-type="string">
            <text:p>MAX</text:p>
          </table:table-cell>
          <table:table-cell table:style-name="ce45" table:formula="of:=MAX([.B112:.B118])" office:value-type="float" office:value="10442.322">
            <text:p>10442,322</text:p>
          </table:table-cell>
          <table:table-cell table:style-name="ce45" table:formula="of:=MAX([.C112:.C118])" office:value-type="float" office:value="9789.019">
            <text:p>9789,019</text:p>
          </table:table-cell>
          <table:table-cell table:style-name="ce45" table:formula="of:=MAX([.D112:.D118])" office:value-type="float" office:value="9422.305">
            <text:p>9422,305</text:p>
          </table:table-cell>
          <table:table-cell table:style-name="ce45" table:formula="of:=MAX([.E112:.E118])" office:value-type="float" office:value="10520.809">
            <text:p>10520,809</text:p>
          </table:table-cell>
          <table:table-cell table:style-name="ce45" table:formula="of:=MAX([.F112:.F118])" office:value-type="float" office:value="10067.685">
            <text:p>10067,685</text:p>
          </table:table-cell>
          <table:table-cell table:style-name="ce129" table:formula="of:=MAX([.B122:.F122])" office:value-type="float" office:value="10520.809">
            <text:p>10520,809</text:p>
          </table:table-cell>
          <table:table-cell/>
          <table:table-cell table:style-name="Default" table:number-columns-repeated="3"/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4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20:2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09:06:54</meta:creation-date>
    <dc:date>2011-12-15T20:12:24</dc:date>
    <meta:editing-duration>P2DT57M46S</meta:editing-duration>
    <meta:editing-cycles>21</meta:editing-cycles>
    <meta:generator>LibreOffice/3.4$Unix LibreOffice_project/340m1$Build-402</meta:generator>
    <meta:document-statistic meta:table-count="4" meta:cell-count="2330" meta:object-count="0"/>
  </office:meta>
</office:document-meta>
</file>